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ce style:name="Droid Serif1" svg:font-family="'Droid Serif'"/>
    <style:font-face style:name="OpenSymbol" svg:font-family="OpenSymbol"/>
    <style:font-face style:name="Arial" svg:font-family="Arial" style:font-family-generic="swiss"/>
    <style:font-face style:name="Droid Serif2" svg:font-family="'Droid Serif'" style:font-family-generic="roman" style:font-pitch="variable"/>
    <style:font-face style:name="Droid Serif" svg:font-family="'Droid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196cm" fo:break-before="auto" fo:break-after="auto" table:align="left"/>
    </style:style>
    <style:style style:name="Table2.A" style:family="table-column">
      <style:table-column-properties style:column-width="0.425cm"/>
    </style:style>
    <style:style style:name="Table2.B" style:family="table-column">
      <style:table-column-properties style:column-width="1.513cm"/>
    </style:style>
    <style:style style:name="Table2.C" style:family="table-column">
      <style:table-column-properties style:column-width="6.378cm"/>
    </style:style>
    <style:style style:name="Table2.D" style:family="table-column">
      <style:table-column-properties style:column-width="7.8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D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4" style:family="paragraph" style:parent-style-name="Table_20_Contents">
      <style:paragraph-properties fo:margin-left="0cm" fo:margin-right="0cm" fo:margin-top="0cm" fo:margin-bottom="0cm" fo:line-height="115%" fo:text-align="start" style:justify-single-word="false" fo:orphans="2" fo:widows="2" fo:text-indent="0cm" style:auto-text-indent="false"/>
    </style:style>
    <style:style style:name="P5" style:family="paragraph" style:parent-style-name="Footnote">
      <style:paragraph-properties fo:margin-left="0cm" fo:margin-right="0cm" fo:text-indent="0cm" style:auto-text-indent="false"/>
    </style:style>
    <style:style style:name="P6" style:family="paragraph" style:parent-style-name="Standard">
      <style:paragraph-properties fo:break-before="auto" fo:break-after="auto"/>
    </style:style>
    <style:style style:name="P7" style:family="paragraph" style:parent-style-name="Standard">
      <style:paragraph-properties fo:text-align="justify" style:justify-single-word="false" fo:break-before="auto" fo:break-after="auto"/>
    </style:style>
    <style:style style:name="P8" style:family="paragraph" style:parent-style-name="Standard">
      <style:paragraph-properties fo:text-align="justify" style:justify-single-word="false" fo:break-before="auto" fo:break-after="auto"/>
      <style:text-properties style:font-name="Droid Serif1" fo:font-weight="bold" style:font-name-asian="Droid Serif1" style:font-weight-asian="bold" style:font-name-complex="Droid Serif1" style:font-weight-complex="bold"/>
    </style:style>
    <style:style style:name="P9" style:family="paragraph" style:parent-style-name="Standard">
      <style:paragraph-properties fo:break-before="auto" fo:break-after="auto"/>
      <style:text-properties style:font-name="Droid Serif1" style:font-name-asian="Droid Serif1" style:font-name-complex="Droid Serif1"/>
    </style:style>
    <style:style style:name="P10" style:family="paragraph" style:parent-style-name="Standard">
      <style:paragraph-properties fo:text-align="justify" style:justify-single-word="false" fo:break-before="auto" fo:break-after="auto"/>
      <style:text-properties style:font-name="Droid Serif1" style:font-name-asian="Droid Serif1" style:font-name-complex="Droid Serif1"/>
    </style:style>
    <style:style style:name="P11" style:family="paragraph" style:parent-style-name="Standard">
      <style:paragraph-properties fo:text-align="justify" style:justify-single-word="false" fo:break-before="auto" fo:break-after="auto"/>
      <style:text-properties fo:font-weight="bold" style:font-weight-asian="bold" style:font-weight-complex="bold"/>
    </style:style>
    <style:style style:name="P12" style:family="paragraph" style:parent-style-name="Standard">
      <style:paragraph-properties fo:text-align="justify" style:justify-single-word="false" fo:break-before="auto" fo:break-after="auto" style:writing-mode="lr-tb"/>
      <style:text-properties style:font-name="Droid Serif1" style:font-name-asian="Droid Serif1" style:font-name-complex="Droid Serif1"/>
    </style:style>
    <style:style style:name="P13" style:family="paragraph" style:parent-style-name="Standard">
      <style:paragraph-properties fo:margin-top="0cm" fo:margin-bottom="0cm" fo:text-align="justify" style:justify-single-word="false"/>
      <style:text-properties style:font-name="Droid Serif1" style:font-name-asian="Droid Serif1" style:font-name-complex="Droid Serif1"/>
    </style:style>
    <style:style style:name="P14" style:family="paragraph" style:parent-style-name="Standard">
      <style:paragraph-properties fo:margin-top="0cm" fo:margin-bottom="0cm" fo:text-align="center" style:justify-single-word="false"/>
      <style:text-properties style:font-name="Droid Serif1" style:font-name-asian="Droid Serif1" style:font-name-complex="Droid Serif1"/>
    </style:style>
    <style:style style:name="P15" style:family="paragraph" style:parent-style-name="Standard">
      <style:paragraph-properties fo:margin-top="0cm" fo:margin-bottom="0cm" fo:text-align="justify" style:justify-single-word="false" fo:break-before="auto" fo:break-after="auto"/>
      <style:text-properties style:font-name="Droid Serif1" style:font-name-asian="Droid Serif1" style:font-name-complex="Droid Serif1"/>
    </style:style>
    <style:style style:name="P16" style:family="paragraph" style:parent-style-name="Standard">
      <style:paragraph-properties fo:text-align="justify" style:justify-single-word="false" fo:break-before="page"/>
      <style:text-properties style:font-name="Droid Serif1" fo:font-weight="bold" style:font-name-asian="Droid Serif1" style:font-weight-asian="bold" style:font-name-complex="Droid Serif1" style:font-weight-complex="bold"/>
    </style:style>
    <style:style style:name="P17" style:family="paragraph" style:parent-style-name="Standard">
      <style:paragraph-properties fo:text-align="justify" style:justify-single-word="false" style:writing-mode="lr-tb"/>
      <style:text-properties style:font-name="Droid Serif1" style:font-name-asian="Droid Serif1" style:font-name-complex="Droid Serif1"/>
    </style:style>
    <style:style style:name="P18" style:family="paragraph" style:parent-style-name="Standard">
      <style:paragraph-properties fo:margin-left="1.005cm" fo:margin-right="0cm" fo:text-align="justify" style:justify-single-word="false" fo:text-indent="0cm" style:auto-text-indent="false" fo:break-before="auto" fo:break-after="auto"/>
    </style:style>
    <style:style style:name="P19" style:family="paragraph" style:parent-style-name="Standard">
      <style:paragraph-properties fo:margin-left="1.005cm" fo:margin-right="0cm" fo:text-align="justify" style:justify-single-word="false" fo:text-indent="0cm" style:auto-text-indent="false"/>
    </style:style>
    <style:style style:name="P20" style:family="paragraph" style:parent-style-name="Table_20_Contents">
      <style:text-properties fo:font-style="italic"/>
    </style:style>
    <style:style style:name="P21" style:family="paragraph" style:parent-style-name="Table_20_Contents">
      <style:paragraph-properties fo:text-align="center"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22" style:family="paragraph" style:parent-style-name="Table_20_Contents">
      <style:text-properties fo:font-weight="bold"/>
    </style:style>
    <style:style style:name="P2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24" style:family="paragraph" style:parent-style-name="Standard" style:master-page-name="First_20_Page">
      <style:paragraph-properties fo:text-align="justify" style:justify-single-word="false" style:page-number="auto" fo:break-before="auto" fo:break-after="auto"/>
    </style:style>
    <style:style style:name="P25" style:family="paragraph" style:parent-style-name="Standard" style:list-style-name="L1">
      <style:paragraph-properties fo:margin-left="1.005cm" fo:margin-right="0cm" fo:text-align="justify" style:justify-single-word="false" fo:text-indent="0cm" style:auto-text-indent="false"/>
    </style:style>
    <style:style style:name="P26" style:family="paragraph" style:parent-style-name="Standard">
      <style:paragraph-properties fo:margin-left="1.005cm" fo:margin-right="0cm" fo:text-indent="0cm" style:auto-text-indent="false"/>
    </style:style>
    <style:style style:name="P27" style:family="paragraph" style:parent-style-name="Text_20_body">
      <style:paragraph-properties fo:margin-left="0.026cm" fo:margin-right="0cm" fo:text-indent="-0.026cm" style:auto-text-indent="false">
        <style:tab-stops/>
      </style:paragraph-properties>
    </style:style>
    <style:style style:name="P28" style:family="paragraph" style:parent-style-name="Text_20_body">
      <style:paragraph-properties fo:margin-left="0.318cm" fo:margin-right="0cm" fo:text-indent="-0.318cm" style:auto-text-indent="false">
        <style:tab-stops/>
      </style:paragraph-properties>
    </style:style>
    <style:style style:name="P29" style:family="paragraph" style:parent-style-name="Heading_20_2" style:master-page-name="Index">
      <style:paragraph-properties fo:text-align="justify" style:justify-single-word="false" style:page-number="auto" fo:break-before="page"/>
    </style:style>
    <style:style style:name="P30" style:family="paragraph" style:parent-style-name="Heading_20_2">
      <style:paragraph-properties fo:text-align="justify" style:justify-single-word="false" fo:break-before="auto" fo:break-after="auto"/>
    </style:style>
    <style:style style:name="P31" style:family="paragraph" style:parent-style-name="Heading_20_3">
      <style:paragraph-properties fo:text-align="justify" style:justify-single-word="false" fo:break-before="auto" fo:break-after="auto"/>
    </style:style>
    <style:style style:name="P32" style:family="paragraph" style:parent-style-name="Heading_20_3">
      <style:paragraph-properties fo:margin-left="0cm" fo:margin-right="0cm" fo:line-height="115%" fo:text-align="justify" style:justify-single-word="false" fo:orphans="2" fo:widows="2" fo:text-indent="0cm" style:auto-text-indent="false"/>
    </style:style>
    <style:style style:name="P33" style:family="paragraph" style:parent-style-name="Footer">
      <style:paragraph-properties fo:text-align="center" style:justify-single-word="false"/>
    </style:style>
    <style:style style:name="P34" style:family="paragraph" style:parent-style-name="Heading_20_1">
      <style:paragraph-properties fo:text-align="center" style:justify-single-word="false" fo:break-before="auto" fo:break-after="auto"/>
    </style:style>
    <style:style style:name="P35" style:family="paragraph" style:parent-style-name="Heading_20_1">
      <style:paragraph-properties fo:text-align="center" style:justify-single-word="false"/>
    </style:style>
    <style:style style:name="T1" style:family="text">
      <style:text-properties style:font-name="Droid Serif1" style:font-name-asian="Droid Serif1" style:font-name-complex="Droid Serif1"/>
    </style:style>
    <style:style style:name="T2" style:family="text">
      <style:text-properties fo:font-size="10pt" style:font-size-asian="10pt" style:font-size-complex="10pt"/>
    </style:style>
    <style:style style:name="T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4" style:family="text">
      <style:text-properties fo:font-size="10pt" style:font-size-asian="8.75pt" style:font-size-complex="10pt"/>
    </style:style>
    <style:style style:name="T5" style:family="text">
      <style:text-properties fo:background-color="#ffff00"/>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weight="normal" style:font-name-asian="Comic Sans MS" style:font-size-asian="10pt" style:font-weight-asian="normal" style:font-name-complex="Comic Sans MS" style:font-size-complex="10pt" style:font-weight-complex="normal"/>
    </style:style>
    <style:style style:name="T10" style:family="text">
      <style:text-properties style:font-name="Arial" fo:font-size="10pt" fo:font-weight="normal" style:font-size-asian="10pt" style:font-weight-asian="normal" style:font-size-complex="10pt" style:font-weight-complex="normal"/>
    </style:style>
    <style:style style:name="T11" style:family="text">
      <style:text-properties style:font-name="Droid Serif2" style:font-name-asian="Droid Serif1" style:font-name-complex="Droid Seri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h text:style-name="P34" text:outline-level="1"><text:span text:style-name="Default_20_Paragraph_20_Font"><text:span text:style-name="T1"/></text:span></text:h>
      <text:h text:style-name="P35" text:outline-level="1"><text:span text:style-name="Default_20_Paragraph_20_Font"><text:span text:style-name="T1"/></text:span></text:h>
      <text:h text:style-name="P35" text:outline-level="1"><text:span text:style-name="Default_20_Paragraph_20_Font"><text:span text:style-name="T1"/></text:span></text:h>
      <text:h text:style-name="P35" text:outline-level="1"><text:bookmark-start text:name="h.yw13rchuntxk"/><text:span text:style-name="Default_20_Paragraph_20_Font"><text:span text:style-name="T1">Report</text:span></text:span><text:bookmark-end text:name="h.yw13rchuntxk"/><text:span text:style-name="Default_20_Paragraph_20_Font"><text:span text:style-name="T1"> </text:span></text:span><text:span text:style-name="Default_20_Paragraph_20_Font"><text:span text:style-name="T1">on</text:span></text:span><text:span text:style-name="Default_20_Paragraph_20_Font"><text:span text:style-name="T1"> </text:span></text:span><text:span text:style-name="Default_20_Paragraph_20_Font"><text:span text:style-name="T1">the</text:span></text:span><text:span text:style-name="Default_20_Paragraph_20_Font"><text:span text:style-name="T1"> </text:span></text:span><text:span text:style-name="Default_20_Paragraph_20_Font"><text:span text:style-name="T1">Issues</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Malayalam</text:span></text:span><text:span text:style-name="Default_20_Paragraph_20_Font"><text:span text:style-name="T1"> </text:span></text:span><text:span text:style-name="Default_20_Paragraph_20_Font"><text:span text:style-name="T1">Language</text:span></text:span><text:span text:style-name="Default_20_Paragraph_20_Font"><text:span text:style-name="T1"> </text:span></text:span><text:span text:style-name="Default_20_Paragraph_20_Font"><text:span text:style-name="T1">in</text:span></text:span><text:span text:style-name="Default_20_Paragraph_20_Font"><text:span text:style-name="T1"> </text:span></text:span><text:span text:style-name="Default_20_Paragraph_20_Font"><text:span text:style-name="T1">Unicode</text:span></text:span></text:h>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1" table:style-name="Table1">
        <table:table-column table:style-name="Table1.A" table:number-columns-repeated="3"/>
        <table:table-row>
          <table:table-cell table:style-name="Table1.A1" office:value-type="string">
            <text:p text:style-name="P14">Version</text:p>
          </table:table-cell>
          <table:table-cell table:style-name="Table1.A1" office:value-type="string">
            <text:p text:style-name="P14">Author</text:p>
          </table:table-cell>
          <table:table-cell table:style-name="Table1.C1" office:value-type="string">
            <text:p text:style-name="P14">Date</text:p>
          </table:table-cell>
        </table:table-row>
        <table:table-row>
          <table:table-cell table:style-name="Table1.A2" office:value-type="string">
            <text:p text:style-name="P14">0.1</text:p>
          </table:table-cell>
          <table:table-cell table:style-name="Table1.A2" office:value-type="string">
            <text:p text:style-name="P14"><text:a xlink:type="simple" xlink:href="mailto:santhosh.thottingal@gmail.com">Santhosh Thottingal</text:a></text:p>
          </table:table-cell>
          <table:table-cell table:style-name="Table1.C2" office:value-type="string">
            <text:p text:style-name="P14">1-November-2011</text:p>
          </table:table-cell>
        </table:table-row>
      </table:table>
      <text:h text:style-name="P29" text:outline-level="1"><text:bookmark-start text:name="h.wr5xl2pxkvdq"/><text:span text:style-name="Default_20_Paragraph_20_Font"><text:span text:style-name="T1">Introduction</text:span></text:span><text:bookmark-end text:name="h.wr5xl2pxkvdq"/></text:h>
      <text:h text:style-name="P27" text:outline-level="1"><text:span text:style-name="Default_20_Paragraph_20_Font"><text:span text:style-name="T1">This is report on the existing character encoding issues in Malayalam Language(ml_IN). This report explains the history of key decisions by UTC and the impact to the Malayalam language content space and issues created by those decisions. The report does not explain the linguistic , technical arguments raised against such decisions, but the timeline and documents of those discussions. <text:s/>The intention of this report is to bring UTC's attention to the issues and requesting solutions.</text:span></text:span></text:h>
      <text:h text:style-name="P30" text:outline-level="1"><text:span text:style-name="Default_20_Paragraph_20_Font"><text:span text:style-name="T1">History of the issues</text:span></text:span></text:h>
      <text:h text:style-name="P31" text:outline-level="1"><text:bookmark-start text:name="h.c9lbplbcesvo"/><text:span text:style-name="Default_20_Paragraph_20_Font"><text:span text:style-name="T1">Brief</text:span></text:span><text:bookmark-end text:name="h.c9lbplbcesvo"/><text:span text:style-name="Default_20_Paragraph_20_Font"><text:span text:style-name="T1"> History of The Chillu issue</text:span></text:span><text:note text:id="ftn1" text:note-class="footnote"><text:note-citation>1</text:note-citation><text:note-body><text:p text:style-name="P1"><text:span text:style-name="Default_20_Paragraph_20_Font"><text:span text:style-name="T2"><text:s/>As narrated by Peter Constable at </text:span></text:span><text:a xlink:type="simple" xlink:href="mailto:Indic@unicode.org"><text:span text:style-name="Default_20_Paragraph_20_Font"><text:span text:style-name="T2">Indic@unicode.org</text:span></text:span></text:a><text:span text:style-name="Default_20_Paragraph_20_Font"><text:span text:style-name="T2"> mailing list <text:s/>- History of UTC activity related to encoding atomic chillu characters <text:s/>Wed 13/12/2006</text:span></text:span></text:p></text:note-body></text:note><text:span text:style-name="Default_20_Paragraph_20_Font"><text:span text:style-name="T1">:</text:span></text:span></text:h>
      <text:p text:style-name="P10"/>
      <text:p text:style-name="P18"><text:span text:style-name="Default_20_Paragraph_20_Font"><text:span text:style-name="T1">In 2004 Government of India's IT ministry recommended to atomically encode the Chillu characters of Malayalam. UTC issued a Public Review item (PR 66) requesting input on the question <text:s/>of encoding atomic chillu characters. Also, the topic was raised on the Unicode Indic list. Based on the responses to PR 66, UTC decided to encode the Chillu characters in UTC meeting in May 2005. </text:span></text:span></text:p>
      <text:p text:style-name="P19"><text:span text:style-name="Default_20_Paragraph_20_Font"><text:span text:style-name="T1"/></text:span></text:p>
      <text:p text:style-name="P19"><text:span text:style-name="Default_20_Paragraph_20_Font"><text:span text:style-name="T1">The following documents were presented in response to</text:span></text:span><text:a xlink:type="simple" xlink:href="http://www.unicode.org/review/resolved-pri.html"><text:span text:style-name="Default_20_Paragraph_20_Font"><text:span text:style-name="T1"> </text:span></text:span></text:a><text:a xlink:type="simple" xlink:href="http://www.unicode.org/review/resolved-pri.html"><text:span text:style-name="Default_20_Paragraph_20_Font">PRI</text:span></text:a><text:a xlink:type="simple" xlink:href="http://www.unicode.org/review/resolved-pri.html"><text:span text:style-name="Default_20_Paragraph_20_Font"> 66</text:span></text:a><text:span text:style-name="Default_20_Paragraph_20_Font"><text:span text:style-name="T1"><text:note text:id="ftn2" text:note-class="footnote"><text:note-citation>2</text:note-citation><text:note-body><text:p text:style-name="P1"><text:span text:style-name="Default_20_Paragraph_20_Font"><text:s/></text:span><text:span text:style-name="Default_20_Paragraph_20_Font"><text:span text:style-name="T2">Documents related to PR66 -archived by Eric Muller- </text:span></text:span><text:a xlink:type="simple" xlink:href="http://unicode.org/~emuller/iwg/p28/"><text:span text:style-name="Default_20_Paragraph_20_Font"><text:span text:style-name="Default_20_Paragraph_20_Font">http</text:span></text:span></text:a><text:a xlink:type="simple" xlink:href="http://unicode.org/~emuller/iwg/p28/"><text:span text:style-name="Default_20_Paragraph_20_Font"><text:span text:style-name="Default_20_Paragraph_20_Font">://</text:span></text:span></text:a><text:a xlink:type="simple" xlink:href="http://unicode.org/~emuller/iwg/p28/"><text:span text:style-name="Default_20_Paragraph_20_Font"><text:span text:style-name="Default_20_Paragraph_20_Font">unicode</text:span></text:span></text:a><text:a xlink:type="simple" xlink:href="http://unicode.org/~emuller/iwg/p28/"><text:span text:style-name="Default_20_Paragraph_20_Font"><text:span text:style-name="Default_20_Paragraph_20_Font">.</text:span></text:span></text:a><text:a xlink:type="simple" xlink:href="http://unicode.org/~emuller/iwg/p28/"><text:span text:style-name="Default_20_Paragraph_20_Font"><text:span text:style-name="Default_20_Paragraph_20_Font">org</text:span></text:span></text:a><text:a xlink:type="simple" xlink:href="http://unicode.org/~emuller/iwg/p28/"><text:span text:style-name="Default_20_Paragraph_20_Font"><text:span text:style-name="Default_20_Paragraph_20_Font">/~</text:span></text:span></text:a><text:a xlink:type="simple" xlink:href="http://unicode.org/~emuller/iwg/p28/"><text:span text:style-name="Default_20_Paragraph_20_Font"><text:span text:style-name="Default_20_Paragraph_20_Font">emuller</text:span></text:span></text:a><text:a xlink:type="simple" xlink:href="http://unicode.org/~emuller/iwg/p28/"><text:span text:style-name="Default_20_Paragraph_20_Font"><text:span text:style-name="Default_20_Paragraph_20_Font">/</text:span></text:span></text:a><text:a xlink:type="simple" xlink:href="http://unicode.org/~emuller/iwg/p28/"><text:span text:style-name="Default_20_Paragraph_20_Font"><text:span text:style-name="Default_20_Paragraph_20_Font">iwg</text:span></text:span></text:a><text:a xlink:type="simple" xlink:href="http://unicode.org/~emuller/iwg/p28/"><text:span text:style-name="Default_20_Paragraph_20_Font"><text:span text:style-name="Default_20_Paragraph_20_Font">/</text:span></text:span></text:a><text:a xlink:type="simple" xlink:href="http://unicode.org/~emuller/iwg/p28/"><text:span text:style-name="Default_20_Paragraph_20_Font"><text:span text:style-name="Default_20_Paragraph_20_Font">p</text:span></text:span></text:a><text:a xlink:type="simple" xlink:href="http://unicode.org/~emuller/iwg/p28/"><text:span text:style-name="Default_20_Paragraph_20_Font"><text:span text:style-name="Default_20_Paragraph_20_Font">28/</text:span></text:span></text:a><text:span text:style-name="Default_20_Paragraph_20_Font"><text:span text:style-name="T2"> </text:span></text:span></text:p></text:note-body></text:note></text:span></text:span><text:span text:style-name="Default_20_Paragraph_20_Font"><text:span text:style-name="T1">.</text:span></text:span></text:p>
      <text:p text:style-name="P19"><text:span text:style-name="Default_20_Paragraph_20_Font"><text:span text:style-name="T1"/></text:span></text:p>
      <text:list xml:id="list68239791" text:style-name="L1">
        <text:list-item>
          <text:p text:style-name="P25"><text:a xlink:type="simple" xlink:href="http://unicode.org/%7Eemuller/iwg/p28/05081-chillu-bckgnd.pdf"><text:span text:style-name="Default_20_Paragraph_20_Font"><text:span text:style-name="T1">L</text:span></text:span></text:a><text:a xlink:type="simple" xlink:href="http://unicode.org/%7Eemuller/iwg/p28/05081-chillu-bckgnd.pdf"><text:span text:style-name="Default_20_Paragraph_20_Font"><text:span text:style-name="T1">2/05-081</text:span></text:span></text:a><text:span text:style-name="Default_20_Paragraph_20_Font"><text:span text:style-name="T1"> “Chilling Effects of the Chillu”, Mahesh T. Pai, March 14, 2005. This is a snapshot on that date of </text:span></text:span><text:a xlink:type="simple" xlink:href="http://paivakil.port5.com/writings/chill_effect.shtml"><text:span text:style-name="Default_20_Paragraph_20_Font"><text:span text:style-name="T1"><text:s/></text:span></text:span></text:a><text:a xlink:type="simple" xlink:href="http://paivakil.port5.com/writings/chill_effect.shtml"><text:span text:style-name="Default_20_Paragraph_20_Font"><text:span text:style-name="T1">http</text:span></text:span></text:a><text:a xlink:type="simple" xlink:href="http://paivakil.port5.com/writings/chill_effect.shtml"><text:span text:style-name="Default_20_Paragraph_20_Font"><text:span text:style-name="T1">://</text:span></text:span></text:a><text:a xlink:type="simple" xlink:href="http://paivakil.port5.com/writings/chill_effect.shtml"><text:span text:style-name="Default_20_Paragraph_20_Font"><text:span text:style-name="T1">paivakil</text:span></text:span></text:a><text:a xlink:type="simple" xlink:href="http://paivakil.port5.com/writings/chill_effect.shtml"><text:span text:style-name="Default_20_Paragraph_20_Font"><text:span text:style-name="T1">.</text:span></text:span></text:a><text:a xlink:type="simple" xlink:href="http://paivakil.port5.com/writings/chill_effect.shtml"><text:span text:style-name="Default_20_Paragraph_20_Font"><text:span text:style-name="T1">port</text:span></text:span></text:a><text:a xlink:type="simple" xlink:href="http://paivakil.port5.com/writings/chill_effect.shtml"><text:span text:style-name="Default_20_Paragraph_20_Font"><text:span text:style-name="T1">5.</text:span></text:span></text:a><text:a xlink:type="simple" xlink:href="http://paivakil.port5.com/writings/chill_effect.shtml"><text:span text:style-name="Default_20_Paragraph_20_Font"><text:span text:style-name="T1">com</text:span></text:span></text:a><text:a xlink:type="simple" xlink:href="http://paivakil.port5.com/writings/chill_effect.shtml"><text:span text:style-name="Default_20_Paragraph_20_Font"><text:span text:style-name="T1">/</text:span></text:span></text:a><text:a xlink:type="simple" xlink:href="http://paivakil.port5.com/writings/chill_effect.shtml"><text:span text:style-name="Default_20_Paragraph_20_Font"><text:span text:style-name="T1">writings</text:span></text:span></text:a><text:a xlink:type="simple" xlink:href="http://paivakil.port5.com/writings/chill_effect.shtml"><text:span text:style-name="Default_20_Paragraph_20_Font"><text:span text:style-name="T1">/</text:span></text:span></text:a><text:a xlink:type="simple" xlink:href="http://paivakil.port5.com/writings/chill_effect.shtml"><text:span text:style-name="Default_20_Paragraph_20_Font"><text:span text:style-name="T1">chill</text:span></text:span></text:a><text:a xlink:type="simple" xlink:href="http://paivakil.port5.com/writings/chill_effect.shtml"><text:span text:style-name="Default_20_Paragraph_20_Font"><text:span text:style-name="T1">_</text:span></text:span></text:a><text:a xlink:type="simple" xlink:href="http://paivakil.port5.com/writings/chill_effect.shtml"><text:span text:style-name="Default_20_Paragraph_20_Font"><text:span text:style-name="T1">effect</text:span></text:span></text:a><text:a xlink:type="simple" xlink:href="http://paivakil.port5.com/writings/chill_effect.shtml"><text:span text:style-name="Default_20_Paragraph_20_Font"><text:span text:style-name="T1">.</text:span></text:span></text:a><text:a xlink:type="simple" xlink:href="http://paivakil.port5.com/writings/chill_effect.shtml"><text:span text:style-name="Default_20_Paragraph_20_Font"><text:span text:style-name="T1">shtml</text:span></text:span></text:a><text:span text:style-name="Default_20_Paragraph_20_Font"><text:span text:style-name="T1">.</text:span></text:span></text:p>
        </text:list-item>
        <text:list-item>
          <text:p text:style-name="P25"><text:a xlink:type="simple" xlink:href="http://unicode.org/%7Eemuller/iwg/p28/05085-pri66-fdbk-cibu.pdf"><text:span text:style-name="Default_20_Paragraph_20_Font"><text:span text:style-name="T1">L</text:span></text:span></text:a><text:a xlink:type="simple" xlink:href="http://unicode.org/%7Eemuller/iwg/p28/05085-pri66-fdbk-cibu.pdf"><text:span text:style-name="Default_20_Paragraph_20_Font"><text:span text:style-name="T1">2/05-085</text:span></text:span></text:a><text:span text:style-name="Default_20_Paragraph_20_Font"><text:span text:style-name="T1"> “Encoding of Chillu Forms in Malayalam”, Cibu C Johny, May 2, 2005.</text:span></text:span></text:p>
        </text:list-item>
        <text:list-item>
          <text:p text:style-name="P25"><text:a xlink:type="simple" xlink:href="http://unicode.org/%7Eemuller/iwg/p28/05148-muller-pri66.pdf"><text:span text:style-name="Default_20_Paragraph_20_Font"><text:span text:style-name="T1">L</text:span></text:span></text:a><text:a xlink:type="simple" xlink:href="http://unicode.org/%7Eemuller/iwg/p28/05148-muller-pri66.pdf"><text:span text:style-name="Default_20_Paragraph_20_Font"><text:span text:style-name="T1">2/05-148</text:span></text:span></text:a><text:span text:style-name="Default_20_Paragraph_20_Font"><text:span text:style-name="T1"> “Comments on PRI 66: Malayalam cillaksaram”, Eric Muller, May 11, 2005. This document is a summary of what was discussed on the indic@unicode.org list up to that point.</text:span></text:span></text:p>
        </text:list-item>
        <text:list-item>
          <text:p text:style-name="P25"><text:span text:style-name="Default_20_Paragraph_20_Font"><text:span text:style-name="T1">In addition, comments received via the web form were collected (along with comments related to over PRIs) in L2/05-111. Here is</text:span></text:span><text:a xlink:type="simple" xlink:href="http://unicode.org/%7Eemuller/iwg/p28/05111-public-review-subset.html"><text:span text:style-name="Default_20_Paragraph_20_Font"><text:span text:style-name="T1"> </text:span></text:span></text:a><text:a xlink:type="simple" xlink:href="http://unicode.org/%7Eemuller/iwg/p28/05111-public-review-subset.html"><text:span text:style-name="Default_20_Paragraph_20_Font"><text:span text:style-name="T1">the</text:span></text:span></text:a><text:a xlink:type="simple" xlink:href="http://unicode.org/%7Eemuller/iwg/p28/05111-public-review-subset.html"><text:span text:style-name="Default_20_Paragraph_20_Font"><text:span text:style-name="T1"> </text:span></text:span></text:a><text:a xlink:type="simple" xlink:href="http://unicode.org/%7Eemuller/iwg/p28/05111-public-review-subset.html"><text:span text:style-name="Default_20_Paragraph_20_Font"><text:span text:style-name="T1">part</text:span></text:span></text:a><text:a xlink:type="simple" xlink:href="http://unicode.org/%7Eemuller/iwg/p28/05111-public-review-subset.html"><text:span text:style-name="Default_20_Paragraph_20_Font"><text:span text:style-name="T1"> </text:span></text:span></text:a><text:a xlink:type="simple" xlink:href="http://unicode.org/%7Eemuller/iwg/p28/05111-public-review-subset.html"><text:span text:style-name="Default_20_Paragraph_20_Font"><text:span text:style-name="T1">concerning</text:span></text:span></text:a><text:a xlink:type="simple" xlink:href="http://unicode.org/%7Eemuller/iwg/p28/05111-public-review-subset.html"><text:span text:style-name="Default_20_Paragraph_20_Font"><text:span text:style-name="T1"> </text:span></text:span></text:a><text:a xlink:type="simple" xlink:href="http://unicode.org/%7Eemuller/iwg/p28/05111-public-review-subset.html"><text:span text:style-name="Default_20_Paragraph_20_Font"><text:span text:style-name="T1">PRI</text:span></text:span></text:a><text:a xlink:type="simple" xlink:href="http://unicode.org/%7Eemuller/iwg/p28/05111-public-review-subset.html"><text:span text:style-name="Default_20_Paragraph_20_Font"><text:span text:style-name="T1"> 66</text:span></text:span></text:a><text:span text:style-name="Default_20_Paragraph_20_Font"><text:span text:style-name="T1">.</text:span></text:span></text:p>
        </text:list-item>
      </text:list>
      <text:p text:style-name="P19"><text:span text:style-name="Default_20_Paragraph_20_Font"><text:span text:style-name="T1"/></text:span></text:p>
      <text:p text:style-name="P19"><text:span text:style-name="Default_20_Paragraph_20_Font"><text:span text:style-name="T1">Just before the next UTC meeting, Rachana Aksharavedi (a group of people who came together to preserve Malayalam traditional script, which was being replaced by reformed script after the script reforms in 1981) submitted <text:s/>documents</text:span></text:span><text:span text:style-name="Default_20_Paragraph_20_Font"><text:span text:style-name="T1"><text:note text:id="ftn3" text:note-class="footnote"><text:note-citation>3</text:note-citation><text:note-body><text:p text:style-name="P1"><text:span text:style-name="Default_20_Paragraph_20_Font"><text:span text:style-name="T2"><text:s/>“</text:span></text:span><text:span text:style-name="Default_20_Paragraph_20_Font"><text:span text:style-name="T2">Chandrakkala</text:span></text:span><text:span text:style-name="Default_20_Paragraph_20_Font"><text:span text:style-name="T2">. </text:span></text:span><text:span text:style-name="Default_20_Paragraph_20_Font"><text:span text:style-name="T2">Samvruthokaram</text:span></text:span><text:span text:style-name="Default_20_Paragraph_20_Font"><text:span text:style-name="T2">. </text:span></text:span><text:span text:style-name="Default_20_Paragraph_20_Font"><text:span text:style-name="T2">Chillaksharam</text:span></text:span><text:span text:style-name="Default_20_Paragraph_20_Font"><text:span text:style-name="T2">.” </text:span></text:span><text:span text:style-name="Default_20_Paragraph_20_Font"><text:span text:style-name="T2">by</text:span></text:span><text:span text:style-name="Default_20_Paragraph_20_Font"><text:span text:style-name="T2"> </text:span></text:span><text:span text:style-name="Default_20_Paragraph_20_Font"><text:span text:style-name="T2">R</text:span></text:span><text:span text:style-name="Default_20_Paragraph_20_Font"><text:span text:style-name="T2">. </text:span></text:span><text:span text:style-name="Default_20_Paragraph_20_Font"><text:span text:style-name="T2">Chitrajakumar</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N</text:span></text:span><text:span text:style-name="Default_20_Paragraph_20_Font"><text:span text:style-name="T2">. </text:span></text:span><text:span text:style-name="Default_20_Paragraph_20_Font"><text:span text:style-name="T2">Gangadharan</text:span></text:span><text:span text:style-name="Default_20_Paragraph_20_Font"><text:span text:style-name="T2"> </text:span></text:span><text:a xlink:type="simple" xlink:href="http://unicode.org/~emuller/iwg/p28/05210-malayalam.pdf"><text:span text:style-name="Default_20_Paragraph_20_Font"><text:span text:style-name="T2">http</text:span></text:span></text:a><text:a xlink:type="simple" xlink:href="http://unicode.org/~emuller/iwg/p28/05210-malayalam.pdf"><text:span text:style-name="Default_20_Paragraph_20_Font"><text:span text:style-name="T2">://</text:span></text:span></text:a><text:a xlink:type="simple" xlink:href="http://unicode.org/~emuller/iwg/p28/05210-malayalam.pdf"><text:span text:style-name="Default_20_Paragraph_20_Font"><text:span text:style-name="T2">unicode</text:span></text:span></text:a><text:a xlink:type="simple" xlink:href="http://unicode.org/~emuller/iwg/p28/05210-malayalam.pdf"><text:span text:style-name="Default_20_Paragraph_20_Font"><text:span text:style-name="T2">.</text:span></text:span></text:a><text:a xlink:type="simple" xlink:href="http://unicode.org/~emuller/iwg/p28/05210-malayalam.pdf"><text:span text:style-name="Default_20_Paragraph_20_Font"><text:span text:style-name="T2">org</text:span></text:span></text:a><text:a xlink:type="simple" xlink:href="http://unicode.org/~emuller/iwg/p28/05210-malayalam.pdf"><text:span text:style-name="Default_20_Paragraph_20_Font"><text:span text:style-name="T2">/~</text:span></text:span></text:a><text:a xlink:type="simple" xlink:href="http://unicode.org/~emuller/iwg/p28/05210-malayalam.pdf"><text:span text:style-name="Default_20_Paragraph_20_Font"><text:span text:style-name="T2">emuller</text:span></text:span></text:a><text:a xlink:type="simple" xlink:href="http://unicode.org/~emuller/iwg/p28/05210-malayalam.pdf"><text:span text:style-name="Default_20_Paragraph_20_Font"><text:span text:style-name="T2">/</text:span></text:span></text:a><text:a xlink:type="simple" xlink:href="http://unicode.org/~emuller/iwg/p28/05210-malayalam.pdf"><text:span text:style-name="Default_20_Paragraph_20_Font"><text:span text:style-name="T2">iwg</text:span></text:span></text:a><text:a xlink:type="simple" xlink:href="http://unicode.org/~emuller/iwg/p28/05210-malayalam.pdf"><text:span text:style-name="Default_20_Paragraph_20_Font"><text:span text:style-name="T2">/</text:span></text:span></text:a><text:a xlink:type="simple" xlink:href="http://unicode.org/~emuller/iwg/p28/05210-malayalam.pdf"><text:span text:style-name="Default_20_Paragraph_20_Font"><text:span text:style-name="T2">p</text:span></text:span></text:a><text:a xlink:type="simple" xlink:href="http://unicode.org/~emuller/iwg/p28/05210-malayalam.pdf"><text:span text:style-name="Default_20_Paragraph_20_Font"><text:span text:style-name="T2">28/05210-</text:span></text:span></text:a><text:a xlink:type="simple" xlink:href="http://unicode.org/~emuller/iwg/p28/05210-malayalam.pdf"><text:span text:style-name="Default_20_Paragraph_20_Font"><text:span text:style-name="T2">malayalam</text:span></text:span></text:a><text:a xlink:type="simple" xlink:href="http://unicode.org/~emuller/iwg/p28/05210-malayalam.pdf"><text:span text:style-name="Default_20_Paragraph_20_Font"><text:span text:style-name="T2">.</text:span></text:span></text:a><text:a xlink:type="simple" xlink:href="http://unicode.org/~emuller/iwg/p28/05210-malayalam.pdf"><text:span text:style-name="Default_20_Paragraph_20_Font"><text:span text:style-name="T2">pdf</text:span></text:span></text:a><text:span text:style-name="Default_20_Paragraph_20_Font"><text:span text:style-name="T2"> </text:span></text:span></text:p></text:note-body></text:note></text:span></text:span><text:span text:style-name="Default_20_Paragraph_20_Font"><text:span text:style-name="T1"> presenting arguments against encoding. This indicated to UTC that the responses to PR 66 were not <text:s/>representative of the entire user community and may not have <text:s/>fully considered all the </text:span></text:span><text:soft-page-break/><text:span text:style-name="Default_20_Paragraph_20_Font"><text:span text:style-name="T1">arguments, and so UTC took the extraordinary action of <text:s/>rescinding their previous decision so as to allow further investigation <text:s/>and evaluation.</text:span></text:span></text:p>
      <text:p text:style-name="P7"><text:span text:style-name="Default_20_Paragraph_20_Font"><text:span text:style-name="T1"><text:s/></text:span></text:span></text:p>
      <text:p text:style-name="P19"><text:span text:style-name="Default_20_Paragraph_20_Font"><text:span text:style-name="T1">More <text:s/>responses on this item came to Unicode’s Indic mailing list, and heated debates ensued.</text:span></text:span></text:p>
      <text:p text:style-name="P19"><text:span text:style-name="Default_20_Paragraph_20_Font"><text:span text:style-name="T1"/></text:span></text:p>
      <text:p text:style-name="P19"><text:span text:style-name="Default_20_Paragraph_20_Font"><text:span text:style-name="T1">In 2006, Eric Muller prepared a document summarizing the issues and the <text:s/>significant arguments in favour of encoding -- these constituted issues <text:s/>that (assuming the data was factual) the current encoded representation <text:s/>did not seem to handle well. On that basis, and with the Government of India's on-going request, UTC agreed once again to encode these <text:s/>characters (May 2006). </text:span></text:span></text:p>
      <text:p text:style-name="P19"><text:span text:style-name="Default_20_Paragraph_20_Font"><text:span text:style-name="T1"/></text:span></text:p>
      <text:p text:style-name="P19"><text:span text:style-name="Default_20_Paragraph_20_Font"><text:span text:style-name="T1">At the same time, UTC was also aware that some Malayalees remained <text:s/>opposed to encoding these characters, and that some of those had <text:s/>indicated they were going to work with other stakeholders in India, <text:s/>including the government, towards arriving at a consensus. Hence, UTC once more took action to delay the encoding process by having the <text:s/>characters moved, within the ISO process, from amendment 3 of ISO 10646 <text:s/>to amendment 4. </text:span></text:span></text:p>
      <text:p text:style-name="P19"><text:span text:style-name="Default_20_Paragraph_20_Font"><text:span text:style-name="T1">(Reference: as narrated by Peter Constable at Indic@unicode.org Mailing list <text:s/>(History of UTC activity related to encoding atomic Chillu characters <text:s/>Wed 13/12/2006 9:32 PM) </text:span></text:span></text:p>
      <text:p text:style-name="P19"><text:span text:style-name="Default_20_Paragraph_20_Font"><text:span text:style-name="T1"/></text:span></text:p>
      <text:p text:style-name="P19"><text:span text:style-name="Default_20_Paragraph_20_Font"><text:span text:style-name="T1">After a long, heated discussion in Unicode mailing list(can be read from 2007 archives of indic mailing list), UTC decided to go ahead with encoding Atomic Chillus. In unicode 5.1, released on April 2008, The new atomic code points we introduced.</text:span></text:span></text:p>
      <text:p text:style-name="P17"/>
      <text:p text:style-name="P12"><text:span text:style-name="Default_20_Paragraph_20_Font">Table 1 - The Chillus In Malayalam.</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text:line-break/>  </text:p>
          </table:table-cell>
          <table:table-cell table:style-name="Table2.A1" office:value-type="string">
            <text:p text:style-name="P22">Visual </text:p>
          </table:table-cell>
          <table:table-cell table:style-name="Table2.A1" office:value-type="string">
            <text:p text:style-name="P22">Representation in 5.0 and Prior</text:p>
          </table:table-cell>
          <table:table-cell table:style-name="Table2.D1" office:value-type="string">
            <text:p text:style-name="P22">Preferred 5.1 Representation</text:p>
          </table:table-cell>
        </table:table-row>
        <table:table-row>
          <table:table-cell table:style-name="Table2.A2" office:value-type="string">
            <text:p text:style-name="Table_20_Contents">1</text:p>
          </table:table-cell>
          <table:table-cell table:style-name="Table2.A2" office:value-type="string">
            <text:p text:style-name="P21">ണ്‍</text:p>
          </table:table-cell>
          <table:table-cell table:style-name="Table2.A2" office:value-type="string">
            <text:p text:style-name="Table_20_Contents">NNA, VIRAMA, ZWJ<text:line-break/>(0D23, 0D4D, 200D)</text:p>
          </table:table-cell>
          <table:table-cell table:style-name="Table2.D2" office:value-type="string">
            <text:p text:style-name="Table_20_Contents">0D7A MALAYALAM LETTER CHILLU NN </text:p>
          </table:table-cell>
        </table:table-row>
        <table:table-row>
          <table:table-cell table:style-name="Table2.A2" office:value-type="string">
            <text:p text:style-name="Table_20_Contents">2</text:p>
          </table:table-cell>
          <table:table-cell table:style-name="Table2.A2" office:value-type="string">
            <text:p text:style-name="P21"><text:s/>ന്‍</text:p>
          </table:table-cell>
          <table:table-cell table:style-name="Table2.A2" office:value-type="string">
            <text:p text:style-name="Table_20_Contents">NA, VIRAMA, ZWJ<text:line-break/>(0D28, 0D4D, 200D)</text:p>
          </table:table-cell>
          <table:table-cell table:style-name="Table2.D2" office:value-type="string">
            <text:p text:style-name="Table_20_Contents">0D7B MALAYALAM LETTER CHILLU N</text:p>
          </table:table-cell>
        </table:table-row>
        <table:table-row>
          <table:table-cell table:style-name="Table2.A2" office:value-type="string">
            <text:p text:style-name="Table_20_Contents">3</text:p>
          </table:table-cell>
          <table:table-cell table:style-name="Table2.A2" office:value-type="string">
            <text:p text:style-name="P21"><text:s/>ര്‍</text:p>
          </table:table-cell>
          <table:table-cell table:style-name="Table2.A2" office:value-type="string">
            <text:p text:style-name="Table_20_Contents">RA, VIRAMA, ZWJ<text:line-break/>(0D30, 0D4D, 200D)</text:p>
          </table:table-cell>
          <table:table-cell table:style-name="Table2.D2" office:value-type="string">
            <text:p text:style-name="Table_20_Contents">0D7C MALAYALAM LETTER CHILLU RR </text:p>
          </table:table-cell>
        </table:table-row>
        <table:table-row>
          <table:table-cell table:style-name="Table2.A2" office:value-type="string">
            <text:p text:style-name="Table_20_Contents">4</text:p>
          </table:table-cell>
          <table:table-cell table:style-name="Table2.A2" office:value-type="string">
            <text:p text:style-name="P21"><text:s/>ല്‍</text:p>
          </table:table-cell>
          <table:table-cell table:style-name="Table2.A2" office:value-type="string">
            <text:p text:style-name="Table_20_Contents">LA, VIRAMA, ZWJ<text:line-break/>(0D32, 0D4D, 200D)</text:p>
          </table:table-cell>
          <table:table-cell table:style-name="Table2.D2" office:value-type="string">
            <text:p text:style-name="Table_20_Contents">0D7D MALAYALAM LETTER CHILLU L </text:p>
          </table:table-cell>
        </table:table-row>
        <table:table-row>
          <table:table-cell table:style-name="Table2.A2" office:value-type="string">
            <text:p text:style-name="Table_20_Contents">5</text:p>
          </table:table-cell>
          <table:table-cell table:style-name="Table2.A2" office:value-type="string">
            <text:p text:style-name="P21">ള്‍ </text:p>
          </table:table-cell>
          <table:table-cell table:style-name="Table2.A2" office:value-type="string">
            <text:p text:style-name="Table_20_Contents">LLA, VIRAMA, ZWJ<text:line-break/>(0D33, 0D4D, 200D)</text:p>
          </table:table-cell>
          <table:table-cell table:style-name="Table2.D2" office:value-type="string">
            <text:p text:style-name="Table_20_Contents">0D7E MALAYALAM LETTER CHILLU LL </text:p>
          </table:table-cell>
        </table:table-row>
        <table:table-row>
          <table:table-cell table:style-name="Table2.A2" office:value-type="string">
            <text:p text:style-name="Table_20_Contents">6</text:p>
          </table:table-cell>
          <table:table-cell table:style-name="Table2.A2" office:value-type="string">
            <text:p text:style-name="P21">ക്‍</text:p>
          </table:table-cell>
          <table:table-cell table:style-name="Table2.A2" office:value-type="string">
            <text:p text:style-name="P20">undefined</text:p>
          </table:table-cell>
          <table:table-cell table:style-name="Table2.D7" office:value-type="string">
            <text:p text:style-name="P4">0D7F MALAYALAM LETTER CHILLU K</text:p>
          </table:table-cell>
        </table:table-row>
      </table:table>
      <text:p text:style-name="P17"><text:span text:style-name="Default_20_Paragraph_20_Font"/></text:p>
      <text:h text:style-name="P31" text:outline-level="1"><text:bookmark-start text:name="h.d7naxs3yrf5z"/><text:span text:style-name="Default_20_Paragraph_20_Font">Brief</text:span><text:bookmark-end text:name="h.d7naxs3yrf5z"/><text:span text:style-name="Default_20_Paragraph_20_Font"> </text:span><text:span text:style-name="Default_20_Paragraph_20_Font">Histor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NTA</text:span><text:span text:style-name="Default_20_Paragraph_20_Font"> </text:span><text:span text:style-name="Default_20_Paragraph_20_Font">issue</text:span><text:span text:style-name="Default_20_Paragraph_20_Font">:</text:span></text:h>
      <text:p text:style-name="P8"><text:soft-page-break/></text:p>
      <text:p text:style-name="P19"><text:span text:style-name="Default_20_Paragraph_20_Font"><text:span text:style-name="T1">In Unicode version 5.1.0, UTC recommended</text:span></text:span><text:note text:id="ftn4" text:note-class="footnote"><text:note-citation>1</text:note-citation><text:note-body><text:p text:style-name="P1"><text:span text:style-name="Default_20_Paragraph_20_Font"><text:s/></text:span><text:span text:style-name="Default_20_Paragraph_20_Font"><text:span text:style-name="T4">New characters in Unicode 5.1.0 version - </text:span></text:span><text:a xlink:type="simple" xlink:href="http://unicode.org/versions/Unicode5.1.0/#Malayalam_Chillu_Characters"><text:span text:style-name="Default_20_Paragraph_20_Font">http</text:span></text:a><text:a xlink:type="simple" xlink:href="http://unicode.org/versions/Unicode5.1.0/#Malayalam_Chillu_Characters"><text:span text:style-name="Default_20_Paragraph_20_Font">://</text:span></text:a><text:a xlink:type="simple" xlink:href="http://unicode.org/versions/Unicode5.1.0/#Malayalam_Chillu_Characters"><text:span text:style-name="Default_20_Paragraph_20_Font">unicode</text:span></text:a><text:a xlink:type="simple" xlink:href="http://unicode.org/versions/Unicode5.1.0/#Malayalam_Chillu_Characters"><text:span text:style-name="Default_20_Paragraph_20_Font">.</text:span></text:a><text:a xlink:type="simple" xlink:href="http://unicode.org/versions/Unicode5.1.0/#Malayalam_Chillu_Characters"><text:span text:style-name="Default_20_Paragraph_20_Font">org</text:span></text:a><text:a xlink:type="simple" xlink:href="http://unicode.org/versions/Unicode5.1.0/#Malayalam_Chillu_Characters"><text:span text:style-name="Default_20_Paragraph_20_Font">/</text:span></text:a><text:a xlink:type="simple" xlink:href="http://unicode.org/versions/Unicode5.1.0/#Malayalam_Chillu_Characters"><text:span text:style-name="Default_20_Paragraph_20_Font">versions</text:span></text:a><text:a xlink:type="simple" xlink:href="http://unicode.org/versions/Unicode5.1.0/#Malayalam_Chillu_Characters"><text:span text:style-name="Default_20_Paragraph_20_Font">/</text:span></text:a><text:a xlink:type="simple" xlink:href="http://unicode.org/versions/Unicode5.1.0/#Malayalam_Chillu_Characters"><text:span text:style-name="Default_20_Paragraph_20_Font">Unicode</text:span></text:a><text:a xlink:type="simple" xlink:href="http://unicode.org/versions/Unicode5.1.0/#Malayalam_Chillu_Characters"><text:span text:style-name="Default_20_Paragraph_20_Font">5.1.0/#</text:span></text:a><text:a xlink:type="simple" xlink:href="http://unicode.org/versions/Unicode5.1.0/#Malayalam_Chillu_Characters"><text:span text:style-name="Default_20_Paragraph_20_Font">Malayalam</text:span></text:a><text:a xlink:type="simple" xlink:href="http://unicode.org/versions/Unicode5.1.0/#Malayalam_Chillu_Characters"><text:span text:style-name="Default_20_Paragraph_20_Font">_</text:span></text:a><text:a xlink:type="simple" xlink:href="http://unicode.org/versions/Unicode5.1.0/#Malayalam_Chillu_Characters"><text:span text:style-name="Default_20_Paragraph_20_Font">Chillu</text:span></text:a><text:a xlink:type="simple" xlink:href="http://unicode.org/versions/Unicode5.1.0/#Malayalam_Chillu_Characters"><text:span text:style-name="Default_20_Paragraph_20_Font">_</text:span></text:a><text:a xlink:type="simple" xlink:href="http://unicode.org/versions/Unicode5.1.0/#Malayalam_Chillu_Characters"><text:span text:style-name="Default_20_Paragraph_20_Font">Characters</text:span></text:a><text:span text:style-name="Default_20_Paragraph_20_Font"><text:span text:style-name="T4"> </text:span></text:span></text:p></text:note-body></text:note><text:span text:style-name="Default_20_Paragraph_20_Font"><text:span text:style-name="T1"> to use CHILLU N + VIRAMA+ RRA for ന്റ. This set a wrong precedence wherein Unicode dictated how a character sequence was written instead of just defining the code points. <text:s/>Since the existing NTA formed by NA + VIRAMA+ RRA did not cause any issues, every body continued to use it. Meanwhile Microsoft’s Kartika font had a bug in rendering this sequence</text:span></text:span><text:note text:id="ftn5" text:note-class="footnote"><text:note-citation>2</text:note-citation><text:note-body><text:p text:style-name="P3"><text:span text:style-name="Default_20_Paragraph_20_Font"><text:span text:style-name="T2"><text:s/>Discussion in Indic mailing list of Unicode, 2009 </text:span></text:span><text:a xlink:type="simple" xlink:href="http://www.unicode.org/~ecartis/indic/indic.2009-10"><text:span text:style-name="Default_20_Paragraph_20_Font"><text:span text:style-name="Default_20_Paragraph_20_Font">http</text:span></text:span></text:a><text:a xlink:type="simple" xlink:href="http://www.unicode.org/~ecartis/indic/indic.2009-10"><text:span text:style-name="Default_20_Paragraph_20_Font"><text:span text:style-name="Default_20_Paragraph_20_Font">://</text:span></text:span></text:a><text:a xlink:type="simple" xlink:href="http://www.unicode.org/~ecartis/indic/indic.2009-10"><text:span text:style-name="Default_20_Paragraph_20_Font"><text:span text:style-name="Default_20_Paragraph_20_Font">www</text:span></text:span></text:a><text:a xlink:type="simple" xlink:href="http://www.unicode.org/~ecartis/indic/indic.2009-10"><text:span text:style-name="Default_20_Paragraph_20_Font"><text:span text:style-name="Default_20_Paragraph_20_Font">.</text:span></text:span></text:a><text:a xlink:type="simple" xlink:href="http://www.unicode.org/~ecartis/indic/indic.2009-10"><text:span text:style-name="Default_20_Paragraph_20_Font"><text:span text:style-name="Default_20_Paragraph_20_Font">unicode</text:span></text:span></text:a><text:a xlink:type="simple" xlink:href="http://www.unicode.org/~ecartis/indic/indic.2009-10"><text:span text:style-name="Default_20_Paragraph_20_Font"><text:span text:style-name="Default_20_Paragraph_20_Font">.</text:span></text:span></text:a><text:a xlink:type="simple" xlink:href="http://www.unicode.org/~ecartis/indic/indic.2009-10"><text:span text:style-name="Default_20_Paragraph_20_Font"><text:span text:style-name="Default_20_Paragraph_20_Font">org</text:span></text:span></text:a><text:a xlink:type="simple" xlink:href="http://www.unicode.org/~ecartis/indic/indic.2009-10"><text:span text:style-name="Default_20_Paragraph_20_Font"><text:span text:style-name="Default_20_Paragraph_20_Font">/~</text:span></text:span></text:a><text:a xlink:type="simple" xlink:href="http://www.unicode.org/~ecartis/indic/indic.2009-10"><text:span text:style-name="Default_20_Paragraph_20_Font"><text:span text:style-name="Default_20_Paragraph_20_Font">ecartis</text:span></text:span></text:a><text:a xlink:type="simple" xlink:href="http://www.unicode.org/~ecartis/indic/indic.2009-10"><text:span text:style-name="Default_20_Paragraph_20_Font"><text:span text:style-name="Default_20_Paragraph_20_Font">/</text:span></text:span></text:a><text:a xlink:type="simple" xlink:href="http://www.unicode.org/~ecartis/indic/indic.2009-10"><text:span text:style-name="Default_20_Paragraph_20_Font"><text:span text:style-name="Default_20_Paragraph_20_Font">indic</text:span></text:span></text:a><text:a xlink:type="simple" xlink:href="http://www.unicode.org/~ecartis/indic/indic.2009-10"><text:span text:style-name="Default_20_Paragraph_20_Font"><text:span text:style-name="Default_20_Paragraph_20_Font">/</text:span></text:span></text:a><text:a xlink:type="simple" xlink:href="http://www.unicode.org/~ecartis/indic/indic.2009-10"><text:span text:style-name="Default_20_Paragraph_20_Font"><text:span text:style-name="Default_20_Paragraph_20_Font">indic</text:span></text:span></text:a><text:a xlink:type="simple" xlink:href="http://www.unicode.org/~ecartis/indic/indic.2009-10"><text:span text:style-name="Default_20_Paragraph_20_Font"><text:span text:style-name="Default_20_Paragraph_20_Font">.2009-10</text:span></text:span></text:a><text:span text:style-name="Default_20_Paragraph_20_Font"><text:span text:style-name="T2"> </text:span></text:span></text:p></text:note-body></text:note><text:span text:style-name="Default_20_Paragraph_20_Font"><text:span text:style-name="T1"> ( along with many other rendering issues). This was the default font for Malayalam locale in Microsoft’s Windows XP and created a lot of confusion among users, input tool writers and this issue was finally brought to UTC. <text:s/>Using a VIRAMA after CHILLU is against all language rules of Malayalam. No rendering engine supports this kind of rendering and no Malayalam typographers want to make this mistake. Just canceling this remark in standard would be fine since nobody cared about that remark so far.</text:span></text:span></text:p>
      <text:p text:style-name="P8"/>
      <text:h text:style-name="P31" text:outline-level="1"><text:bookmark-start text:name="h.8jlkm25vokp9"/><text:span text:style-name="Default_20_Paragraph_20_Font">Brief</text:span><text:bookmark-end text:name="h.8jlkm25vokp9"/><text:span text:style-name="Default_20_Paragraph_20_Font"> </text:span><text:span text:style-name="Default_20_Paragraph_20_Font">Histor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AU</text:span><text:span text:style-name="Default_20_Paragraph_20_Font"> </text:span><text:span text:style-name="Default_20_Paragraph_20_Font">Vowel</text:span><text:span text:style-name="Default_20_Paragraph_20_Font"> </text:span><text:span text:style-name="Default_20_Paragraph_20_Font">sign</text:span><text:span text:style-name="Default_20_Paragraph_20_Font"> </text:span><text:span text:style-name="Default_20_Paragraph_20_Font">issue</text:span><text:span text:style-name="Default_20_Paragraph_20_Font">:</text:span></text:h>
      <text:p text:style-name="P19"><text:span text:style-name="Default_20_Paragraph_20_Font"><text:span text:style-name="T1">ഔ-sign double encoding problem: Unicode <text:s/>characters &lt;U+0D4C&gt; <text:s/>and <text:s/>&lt;U+0D57&gt; <text:s/>are interchangeably <text:s/>used in current day digital Malayalam though there is no canonical equivalence defined by the Unicode standard . U+04DC is equivalent to U+0D46 MALAYALAM VOWEL SIGN E + <text:s/>ൗ U+0D57 MALAYALAM AU LENGTH MARK. Interchanging <text:s/>one part or two part signs does not affect the meaning of <text:s/>any <text:s/>Malayalam word. This fact proves that this is a formatting <text:s/>difference - not a spelling difference. ഔ-sign is spelled as a single entity in <text:s/>traditional as well as modern Malayalam. So it should have had only one encoding in <text:s/>Unicode. Since it already has two encoding, an equivalence definition is a must to avoid the dual encoding.</text:span></text:span></text:p>
      <text:p text:style-name="P19"><text:span text:style-name="Default_20_Paragraph_20_Font"><text:span text:style-name="T1">The public review issue #93 examines various options to avoid this dual encoding</text:span></text:span><text:span text:style-name="Default_20_Paragraph_20_Font"><text:span text:style-name="T1"><text:note text:id="ftn6" text:note-class="footnote"><text:note-citation>3</text:note-citation><text:note-body><text:p text:style-name="P5"><text:s text:c="2"/>Public Review Issue #93: Representation of Malayalam /au/ Vowel in Traditional and Modern Orthography http://www.unicode.org/review/pr-93.html </text:p></text:note-body></text:note></text:span></text:span><text:span text:style-name="Default_20_Paragraph_20_Font"><text:span text:style-name="T1">. But both codepoints exist in Unicode and dual encoding issue is still present as of this writing.</text:span></text:span></text:p>
      <text:h text:style-name="P32" text:outline-level="1"><text:bookmark-start text:name="h.gzjk7ujd7c91"/><text:span text:style-name="Default_20_Paragraph_20_Font"><text:span text:style-name="T11">Impact</text:span></text:span><text:bookmark-end text:name="h.gzjk7ujd7c91"/><text:span text:style-name="Default_20_Paragraph_20_Font"><text:span text:style-name="T11"> and Current state</text:span></text:span></text:h>
      <text:h text:style-name="P31" text:outline-level="1"><text:bookmark-start text:name="h.i2nv9qug3cwa"/><text:span text:style-name="Default_20_Paragraph_20_Font">Chillu</text:span><text:bookmark-end text:name="h.i2nv9qug3cwa"/></text:h>
      <text:h text:style-name="P26" text:outline-level="1"><text:span text:style-name="Default_20_Paragraph_20_Font"><text:span text:style-name="T1">Both atomic and ZWJ based Chillu characters are equally used in present day digital Malayalam. Major news paper portals of Malayalam - Mathrubhumi, Mangalam, Deshabhimani, Madhyamam uses ZWJ based C</text:span></text:span><text:span text:style-name="Default_20_Paragraph_20_Font"><text:span text:style-name="T11">hillu characters. Malayalam interface of Google applications uses ZWJ based Chillus. The widely used transliteration based input tool from Google produce ZWJ based Chillu</text:span></text:span><text:span text:style-name="Default_20_Paragraph_20_Font"><text:span text:style-name="T11"><text:note text:id="ftn0" text:note-class="footnote"><text:note-citation>4</text:note-citation><text:note-body><text:p text:style-name="Footnote">Google transliteration tool: <text:a xlink:type="simple" xlink:href="http://www.google.com/transliterate">http://www.google.com/transliterate</text:a></text:p></text:note-body></text:note></text:span></text:span><text:span text:style-name="Default_20_Paragraph_20_Font"><text:span text:style-name="T11">. In social media sites, both kinds of Chillu letters are used.</text:span></text:span></text:h>
      <text:h text:style-name="P26" text:outline-level="1"><text:soft-page-break/><text:span text:style-name="Default_20_Paragraph_20_Font"><text:span text:style-name="T11"/></text:span></text:h>
      <text:h text:style-name="P26" text:outline-level="1"><text:span text:style-name="Default_20_Paragraph_20_Font"><text:span text:style-name="T11">The Inscript typing standard, which is taught in Schools of Kerala uses ZWJ based Chillu</text:span></text:span><text:span text:style-name="Default_20_Paragraph_20_Font"><text:span text:style-name="T11"><text:note text:id="ftn7" text:note-class="footnote"><text:note-citation>1</text:note-citation><text:note-body><text:p text:style-name="P5"><text:span text:style-name="Default_20_Paragraph_20_Font"><text:span text:style-name="Default_20_Paragraph_20_Font"><text:span text:style-name="T7"><text:s text:c="2"/></text:span></text:span></text:span><text:a xlink:type="simple" xlink:href="http://malayalam.kerala.gov.in/index.php/InputMethods#Inscript"><text:span text:style-name="Default_20_Paragraph_20_Font"><text:span text:style-name="Default_20_Paragraph_20_Font"><text:span text:style-name="T7">http</text:span></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malayalam</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kerala</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gov</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in</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index</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php</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InputMethods</text:span></text:span></text:a><text:a xlink:type="simple" xlink:href="http://malayalam.kerala.gov.in/index.php/InputMethods#Inscript"><text:span text:style-name="Default_20_Paragraph_20_Font"><text:span text:style-name="Default_20_Paragraph_20_Font">#</text:span></text:span></text:a><text:a xlink:type="simple" xlink:href="http://malayalam.kerala.gov.in/index.php/InputMethods#Inscript"><text:span text:style-name="Default_20_Paragraph_20_Font"><text:span text:style-name="Default_20_Paragraph_20_Font">Inscript</text:span></text:span></text:a><text:span text:style-name="Default_20_Paragraph_20_Font"> </text:span></text:p></text:note-body></text:note></text:span></text:span><text:span text:style-name="Default_20_Paragraph_20_Font"><text:span text:style-name="T11">. Same Inscript keyboard is used for Malayalam Computing training all over Kerala. </text:span></text:span></text:h>
      <text:p text:style-name="P10"/>
      <text:h text:style-name="P26" text:outline-level="1"><text:span text:style-name="Default_20_Paragraph_20_Font"><text:span text:style-name="T1">Malayalam wikipedia</text:span></text:span><text:note text:id="ftn8" text:note-class="footnote"><text:note-citation>2</text:note-citation><text:note-body><text:p text:style-name="P5"><text:span text:style-name="Default_20_Paragraph_20_Font"><text:span text:style-name="T8"><text:s text:c="2"/>Malayalam wikipedia - </text:span></text:span><text:a xlink:type="simple" xlink:href="http://ml.wikipedia.org/"><text:span text:style-name="Default_20_Paragraph_20_Font"><text:span text:style-name="Default_20_Paragraph_20_Font">http</text:span></text:span></text:a><text:a xlink:type="simple" xlink:href="http://ml.wikipedia.org/"><text:span text:style-name="Default_20_Paragraph_20_Font"><text:span text:style-name="Default_20_Paragraph_20_Font">://</text:span></text:span></text:a><text:a xlink:type="simple" xlink:href="http://ml.wikipedia.org/"><text:span text:style-name="Default_20_Paragraph_20_Font"><text:span text:style-name="Default_20_Paragraph_20_Font">ml</text:span></text:span></text:a><text:a xlink:type="simple" xlink:href="http://ml.wikipedia.org/"><text:span text:style-name="Default_20_Paragraph_20_Font"><text:span text:style-name="Default_20_Paragraph_20_Font">.</text:span></text:span></text:a><text:a xlink:type="simple" xlink:href="http://ml.wikipedia.org/"><text:span text:style-name="Default_20_Paragraph_20_Font"><text:span text:style-name="Default_20_Paragraph_20_Font">wikipedia</text:span></text:span></text:a><text:a xlink:type="simple" xlink:href="http://ml.wikipedia.org/"><text:span text:style-name="Default_20_Paragraph_20_Font"><text:span text:style-name="Default_20_Paragraph_20_Font">.</text:span></text:span></text:a><text:a xlink:type="simple" xlink:href="http://ml.wikipedia.org/"><text:span text:style-name="Default_20_Paragraph_20_Font"><text:span text:style-name="Default_20_Paragraph_20_Font">org</text:span></text:span></text:a></text:p></text:note-body></text:note><text:span text:style-name="Default_20_Paragraph_20_Font"><text:span text:style-name="T1">, with nearly 20000 articles, uses atomic Chillu. The user input is passed through a n</text:span></text:span><text:span text:style-name="Default_20_Paragraph_20_Font"><text:span text:style-name="T11">ormalization system to translate all ZWJ based Chillus to corresponding atomic Chillus before reaching mediawiki database. But this force conversion also causes many issues since it causes <text:s/>external links to sites with ZWJ based chillus break</text:span></text:span><text:span text:style-name="Default_20_Paragraph_20_Font"><text:span text:style-name="T11"><text:note text:id="ftn9" text:note-class="footnote"><text:note-citation>3</text:note-citation><text:note-body><text:p text:style-name="P5"><text:span text:style-name="Default_20_Paragraph_20_Font"><text:span text:style-name="Default_20_Paragraph_20_Font"><text:span text:style-name="T7"><text:s text:c="2"/></text:span></text:span></text:span><text:a xlink:type="simple" xlink:href="https://bugzilla.wikimedia.org/show_bug.cgi?id=25623"><text:span text:style-name="Default_20_Paragraph_20_Font"><text:span text:style-name="Default_20_Paragraph_20_Font"><text:span text:style-name="T7">https</text:span></text:span></text:span></text:a><text:a xlink:type="simple" xlink:href="https://bugzilla.wikimedia.org/show_bug.cgi?id=25623"><text:span text:style-name="Default_20_Paragraph_20_Font"><text:span text:style-name="Default_20_Paragraph_20_Font"><text:span text:style-name="T7">://</text:span></text:span></text:span></text:a><text:a xlink:type="simple" xlink:href="https://bugzilla.wikimedia.org/show_bug.cgi?id=25623"><text:span text:style-name="Default_20_Paragraph_20_Font"><text:span text:style-name="Default_20_Paragraph_20_Font"><text:span text:style-name="T7">bugzilla</text:span></text:span></text:span></text:a><text:a xlink:type="simple" xlink:href="https://bugzilla.wikimedia.org/show_bug.cgi?id=25623"><text:span text:style-name="Default_20_Paragraph_20_Font"><text:span text:style-name="Default_20_Paragraph_20_Font"><text:span text:style-name="T7">.</text:span></text:span></text:span></text:a><text:a xlink:type="simple" xlink:href="https://bugzilla.wikimedia.org/show_bug.cgi?id=25623"><text:span text:style-name="Default_20_Paragraph_20_Font"><text:span text:style-name="Default_20_Paragraph_20_Font"><text:span text:style-name="T7">wikimedia</text:span></text:span></text:span></text:a><text:a xlink:type="simple" xlink:href="https://bugzilla.wikimedia.org/show_bug.cgi?id=25623"><text:span text:style-name="Default_20_Paragraph_20_Font"><text:span text:style-name="Default_20_Paragraph_20_Font"><text:span text:style-name="T7">.</text:span></text:span></text:span></text:a><text:a xlink:type="simple" xlink:href="https://bugzilla.wikimedia.org/show_bug.cgi?id=25623"><text:span text:style-name="Default_20_Paragraph_20_Font"><text:span text:style-name="Default_20_Paragraph_20_Font"><text:span text:style-name="T7">org</text:span></text:span></text:span></text:a><text:a xlink:type="simple" xlink:href="https://bugzilla.wikimedia.org/show_bug.cgi?id=25623"><text:span text:style-name="Default_20_Paragraph_20_Font"><text:span text:style-name="Default_20_Paragraph_20_Font"><text:span text:style-name="T7">/</text:span></text:span></text:span></text:a><text:a xlink:type="simple" xlink:href="https://bugzilla.wikimedia.org/show_bug.cgi?id=25623"><text:span text:style-name="Default_20_Paragraph_20_Font"><text:span text:style-name="Default_20_Paragraph_20_Font"><text:span text:style-name="T7">show</text:span></text:span></text:span></text:a><text:a xlink:type="simple" xlink:href="https://bugzilla.wikimedia.org/show_bug.cgi?id=25623"><text:span text:style-name="Default_20_Paragraph_20_Font"><text:span text:style-name="Default_20_Paragraph_20_Font"><text:span text:style-name="T7">_</text:span></text:span></text:span></text:a><text:a xlink:type="simple" xlink:href="https://bugzilla.wikimedia.org/show_bug.cgi?id=25623"><text:span text:style-name="Default_20_Paragraph_20_Font"><text:span text:style-name="Default_20_Paragraph_20_Font"><text:span text:style-name="T7">bug</text:span></text:span></text:span></text:a><text:a xlink:type="simple" xlink:href="https://bugzilla.wikimedia.org/show_bug.cgi?id=25623"><text:span text:style-name="Default_20_Paragraph_20_Font"><text:span text:style-name="Default_20_Paragraph_20_Font"><text:span text:style-name="T7">.</text:span></text:span></text:span></text:a><text:a xlink:type="simple" xlink:href="https://bugzilla.wikimedia.org/show_bug.cgi?id=25623"><text:span text:style-name="Default_20_Paragraph_20_Font"><text:span text:style-name="Default_20_Paragraph_20_Font"><text:span text:style-name="T7">cgi</text:span></text:span></text:span></text:a><text:a xlink:type="simple" xlink:href="https://bugzilla.wikimedia.org/show_bug.cgi?id=25623"><text:span text:style-name="Default_20_Paragraph_20_Font"><text:span text:style-name="Default_20_Paragraph_20_Font"><text:span text:style-name="T7">?</text:span></text:span></text:span></text:a><text:a xlink:type="simple" xlink:href="https://bugzilla.wikimedia.org/show_bug.cgi?id=25623"><text:span text:style-name="Default_20_Paragraph_20_Font"><text:span text:style-name="Default_20_Paragraph_20_Font"><text:span text:style-name="T7">id</text:span></text:span></text:span></text:a><text:a xlink:type="simple" xlink:href="https://bugzilla.wikimedia.org/show_bug.cgi?id=25623"><text:span text:style-name="Default_20_Paragraph_20_Font"><text:span text:style-name="Default_20_Paragraph_20_Font"><text:span text:style-name="T7">=25623</text:span></text:span></text:span></text:a></text:p></text:note-body></text:note></text:span></text:span><text:span text:style-name="Default_20_Paragraph_20_Font"><text:span text:style-name="T11">.</text:span></text:span></text:h>
      <text:h text:style-name="P26" text:outline-level="1"><text:span text:style-name="Default_20_Paragraph_20_Font"><text:span text:style-name="T11"/></text:span></text:h>
      <text:h text:style-name="P26" text:outline-level="1"><text:span text:style-name="Default_20_Paragraph_20_Font"><text:span text:style-name="T11">The GNU/Linux Operating System Distributions does not ship atomic Chillu compatible fonts except less popular Lohit Malayalam. The default input tools(inscript, transliteration based. phonetic) does not support inputting Atomic Chillu. This is largely because of the Free Software Community developers' disagreement with the the dual encoding and measure to avoid breaking backward compatibility.</text:span></text:span></text:h>
      <text:h text:style-name="P26" text:outline-level="1"><text:span text:style-name="Default_20_Paragraph_20_Font"><text:span text:style-name="T11"/></text:span></text:h>
      <text:h text:style-name="P26" text:outline-level="1"><text:span text:style-name="Default_20_Paragraph_20_Font"><text:span text:style-name="T11">One of the popular Malayalam font - Anjali Old Lipi has both kind of Chillus and thereby users are hidden from the data difference. Microsoft’s Kartika, the default font of Windows operating systems follow the same path.</text:span></text:span></text:h>
      <text:h text:style-name="P26" text:outline-level="1"><text:span text:style-name="Default_20_Paragraph_20_Font"><text:span text:style-name="T11"/></text:span></text:h>
      <text:h text:style-name="P26" text:outline-level="1"><text:span text:style-name="Default_20_Paragraph_20_Font"><text:span text:style-name="T11">Windows 7 does not have the facility to type atomic Chillu while the default keyboard support ZWJ based Chillu character</text:span></text:span><text:span text:style-name="Default_20_Paragraph_20_Font"><text:span text:style-name="T11"><text:note text:id="ftn10" text:note-class="footnote"><text:note-citation>4</text:note-citation><text:note-body><text:h text:style-name="P28" text:outline-level="1"><text:span text:style-name="Default_20_Paragraph_20_Font"><text:span text:style-name="T9">Michael Kaplan, </text:span></text:span><text:span text:style-name="Default_20_Paragraph_20_Font"><text:span text:style-name="T10">If the collars and cuffs don't match... </text:span></text:span><text:a xlink:type="simple" xlink:href="http://blogs.msdn.com/b/michkap/archive/2011/07/21/10188466.aspx"><text:span text:style-name="Default_20_Paragraph_20_Font"><text:span text:style-name="Default_20_Paragraph_20_Font">http</text:span></text:span></text:a><text:a xlink:type="simple" xlink:href="http://blogs.msdn.com/b/michkap/archive/2011/07/21/10188466.aspx"><text:span text:style-name="Default_20_Paragraph_20_Font"><text:span text:style-name="Default_20_Paragraph_20_Font">://</text:span></text:span></text:a><text:a xlink:type="simple" xlink:href="http://blogs.msdn.com/b/michkap/archive/2011/07/21/10188466.aspx"><text:span text:style-name="Default_20_Paragraph_20_Font"><text:span text:style-name="Default_20_Paragraph_20_Font">blogs</text:span></text:span></text:a><text:a xlink:type="simple" xlink:href="http://blogs.msdn.com/b/michkap/archive/2011/07/21/10188466.aspx"><text:span text:style-name="Default_20_Paragraph_20_Font"><text:span text:style-name="Default_20_Paragraph_20_Font">.</text:span></text:span></text:a><text:a xlink:type="simple" xlink:href="http://blogs.msdn.com/b/michkap/archive/2011/07/21/10188466.aspx"><text:span text:style-name="Default_20_Paragraph_20_Font"><text:span text:style-name="Default_20_Paragraph_20_Font">msdn</text:span></text:span></text:a><text:a xlink:type="simple" xlink:href="http://blogs.msdn.com/b/michkap/archive/2011/07/21/10188466.aspx"><text:span text:style-name="Default_20_Paragraph_20_Font"><text:span text:style-name="Default_20_Paragraph_20_Font">.</text:span></text:span></text:a><text:a xlink:type="simple" xlink:href="http://blogs.msdn.com/b/michkap/archive/2011/07/21/10188466.aspx"><text:span text:style-name="Default_20_Paragraph_20_Font"><text:span text:style-name="Default_20_Paragraph_20_Font">com</text:span></text:span></text:a><text:a xlink:type="simple" xlink:href="http://blogs.msdn.com/b/michkap/archive/2011/07/21/10188466.aspx"><text:span text:style-name="Default_20_Paragraph_20_Font"><text:span text:style-name="Default_20_Paragraph_20_Font">/</text:span></text:span></text:a><text:a xlink:type="simple" xlink:href="http://blogs.msdn.com/b/michkap/archive/2011/07/21/10188466.aspx"><text:span text:style-name="Default_20_Paragraph_20_Font"><text:span text:style-name="Default_20_Paragraph_20_Font">b</text:span></text:span></text:a><text:a xlink:type="simple" xlink:href="http://blogs.msdn.com/b/michkap/archive/2011/07/21/10188466.aspx"><text:span text:style-name="Default_20_Paragraph_20_Font"><text:span text:style-name="Default_20_Paragraph_20_Font">/</text:span></text:span></text:a><text:a xlink:type="simple" xlink:href="http://blogs.msdn.com/b/michkap/archive/2011/07/21/10188466.aspx"><text:span text:style-name="Default_20_Paragraph_20_Font"><text:span text:style-name="Default_20_Paragraph_20_Font">michkap</text:span></text:span></text:a><text:a xlink:type="simple" xlink:href="http://blogs.msdn.com/b/michkap/archive/2011/07/21/10188466.aspx"><text:span text:style-name="Default_20_Paragraph_20_Font"><text:span text:style-name="Default_20_Paragraph_20_Font">/</text:span></text:span></text:a><text:a xlink:type="simple" xlink:href="http://blogs.msdn.com/b/michkap/archive/2011/07/21/10188466.aspx"><text:span text:style-name="Default_20_Paragraph_20_Font"><text:span text:style-name="Default_20_Paragraph_20_Font">archive</text:span></text:span></text:a><text:a xlink:type="simple" xlink:href="http://blogs.msdn.com/b/michkap/archive/2011/07/21/10188466.aspx"><text:span text:style-name="Default_20_Paragraph_20_Font"><text:span text:style-name="Default_20_Paragraph_20_Font">/2011/07/21/10188466.</text:span></text:span></text:a><text:a xlink:type="simple" xlink:href="http://blogs.msdn.com/b/michkap/archive/2011/07/21/10188466.aspx"><text:span text:style-name="Default_20_Paragraph_20_Font"><text:span text:style-name="Default_20_Paragraph_20_Font">aspx</text:span></text:span></text:a><text:span text:style-name="Default_20_Paragraph_20_Font"><text:span text:style-name="T10"> </text:span></text:span></text:h></text:note-body></text:note></text:span></text:span><text:span text:style-name="Default_20_Paragraph_20_Font"><text:span text:style-name="T11">.</text:span></text:span></text:h>
      <text:h text:style-name="P26" text:outline-level="1"><text:span text:style-name="Default_20_Paragraph_20_Font"><text:span text:style-name="T11"/></text:span></text:h>
      <text:h text:style-name="P26" text:outline-level="1"><text:span text:style-name="Default_20_Paragraph_20_Font"><text:span text:style-name="T11">Since there is a lot of digital content <text:s/>present in both encoding now, the search results from search engines like Google is <text:s/>unreliable unless one search for a word in both version of encoding.</text:span></text:span></text:h>
      <text:h text:style-name="P26" text:outline-level="1"><text:span text:style-name="Default_20_Paragraph_20_Font"><text:span text:style-name="T11"/></text:span></text:h>
      <text:h text:style-name="P26" text:outline-level="1"><text:span text:style-name="Default_20_Paragraph_20_Font"><text:span text:style-name="T1">Since the search results with both kind of Chillu letters are mutually exclusive, the traffic based inte</text:span></text:span><text:span text:style-name="Default_20_Paragraph_20_Font"><text:span text:style-name="T11">rnet publishing industry, which is in its early days, of Malayalam is largely affected. The same also is affecting the traffic to Malayalam wikipedia potentially reducing the new editors, or even edit counts</text:span></text:span><text:span text:style-name="Default_20_Paragraph_20_Font"><text:span text:style-name="T11"><text:note text:id="ftn11" text:note-class="footnote"><text:note-citation>5</text:note-citation><text:note-body><text:p text:style-name="P1"><text:span text:style-name="Default_20_Paragraph_20_Font"><text:span text:style-name="T7"><text:s text:c="2"/>Gerard M, The Malayalam Enigma. </text:span></text:span><text:a xlink:type="simple" xlink:href="http://ultimategerardm.blogspot.com/2010/12/malayalam-enigma.html"><text:span text:style-name="Default_20_Paragraph_20_Font"><text:span text:style-name="Default_20_Paragraph_20_Font">http</text:span></text:span></text:a><text:a xlink:type="simple" xlink:href="http://ultimategerardm.blogspot.com/2010/12/malayalam-enigma.html"><text:span text:style-name="Default_20_Paragraph_20_Font"><text:span text:style-name="Default_20_Paragraph_20_Font">://</text:span></text:span></text:a><text:a xlink:type="simple" xlink:href="http://ultimategerardm.blogspot.com/2010/12/malayalam-enigma.html"><text:span text:style-name="Default_20_Paragraph_20_Font"><text:span text:style-name="Default_20_Paragraph_20_Font">ultimategerardm</text:span></text:span></text:a><text:a xlink:type="simple" xlink:href="http://ultimategerardm.blogspot.com/2010/12/malayalam-enigma.html"><text:span text:style-name="Default_20_Paragraph_20_Font"><text:span text:style-name="Default_20_Paragraph_20_Font">.</text:span></text:span></text:a><text:a xlink:type="simple" xlink:href="http://ultimategerardm.blogspot.com/2010/12/malayalam-enigma.html"><text:span text:style-name="Default_20_Paragraph_20_Font"><text:span text:style-name="Default_20_Paragraph_20_Font">blogspot</text:span></text:span></text:a><text:a xlink:type="simple" xlink:href="http://ultimategerardm.blogspot.com/2010/12/malayalam-enigma.html"><text:span text:style-name="Default_20_Paragraph_20_Font"><text:span text:style-name="Default_20_Paragraph_20_Font">.</text:span></text:span></text:a><text:a xlink:type="simple" xlink:href="http://ultimategerardm.blogspot.com/2010/12/malayalam-enigma.html"><text:span text:style-name="Default_20_Paragraph_20_Font"><text:span text:style-name="Default_20_Paragraph_20_Font">com</text:span></text:span></text:a><text:a xlink:type="simple" xlink:href="http://ultimategerardm.blogspot.com/2010/12/malayalam-enigma.html"><text:span text:style-name="Default_20_Paragraph_20_Font"><text:span text:style-name="Default_20_Paragraph_20_Font">/2010/12/</text:span></text:span></text:a><text:a xlink:type="simple" xlink:href="http://ultimategerardm.blogspot.com/2010/12/malayalam-enigma.html"><text:span text:style-name="Default_20_Paragraph_20_Font"><text:span text:style-name="Default_20_Paragraph_20_Font">malayalam</text:span></text:span></text:a><text:a xlink:type="simple" xlink:href="http://ultimategerardm.blogspot.com/2010/12/malayalam-enigma.html"><text:span text:style-name="Default_20_Paragraph_20_Font"><text:span text:style-name="Default_20_Paragraph_20_Font">-</text:span></text:span></text:a><text:a xlink:type="simple" xlink:href="http://ultimategerardm.blogspot.com/2010/12/malayalam-enigma.html"><text:span text:style-name="Default_20_Paragraph_20_Font"><text:span text:style-name="Default_20_Paragraph_20_Font">enigma</text:span></text:span></text:a><text:a xlink:type="simple" xlink:href="http://ultimategerardm.blogspot.com/2010/12/malayalam-enigma.html"><text:span text:style-name="Default_20_Paragraph_20_Font"><text:span text:style-name="Default_20_Paragraph_20_Font">.</text:span></text:span></text:a><text:a xlink:type="simple" xlink:href="http://ultimategerardm.blogspot.com/2010/12/malayalam-enigma.html"><text:span text:style-name="Default_20_Paragraph_20_Font"><text:span text:style-name="Default_20_Paragraph_20_Font">html</text:span></text:span></text:a><text:span text:style-name="Default_20_Paragraph_20_Font"> </text:span></text:p></text:note-body></text:note></text:span></text:span><text:span text:style-name="Default_20_Paragraph_20_Font"><text:span text:style-name="T11">.</text:span></text:span></text:h>
      <text:p text:style-name="P10"/>
      <text:h text:style-name="P31" text:outline-level="1"><text:bookmark-start text:name="h.drnh4rlvoqca"/><text:span text:style-name="Default_20_Paragraph_20_Font">Nta</text:span><text:bookmark-end text:name="h.drnh4rlvoqca"/><text:span text:style-name="Default_20_Paragraph_20_Font"> </text:span><text:span text:style-name="Default_20_Paragraph_20_Font">Issue</text:span></text:h>
      <text:p text:style-name="P8"/>
      <text:h text:style-name="P26" text:outline-level="1"><text:soft-page-break/><text:span text:style-name="Default_20_Paragraph_20_Font"><text:span text:style-name="T1">NA + VIRAMA +</text:span></text:span><text:span text:style-name="Default_20_Paragraph_20_Font"><text:span text:style-name="T11"> RRA - /ന്റ/ is the widely used sequence. This is the sequence as per Inscript , and as taught in Schools of Kerala. This is the sequence followed by all popular transliteration based input tools. And this is the sequence supported by all Malayalam fonts except Microsoft Kartika in latest Windows Operating system.</text:span></text:span></text:h>
      <text:h text:style-name="P26" text:outline-level="1"><text:span text:style-name="Default_20_Paragraph_20_Font"><text:span text:style-name="T11"/></text:span></text:h>
      <text:h text:style-name="P26" text:outline-level="1"><text:span text:style-name="Default_20_Paragraph_20_Font"><text:span text:style-name="T11">The NA + VIRAMA + ZWJ + RRA <text:s/>- /ന്‍റ/, which is the supported sequence of Nta for Kartika font is also seen in web since users type in that way to get correctly displayed by Windows default font. Anjali Old Lipi hides this difference of sequences by showing staked nta /ന്റ/ for both sequence.</text:span></text:span></text:h>
      <text:h text:style-name="P26" text:outline-level="1"><text:span text:style-name="Default_20_Paragraph_20_Font"><text:span text:style-name="T11"/></text:span></text:h>
      <text:h text:style-name="P26" text:outline-level="1"><text:span text:style-name="Default_20_Paragraph_20_Font"><text:span text:style-name="T11">The Unicode standard for this sequence as explained Unicode 5.1 - Chillu n + VIRAMA + RRA is no where used. No rendering engine, <text:s/>no font or no Operating system supports that.</text:span></text:span></text:h>
      <text:p text:style-name="P10"/>
      <text:h text:style-name="P31" text:outline-level="1"><text:bookmark-start text:name="h.95fupuw29jla"/><text:span text:style-name="Default_20_Paragraph_20_Font">AU</text:span><text:bookmark-end text:name="h.95fupuw29jla"/><text:span text:style-name="Default_20_Paragraph_20_Font"> </text:span><text:span text:style-name="Default_20_Paragraph_20_Font">vowel</text:span><text:span text:style-name="Default_20_Paragraph_20_Font"> </text:span><text:span text:style-name="Default_20_Paragraph_20_Font">sign</text:span><text:span text:style-name="Default_20_Paragraph_20_Font"> </text:span><text:span text:style-name="Default_20_Paragraph_20_Font">issue</text:span></text:h>
      <text:h text:style-name="P26" text:outline-level="1"><text:span text:style-name="Default_20_Paragraph_20_Font"><text:span text:style-name="T1">Both /ൗ/ and <text:s/>/ൌ/ are popular in Malayalam. Inscript standard </text:span></text:span><text:span text:style-name="Default_20_Paragraph_20_Font"><text:span text:style-name="T11">uses /ൌ/ and many other input tools follows that. But there are popular input tools which use /ൗ/ <text:s/>for the sign. </text:span></text:span></text:h>
      <text:h text:style-name="P26" text:outline-level="1"><text:span text:style-name="Default_20_Paragraph_20_Font"><text:span text:style-name="T11"/></text:span></text:h>
      <text:h text:style-name="P26" text:outline-level="1"><text:span text:style-name="Default_20_Paragraph_20_Font"><text:span text:style-name="T11">Whoever searching with this sign in this word will lose half of the search results.</text:span></text:span></text:h>
      <text:h text:style-name="P26" text:outline-level="1"><text:span text:style-name="Default_20_Paragraph_20_Font"><text:span text:style-name="T11"/></text:span></text:h>
      <text:h text:style-name="P30" text:outline-level="1"><text:bookmark-start text:name="h.pvmcxmcqqfgv"/><text:span text:style-name="Default_20_Paragraph_20_Font">Potential</text:span><text:bookmark-end text:name="h.pvmcxmcqqfgv"/><text:span text:style-name="Default_20_Paragraph_20_Font"> </text:span><text:span text:style-name="Default_20_Paragraph_20_Font">Future</text:span><text:span text:style-name="Default_20_Paragraph_20_Font"> </text:span><text:span text:style-name="Default_20_Paragraph_20_Font">Issues</text:span></text:h>
      <text:p text:style-name="P8"/>
      <text:h text:style-name="P26" text:outline-level="1"><text:span text:style-name="Default_20_Paragraph_20_Font"><text:span text:style-name="T1">As mentioned ab</text:span></text:span><text:span text:style-name="Default_20_Paragraph_20_Font"><text:span text:style-name="T11">ove, widely used characters of Malayalam facing dual encoding <text:s/>issues, the future of Malayalam Unicode is not bright. Standards, which are built on top of Unicode, like ICANN Guidelines for Malayalam is already facing issue</text:span></text:span><text:span text:style-name="Default_20_Paragraph_20_Font"><text:span text:style-name="T11"><text:note text:id="ftn12" text:note-class="footnote"><text:note-citation>1</text:note-citation><text:note-body><text:p text:style-name="P1"><text:span text:style-name="Default_20_Paragraph_20_Font"><text:span text:style-name="T7"><text:s text:c="2"/>SMC Critique and discussion on suggested IDN Policy for Malayalam </text:span></text:span><text:a xlink:type="simple" xlink:href="http://wiki.smc.org.in/CDAC-IDN-Critique"><text:span text:style-name="Default_20_Paragraph_20_Font"><text:span text:style-name="Default_20_Paragraph_20_Font">http</text:span></text:span></text:a><text:a xlink:type="simple" xlink:href="http://wiki.smc.org.in/CDAC-IDN-Critique"><text:span text:style-name="Default_20_Paragraph_20_Font"><text:span text:style-name="Default_20_Paragraph_20_Font">://</text:span></text:span></text:a><text:a xlink:type="simple" xlink:href="http://wiki.smc.org.in/CDAC-IDN-Critique"><text:span text:style-name="Default_20_Paragraph_20_Font"><text:span text:style-name="Default_20_Paragraph_20_Font">wiki</text:span></text:span></text:a><text:a xlink:type="simple" xlink:href="http://wiki.smc.org.in/CDAC-IDN-Critique"><text:span text:style-name="Default_20_Paragraph_20_Font"><text:span text:style-name="Default_20_Paragraph_20_Font">.</text:span></text:span></text:a><text:a xlink:type="simple" xlink:href="http://wiki.smc.org.in/CDAC-IDN-Critique"><text:span text:style-name="Default_20_Paragraph_20_Font"><text:span text:style-name="Default_20_Paragraph_20_Font">smc</text:span></text:span></text:a><text:a xlink:type="simple" xlink:href="http://wiki.smc.org.in/CDAC-IDN-Critique"><text:span text:style-name="Default_20_Paragraph_20_Font"><text:span text:style-name="Default_20_Paragraph_20_Font">.</text:span></text:span></text:a><text:a xlink:type="simple" xlink:href="http://wiki.smc.org.in/CDAC-IDN-Critique"><text:span text:style-name="Default_20_Paragraph_20_Font"><text:span text:style-name="Default_20_Paragraph_20_Font">org</text:span></text:span></text:a><text:a xlink:type="simple" xlink:href="http://wiki.smc.org.in/CDAC-IDN-Critique"><text:span text:style-name="Default_20_Paragraph_20_Font"><text:span text:style-name="Default_20_Paragraph_20_Font">.</text:span></text:span></text:a><text:a xlink:type="simple" xlink:href="http://wiki.smc.org.in/CDAC-IDN-Critique"><text:span text:style-name="Default_20_Paragraph_20_Font"><text:span text:style-name="Default_20_Paragraph_20_Font">in</text:span></text:span></text:a><text:a xlink:type="simple" xlink:href="http://wiki.smc.org.in/CDAC-IDN-Critique"><text:span text:style-name="Default_20_Paragraph_20_Font"><text:span text:style-name="Default_20_Paragraph_20_Font">/</text:span></text:span></text:a><text:a xlink:type="simple" xlink:href="http://wiki.smc.org.in/CDAC-IDN-Critique"><text:span text:style-name="Default_20_Paragraph_20_Font"><text:span text:style-name="Default_20_Paragraph_20_Font">CDAC</text:span></text:span></text:a><text:a xlink:type="simple" xlink:href="http://wiki.smc.org.in/CDAC-IDN-Critique"><text:span text:style-name="Default_20_Paragraph_20_Font"><text:span text:style-name="Default_20_Paragraph_20_Font">-</text:span></text:span></text:a><text:a xlink:type="simple" xlink:href="http://wiki.smc.org.in/CDAC-IDN-Critique"><text:span text:style-name="Default_20_Paragraph_20_Font"><text:span text:style-name="Default_20_Paragraph_20_Font">IDN</text:span></text:span></text:a><text:a xlink:type="simple" xlink:href="http://wiki.smc.org.in/CDAC-IDN-Critique"><text:span text:style-name="Default_20_Paragraph_20_Font"><text:span text:style-name="Default_20_Paragraph_20_Font">-</text:span></text:span></text:a><text:a xlink:type="simple" xlink:href="http://wiki.smc.org.in/CDAC-IDN-Critique"><text:span text:style-name="Default_20_Paragraph_20_Font"><text:span text:style-name="Default_20_Paragraph_20_Font">Critique</text:span></text:span></text:a><text:span text:style-name="Default_20_Paragraph_20_Font"><text:span text:style-name="T7"> </text:span></text:span></text:p></text:note-body></text:note></text:span></text:span><text:span text:style-name="Default_20_Paragraph_20_Font"><text:span text:style-name="T11">. Input method standard revisions are in a dilemma of which encoding to be used</text:span></text:span><text:span text:style-name="Default_20_Paragraph_20_Font"><text:span text:style-name="T11"><text:note text:id="ftn13" text:note-class="footnote"><text:note-citation>2</text:note-citation><text:note-body><text:p text:style-name="P1"><text:span text:style-name="Default_20_Paragraph_20_Font"><text:span text:style-name="T8"><text:s text:c="2"/>Enhanced Inscript standard - Discussions and critique from community - </text:span></text:span><text:a xlink:type="simple" xlink:href="http://wiki.smc.org.in/CDAC-Inscript-Critique"><text:span text:style-name="Default_20_Paragraph_20_Font"><text:span text:style-name="Default_20_Paragraph_20_Font">http</text:span></text:span></text:a><text:a xlink:type="simple" xlink:href="http://wiki.smc.org.in/CDAC-Inscript-Critique"><text:span text:style-name="Default_20_Paragraph_20_Font"><text:span text:style-name="Default_20_Paragraph_20_Font">://</text:span></text:span></text:a><text:a xlink:type="simple" xlink:href="http://wiki.smc.org.in/CDAC-Inscript-Critique"><text:span text:style-name="Default_20_Paragraph_20_Font"><text:span text:style-name="Default_20_Paragraph_20_Font">wiki</text:span></text:span></text:a><text:a xlink:type="simple" xlink:href="http://wiki.smc.org.in/CDAC-Inscript-Critique"><text:span text:style-name="Default_20_Paragraph_20_Font"><text:span text:style-name="Default_20_Paragraph_20_Font">.</text:span></text:span></text:a><text:a xlink:type="simple" xlink:href="http://wiki.smc.org.in/CDAC-Inscript-Critique"><text:span text:style-name="Default_20_Paragraph_20_Font"><text:span text:style-name="Default_20_Paragraph_20_Font">smc</text:span></text:span></text:a><text:a xlink:type="simple" xlink:href="http://wiki.smc.org.in/CDAC-Inscript-Critique"><text:span text:style-name="Default_20_Paragraph_20_Font"><text:span text:style-name="Default_20_Paragraph_20_Font">.</text:span></text:span></text:a><text:a xlink:type="simple" xlink:href="http://wiki.smc.org.in/CDAC-Inscript-Critique"><text:span text:style-name="Default_20_Paragraph_20_Font"><text:span text:style-name="Default_20_Paragraph_20_Font">org</text:span></text:span></text:a><text:a xlink:type="simple" xlink:href="http://wiki.smc.org.in/CDAC-Inscript-Critique"><text:span text:style-name="Default_20_Paragraph_20_Font"><text:span text:style-name="Default_20_Paragraph_20_Font">.</text:span></text:span></text:a><text:a xlink:type="simple" xlink:href="http://wiki.smc.org.in/CDAC-Inscript-Critique"><text:span text:style-name="Default_20_Paragraph_20_Font"><text:span text:style-name="Default_20_Paragraph_20_Font">in</text:span></text:span></text:a><text:a xlink:type="simple" xlink:href="http://wiki.smc.org.in/CDAC-Inscript-Critique"><text:span text:style-name="Default_20_Paragraph_20_Font"><text:span text:style-name="Default_20_Paragraph_20_Font">/</text:span></text:span></text:a><text:a xlink:type="simple" xlink:href="http://wiki.smc.org.in/CDAC-Inscript-Critique"><text:span text:style-name="Default_20_Paragraph_20_Font"><text:span text:style-name="Default_20_Paragraph_20_Font">CDAC</text:span></text:span></text:a><text:a xlink:type="simple" xlink:href="http://wiki.smc.org.in/CDAC-Inscript-Critique"><text:span text:style-name="Default_20_Paragraph_20_Font"><text:span text:style-name="Default_20_Paragraph_20_Font">-</text:span></text:span></text:a><text:a xlink:type="simple" xlink:href="http://wiki.smc.org.in/CDAC-Inscript-Critique"><text:span text:style-name="Default_20_Paragraph_20_Font"><text:span text:style-name="Default_20_Paragraph_20_Font">Inscript</text:span></text:span></text:a><text:a xlink:type="simple" xlink:href="http://wiki.smc.org.in/CDAC-Inscript-Critique"><text:span text:style-name="Default_20_Paragraph_20_Font"><text:span text:style-name="Default_20_Paragraph_20_Font">-</text:span></text:span></text:a><text:a xlink:type="simple" xlink:href="http://wiki.smc.org.in/CDAC-Inscript-Critique"><text:span text:style-name="Default_20_Paragraph_20_Font"><text:span text:style-name="Default_20_Paragraph_20_Font">Critique</text:span></text:span></text:a><text:span text:style-name="Default_20_Paragraph_20_Font"><text:span text:style-name="T8"> </text:span></text:span></text:p></text:note-body></text:note></text:span></text:span><text:span text:style-name="Default_20_Paragraph_20_Font"><text:span text:style-name="T11">.</text:span></text:span></text:h>
      <text:p text:style-name="P10"/>
      <text:h text:style-name="P30" text:outline-level="1"><text:bookmark-start text:name="h.y1gcsty7csce"/><text:span text:style-name="Default_20_Paragraph_20_Font">The</text:span><text:bookmark-end text:name="h.y1gcsty7csce"/><text:span text:style-name="Default_20_Paragraph_20_Font"> </text:span><text:span text:style-name="Default_20_Paragraph_20_Font">way</text:span><text:span text:style-name="Default_20_Paragraph_20_Font"> </text:span><text:span text:style-name="Default_20_Paragraph_20_Font">forward</text:span></text:h>
      <text:p text:style-name="P8"/>
      <text:h text:style-name="P26" text:outline-level="1"><text:span text:style-name="Default_20_Paragraph_20_Font"><text:span text:style-name="T1">This report exp</text:span></text:span><text:span text:style-name="Default_20_Paragraph_20_Font"><text:span text:style-name="T11">lained the issues that Malayalam is facing because of the decisions of Unicode in the past. But the report has nothing to propose as a solution. The report intends to bring the attention of UTC into the above mentioned issues and ask discussions and solutions for them. When Unicode introduces the new characters, obviously there is </text:span></text:span><text:soft-page-break/><text:span text:style-name="Default_20_Paragraph_20_Font"><text:span text:style-name="T11">a time delay for implementations to catch up with the latest standard. But when an existing code point or character sequence is redefined or duplicated, <text:s/>more than the implementation delay, the compatibility with the existing data and the data being produced by existing implementations are equally important. In the case of Malayalam Chillu and Nta, <text:s/>Unicode stability policy is violated. <text:s/>But individual implementations cannot break the backward compatibility in that way. That is one of the reasons for “implementation delay” or “not implemented” status of applications. Higher order custom solutions are possible in many places, like the custom conversion rule written in Mediawiki for Malayalam. But such workarounds defeat the purpose of the standard. <text:s/>As far as native language technology developers are concerned, some of them considered the gap between the language and standard and stayed away from the dual encoding implementation and custom conversion solution</text:span></text:span><text:span text:style-name="Default_20_Paragraph_20_Font"><text:span text:style-name="T11"><text:note text:id="ftn14" text:note-class="footnote"><text:note-citation>1</text:note-citation><text:note-body><text:p text:style-name="P1"><text:span text:style-name="Default_20_Paragraph_20_Font"><text:span text:style-name="T7"><text:s text:c="2"/>Praveen A, Unicode or Malayalam? </text:span></text:span><text:a xlink:type="simple" xlink:href="http://www.j4v4m4n.in/2009/11/07/unicode-or-malayalam/"><text:span text:style-name="Default_20_Paragraph_20_Font"><text:span text:style-name="T7">http://www.j4v4m4n.in/2009/11/07/unicode-or-malayalam/</text:span></text:span></text:a><text:span text:style-name="Default_20_Paragraph_20_Font"><text:span text:style-name="T7"> </text:span></text:span></text:p></text:note-body></text:note></text:span></text:span><text:span text:style-name="Default_20_Paragraph_20_Font"><text:span text:style-name="T11">.</text:span></text:span></text:h>
      <text:h text:style-name="P26" text:outline-level="1"><text:span text:style-name="Default_20_Paragraph_20_Font"><text:span text:style-name="T11"/></text:span></text:h>
      <text:h text:style-name="P26" text:outline-level="1"><text:span text:style-name="Default_20_Paragraph_20_Font"><text:span text:style-name="T11"/></text:span></text:h>
      <text:p text:style-name="P16"/>
      <text:h text:style-name="P30" text:outline-level="1"><text:bookmark-start text:name="h.iiuesll14s9l"/><text:span text:style-name="Default_20_Paragraph_20_Font">Appendix</text:span><text:bookmark-end text:name="h.iiuesll14s9l"/><text:span text:style-name="Default_20_Paragraph_20_Font"> 1- </text:span><text:span text:style-name="Default_20_Paragraph_20_Font">Important</text:span><text:span text:style-name="Default_20_Paragraph_20_Font"> </text:span><text:span text:style-name="Default_20_Paragraph_20_Font">mails</text:span></text:h>
      <text:p text:style-name="P7"><text:span text:style-name="Default_20_Paragraph_20_Font"><text:span text:style-name="T3">Dr</text:span></text:span><text:span text:style-name="Default_20_Paragraph_20_Font"><text:span text:style-name="T3">. </text:span></text:span><text:span text:style-name="Default_20_Paragraph_20_Font"><text:span text:style-name="T3">Uma</text:span></text:span><text:span text:style-name="Default_20_Paragraph_20_Font"><text:span text:style-name="T3"> </text:span></text:span><text:span text:style-name="Default_20_Paragraph_20_Font"><text:span text:style-name="T3">Maheswaran</text:span></text:span><text:span text:style-name="Default_20_Paragraph_20_Font"><text:span text:style-name="T3">, </text:span></text:span><text:span text:style-name="Default_20_Paragraph_20_Font"><text:span text:style-name="T3">Indic</text:span></text:span><text:span text:style-name="Default_20_Paragraph_20_Font"><text:span text:style-name="T3"> </text:span></text:span><text:span text:style-name="Default_20_Paragraph_20_Font"><text:span text:style-name="T3">Mailing</text:span></text:span><text:span text:style-name="Default_20_Paragraph_20_Font"><text:span text:style-name="T3"> </text:span></text:span><text:span text:style-name="Default_20_Paragraph_20_Font"><text:span text:style-name="T3">List</text:span></text:span><text:span text:style-name="Default_20_Paragraph_20_Font"><text:span text:style-name="T3"> </text:span></text:span><text:span text:style-name="Default_20_Paragraph_20_Font"><text:span text:style-name="T3">of</text:span></text:span><text:span text:style-name="Default_20_Paragraph_20_Font"><text:span text:style-name="T3"> </text:span></text:span><text:span text:style-name="Default_20_Paragraph_20_Font"><text:span text:style-name="T3">Unicode</text:span></text:span><text:span text:style-name="Default_20_Paragraph_20_Font"><text:span text:style-name="T3"> <text:s/>(8/8/07)</text:span></text:span></text:p>
      <text:p text:style-name="P9"/>
      <text:p text:style-name="P6"><text:span text:style-name="Default_20_Paragraph_20_Font">Dr</text:span><text:span text:style-name="Default_20_Paragraph_20_Font">. </text:span><text:span text:style-name="Default_20_Paragraph_20_Font">Ganesan</text:span><text:span text:style-name="Default_20_Paragraph_20_Font">, </text:span><text:span text:style-name="Default_20_Paragraph_20_Font">Ralminov</text:span><text:span text:style-name="Default_20_Paragraph_20_Font"> </text:span><text:span text:style-name="Default_20_Paragraph_20_Font">Raminovsky</text:span><text:span text:style-name="Default_20_Paragraph_20_Font"> </text:span><text:span text:style-name="Default_20_Paragraph_20_Font">and</text:span><text:span text:style-name="Default_20_Paragraph_20_Font"> </text:span><text:span text:style-name="Default_20_Paragraph_20_Font">others</text:span><text:span text:style-name="Default_20_Paragraph_20_Font"> ... </text:span><text:span text:style-name="Default_20_Paragraph_20_Font">I</text:span><text:span text:style-name="Default_20_Paragraph_20_Font"> </text:span><text:span text:style-name="Default_20_Paragraph_20_Font">have</text:span><text:span text:style-name="Default_20_Paragraph_20_Font"> </text:span><text:span text:style-name="Default_20_Paragraph_20_Font">been</text:span><text:span text:style-name="Default_20_Paragraph_20_Font"> </text:span><text:span text:style-name="Default_20_Paragraph_20_Font">asked</text:span><text:span text:style-name="Default_20_Paragraph_20_Font"> </text:span><text:span text:style-name="Default_20_Paragraph_20_Font">for</text:span><text:span text:style-name="Default_20_Paragraph_20_Font"> </text:span><text:span text:style-name="Default_20_Paragraph_20_Font">what</text:span><text:span text:style-name="Default_20_Paragraph_20_Font"><text:line-break/></text:span><text:span text:style-name="Default_20_Paragraph_20_Font">I</text:span><text:span text:style-name="Default_20_Paragraph_20_Font"> </text:span><text:span text:style-name="Default_20_Paragraph_20_Font">did</text:span><text:span text:style-name="Default_20_Paragraph_20_Font"> </text:span><text:span text:style-name="Default_20_Paragraph_20_Font">point</text:span><text:span text:style-name="Default_20_Paragraph_20_Font"> </text:span><text:span text:style-name="Default_20_Paragraph_20_Font">to</text:span><text:span text:style-name="Default_20_Paragraph_20_Font"> </text:span><text:span text:style-name="Default_20_Paragraph_20_Font">etc</text:span><text:span text:style-name="Default_20_Paragraph_20_Font">. </text:span><text:span text:style-name="Default_20_Paragraph_20_Font">at</text:span><text:span text:style-name="Default_20_Paragraph_20_Font"> </text:span><text:span text:style-name="Default_20_Paragraph_20_Font">the</text:span><text:span text:style-name="Default_20_Paragraph_20_Font"> </text:span><text:span text:style-name="Default_20_Paragraph_20_Font">WG</text:span><text:span text:style-name="Default_20_Paragraph_20_Font">2 </text:span><text:span text:style-name="Default_20_Paragraph_20_Font">meeting</text:span><text:span text:style-name="Default_20_Paragraph_20_Font"> </text:span><text:span text:style-name="Default_20_Paragraph_20_Font">that</text:span><text:span text:style-name="Default_20_Paragraph_20_Font"> </text:span><text:span text:style-name="Default_20_Paragraph_20_Font">Michael</text:span><text:span text:style-name="Default_20_Paragraph_20_Font"> </text:span><text:span text:style-name="Default_20_Paragraph_20_Font">referenced</text:span><text:span text:style-name="Default_20_Paragraph_20_Font"> ... </text:span><text:span text:style-name="Default_20_Paragraph_20_Font">I</text:span><text:span text:style-name="Default_20_Paragraph_20_Font"> </text:span><text:span text:style-name="Default_20_Paragraph_20_Font">know</text:span><text:span text:style-name="Default_20_Paragraph_20_Font"><text:line-break/></text:span><text:span text:style-name="Default_20_Paragraph_20_Font">this</text:span><text:span text:style-name="Default_20_Paragraph_20_Font"> </text:span><text:span text:style-name="Default_20_Paragraph_20_Font">posting</text:span><text:span text:style-name="Default_20_Paragraph_20_Font"> </text:span><text:span text:style-name="Default_20_Paragraph_20_Font">of</text:span><text:span text:style-name="Default_20_Paragraph_20_Font"> </text:span><text:span text:style-name="Default_20_Paragraph_20_Font">mine</text:span><text:span text:style-name="Default_20_Paragraph_20_Font"> </text:span><text:span text:style-name="Default_20_Paragraph_20_Font">is</text:span><text:span text:style-name="Default_20_Paragraph_20_Font"> </text:span><text:span text:style-name="Default_20_Paragraph_20_Font">going</text:span><text:span text:style-name="Default_20_Paragraph_20_Font"> </text:span><text:span text:style-name="Default_20_Paragraph_20_Font">to</text:span><text:span text:style-name="Default_20_Paragraph_20_Font"> </text:span><text:span text:style-name="Default_20_Paragraph_20_Font">bring</text:span><text:span text:style-name="Default_20_Paragraph_20_Font"> </text:span><text:span text:style-name="Default_20_Paragraph_20_Font">on</text:span><text:span text:style-name="Default_20_Paragraph_20_Font"> </text:span><text:span text:style-name="Default_20_Paragraph_20_Font">a</text:span><text:span text:style-name="Default_20_Paragraph_20_Font"> </text:span><text:span text:style-name="Default_20_Paragraph_20_Font">lot</text:span><text:span text:style-name="Default_20_Paragraph_20_Font"> </text:span><text:span text:style-name="Default_20_Paragraph_20_Font">of</text:span><text:span text:style-name="Default_20_Paragraph_20_Font"> </text:span><text:span text:style-name="Default_20_Paragraph_20_Font">FLAME</text:span><text:span text:style-name="Default_20_Paragraph_20_Font"> .. <text:s text:c="2"/></text:span><text:span text:style-name="Default_20_Paragraph_20_Font">Here</text:span><text:span text:style-name="Default_20_Paragraph_20_Font"> </text:span><text:span text:style-name="Default_20_Paragraph_20_Font">I</text:span><text:span text:style-name="Default_20_Paragraph_20_Font"> </text:span><text:span text:style-name="Default_20_Paragraph_20_Font">go</text:span><text:span text:style-name="Default_20_Paragraph_20_Font"> ..<text:line-break/><text:line-break/></text:span><text:span text:style-name="Default_20_Paragraph_20_Font">There</text:span><text:span text:style-name="Default_20_Paragraph_20_Font"> </text:span><text:span text:style-name="Default_20_Paragraph_20_Font">have</text:span><text:span text:style-name="Default_20_Paragraph_20_Font"> </text:span><text:span text:style-name="Default_20_Paragraph_20_Font">been</text:span><text:span text:style-name="Default_20_Paragraph_20_Font"> </text:span><text:span text:style-name="Default_20_Paragraph_20_Font">a</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contributions</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topic</text:span><text:span text:style-name="Default_20_Paragraph_20_Font"> </text:span><text:span text:style-name="Default_20_Paragraph_20_Font">of</text:span><text:span text:style-name="Default_20_Paragraph_20_Font"> </text:span><text:span text:style-name="Default_20_Paragraph_20_Font">Chillus</text:span><text:span text:style-name="Default_20_Paragraph_20_Font"> </text:span><text:span text:style-name="Default_20_Paragraph_20_Font">which</text:span><text:span text:style-name="Default_20_Paragraph_20_Font"><text:line-break/></text:span><text:span text:style-name="Default_20_Paragraph_20_Font">finally</text:span><text:span text:style-name="Default_20_Paragraph_20_Font"> </text:span><text:span text:style-name="Default_20_Paragraph_20_Font">led</text:span><text:span text:style-name="Default_20_Paragraph_20_Font"> </text:span><text:span text:style-name="Default_20_Paragraph_20_Font">the</text:span><text:span text:style-name="Default_20_Paragraph_20_Font"> </text:span><text:span text:style-name="Default_20_Paragraph_20_Font">UTC</text:span><text:span text:style-name="Default_20_Paragraph_20_Font"> </text:span><text:span text:style-name="Default_20_Paragraph_20_Font">and</text:span><text:span text:style-name="Default_20_Paragraph_20_Font"> </text:span><text:span text:style-name="Default_20_Paragraph_20_Font">WG</text:span><text:span text:style-name="Default_20_Paragraph_20_Font">2 </text:span><text:span text:style-name="Default_20_Paragraph_20_Font">to</text:span><text:span text:style-name="Default_20_Paragraph_20_Font"> </text:span><text:span text:style-name="Default_20_Paragraph_20_Font">support</text:span><text:span text:style-name="Default_20_Paragraph_20_Font"> </text:span><text:span text:style-name="Default_20_Paragraph_20_Font">the</text:span><text:span text:style-name="Default_20_Paragraph_20_Font"> </text:span><text:span text:style-name="Default_20_Paragraph_20_Font">encoding</text:span><text:span text:style-name="Default_20_Paragraph_20_Font"> </text:span><text:span text:style-name="Default_20_Paragraph_20_Font">of</text:span><text:span text:style-name="Default_20_Paragraph_20_Font"> </text:span><text:span text:style-name="Default_20_Paragraph_20_Font">Atomic</text:span><text:span text:style-name="Default_20_Paragraph_20_Font"> </text:span><text:span text:style-name="Default_20_Paragraph_20_Font">Chilus</text:span><text:span text:style-name="Default_20_Paragraph_20_Font"> </text:span><text:span text:style-name="Default_20_Paragraph_20_Font">for</text:span><text:span text:style-name="Default_20_Paragraph_20_Font"><text:line-break/></text:span><text:span text:style-name="Default_20_Paragraph_20_Font">Malayalam</text:span><text:span text:style-name="Default_20_Paragraph_20_Font">. <text:s/></text:span><text:span text:style-name="Default_20_Paragraph_20_Font">You</text:span><text:span text:style-name="Default_20_Paragraph_20_Font"> </text:span><text:span text:style-name="Default_20_Paragraph_20_Font">can</text:span><text:span text:style-name="Default_20_Paragraph_20_Font"> </text:span><text:span text:style-name="Default_20_Paragraph_20_Font">also</text:span><text:span text:style-name="Default_20_Paragraph_20_Font"> </text:span><text:span text:style-name="Default_20_Paragraph_20_Font">mine</text:span><text:span text:style-name="Default_20_Paragraph_20_Font"> </text:span><text:span text:style-name="Default_20_Paragraph_20_Font">this</text:span><text:span text:style-name="Default_20_Paragraph_20_Font"> </text:span><text:span text:style-name="Default_20_Paragraph_20_Font">list</text:span><text:span text:style-name="Default_20_Paragraph_20_Font"> </text:span><text:span text:style-name="Default_20_Paragraph_20_Font">for</text:span><text:span text:style-name="Default_20_Paragraph_20_Font"> </text:span><text:span text:style-name="Default_20_Paragraph_20_Font">all</text:span><text:span text:style-name="Default_20_Paragraph_20_Font"> </text:span><text:span text:style-name="Default_20_Paragraph_20_Font">the</text:span><text:span text:style-name="Default_20_Paragraph_20_Font"> </text:span><text:span text:style-name="Default_20_Paragraph_20_Font">past</text:span><text:span text:style-name="Default_20_Paragraph_20_Font"><text:line-break/></text:span><text:span text:style-name="Default_20_Paragraph_20_Font">discussions</text:span><text:span text:style-name="Default_20_Paragraph_20_Font">/</text:span><text:span text:style-name="Default_20_Paragraph_20_Font">postings</text:span><text:span text:style-name="Default_20_Paragraph_20_Font"> </text:span><text:span text:style-name="Default_20_Paragraph_20_Font">with</text:span><text:span text:style-name="Default_20_Paragraph_20_Font"> </text:span><text:span text:style-name="Default_20_Paragraph_20_Font">examples</text:span><text:span text:style-name="Default_20_Paragraph_20_Font"> </text:span><text:span text:style-name="Default_20_Paragraph_20_Font">etc</text:span><text:span text:style-name="Default_20_Paragraph_20_Font">. </text:span><text:span text:style-name="Default_20_Paragraph_20_Font">on</text:span><text:span text:style-name="Default_20_Paragraph_20_Font"> </text:span><text:span text:style-name="Default_20_Paragraph_20_Font">this</text:span><text:span text:style-name="Default_20_Paragraph_20_Font"> </text:span><text:span text:style-name="Default_20_Paragraph_20_Font">topic</text:span><text:span text:style-name="Default_20_Paragraph_20_Font">. <text:s/></text:span><text:span text:style-name="Default_20_Paragraph_20_Font">For</text:span><text:span text:style-name="Default_20_Paragraph_20_Font"> </text:span><text:span text:style-name="Default_20_Paragraph_20_Font">me</text:span><text:span text:style-name="Default_20_Paragraph_20_Font"> </text:span><text:span text:style-name="Default_20_Paragraph_20_Font">the</text:span><text:span text:style-name="Default_20_Paragraph_20_Font"><text:line-break/></text:span><text:span text:style-name="Default_20_Paragraph_20_Font">convincing</text:span><text:span text:style-name="Default_20_Paragraph_20_Font"> </text:span><text:span text:style-name="Default_20_Paragraph_20_Font">points</text:span><text:span text:style-name="Default_20_Paragraph_20_Font"> </text:span><text:span text:style-name="Default_20_Paragraph_20_Font">were</text:span><text:span text:style-name="Default_20_Paragraph_20_Font">:<text:line-break/><text:line-break/></text:span><text:span text:style-name="Default_20_Paragraph_20_Font">a</text:span><text:span text:style-name="Default_20_Paragraph_20_Font">. <text:s/></text:span><text:span text:style-name="Default_20_Paragraph_20_Font">The</text:span><text:span text:style-name="Default_20_Paragraph_20_Font"> </text:span><text:span text:style-name="Default_20_Paragraph_20_Font">samvruthokaram</text:span><text:span text:style-name="Default_20_Paragraph_20_Font"> </text:span><text:span text:style-name="Default_20_Paragraph_20_Font">issue</text:span><text:span text:style-name="Default_20_Paragraph_20_Font"> .. <text:s/></text:span><text:span text:style-name="Default_20_Paragraph_20_Font">at</text:span><text:span text:style-name="Default_20_Paragraph_20_Font"> </text:span><text:span text:style-name="Default_20_Paragraph_20_Font">the</text:span><text:span text:style-name="Default_20_Paragraph_20_Font"> </text:span><text:span text:style-name="Default_20_Paragraph_20_Font">end</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word</text:span><text:span text:style-name="Default_20_Paragraph_20_Font">, </text:span><text:span text:style-name="Default_20_Paragraph_20_Font">we</text:span><text:span text:style-name="Default_20_Paragraph_20_Font"> </text:span><text:span text:style-name="Default_20_Paragraph_20_Font">cannot</text:span><text:span text:style-name="Default_20_Paragraph_20_Font"> </text:span><text:span text:style-name="Default_20_Paragraph_20_Font">simply</text:span><text:span text:style-name="Default_20_Paragraph_20_Font"><text:line-break/></text:span><text:span text:style-name="Default_20_Paragraph_20_Font">assume</text:span><text:span text:style-name="Default_20_Paragraph_20_Font"> </text:span><text:span text:style-name="Default_20_Paragraph_20_Font">that</text:span><text:span text:style-name="Default_20_Paragraph_20_Font"> </text:span><text:span text:style-name="Default_20_Paragraph_20_Font">a</text:span><text:span text:style-name="Default_20_Paragraph_20_Font"> </text:span><text:span text:style-name="Default_20_Paragraph_20_Font">chillu</text:span><text:span text:style-name="Default_20_Paragraph_20_Font"> </text:span><text:span text:style-name="Default_20_Paragraph_20_Font">form</text:span><text:span text:style-name="Default_20_Paragraph_20_Font"> </text:span><text:span text:style-name="Default_20_Paragraph_20_Font">and</text:span><text:span text:style-name="Default_20_Paragraph_20_Font"> </text:span><text:span text:style-name="Default_20_Paragraph_20_Font">chandrakala</text:span><text:span text:style-name="Default_20_Paragraph_20_Font"> </text:span><text:span text:style-name="Default_20_Paragraph_20_Font">form</text:span><text:span text:style-name="Default_20_Paragraph_20_Font"> </text:span><text:span text:style-name="Default_20_Paragraph_20_Font">are</text:span><text:span text:style-name="Default_20_Paragraph_20_Font"> </text:span><text:span text:style-name="Default_20_Paragraph_20_Font">equivalent</text:span><text:span text:style-name="Default_20_Paragraph_20_Font"> </text:span><text:span text:style-name="Default_20_Paragraph_20_Font">du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text:line-break/></text:span><text:span text:style-name="Default_20_Paragraph_20_Font">differenc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meaning</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word</text:span><text:span text:style-name="Default_20_Paragraph_20_Font">.<text:line-break/><text:line-break/></text:span><text:span text:style-name="Default_20_Paragraph_20_Font">b</text:span><text:span text:style-name="Default_20_Paragraph_20_Font">. <text:s/></text:span><text:span text:style-name="Default_20_Paragraph_20_Font">The</text:span><text:span text:style-name="Default_20_Paragraph_20_Font"> </text:span><text:span text:style-name="Default_20_Paragraph_20_Font">dual</text:span><text:span text:style-name="Default_20_Paragraph_20_Font"> </text:span><text:span text:style-name="Default_20_Paragraph_20_Font">mapping</text:span><text:span text:style-name="Default_20_Paragraph_20_Font"> </text:span><text:span text:style-name="Default_20_Paragraph_20_Font">of</text:span><text:span text:style-name="Default_20_Paragraph_20_Font"> </text:span><text:span text:style-name="Default_20_Paragraph_20_Font">some</text:span><text:span text:style-name="Default_20_Paragraph_20_Font"> .. </text:span><text:span text:style-name="Default_20_Paragraph_20_Font">for</text:span><text:span text:style-name="Default_20_Paragraph_20_Font"> </text:span><text:span text:style-name="Default_20_Paragraph_20_Font">example</text:span><text:span text:style-name="Default_20_Paragraph_20_Font">: </text:span><text:span text:style-name="Default_20_Paragraph_20_Font">RA</text:span><text:span text:style-name="Default_20_Paragraph_20_Font">, </text:span><text:span text:style-name="Default_20_Paragraph_20_Font">RRA</text:span><text:span text:style-name="Default_20_Paragraph_20_Font"> </text:span><text:span text:style-name="Default_20_Paragraph_20_Font">Chandrakala</text:span><text:span text:style-name="Default_20_Paragraph_20_Font"> </text:span><text:span text:style-name="Default_20_Paragraph_20_Font">and</text:span><text:span text:style-name="Default_20_Paragraph_20_Font"> </text:span><text:span text:style-name="Default_20_Paragraph_20_Font">RRA</text:span><text:span text:style-name="Default_20_Paragraph_20_Font"><text:line-break/></text:span><text:span text:style-name="Default_20_Paragraph_20_Font">Chillu</text:span><text:span text:style-name="Default_20_Paragraph_20_Font"> (</text:span><text:span text:style-name="Default_20_Paragraph_20_Font">for</text:span><text:span text:style-name="Default_20_Paragraph_20_Font"> </text:span><text:span text:style-name="Default_20_Paragraph_20_Font">me</text:span><text:span text:style-name="Default_20_Paragraph_20_Font"> </text:span><text:span text:style-name="Default_20_Paragraph_20_Font">the</text:span><text:span text:style-name="Default_20_Paragraph_20_Font"> </text:span><text:span text:style-name="Default_20_Paragraph_20_Font">name</text:span><text:span text:style-name="Default_20_Paragraph_20_Font"> </text:span><text:span text:style-name="Default_20_Paragraph_20_Font">Chillu</text:span><text:span text:style-name="Default_20_Paragraph_20_Font"> </text:span><text:span text:style-name="Default_20_Paragraph_20_Font">RRA</text:span><text:span text:style-name="Default_20_Paragraph_20_Font"> </text:span><text:span text:style-name="Default_20_Paragraph_20_Font">is</text:span><text:span text:style-name="Default_20_Paragraph_20_Font"> </text:span><text:span text:style-name="Default_20_Paragraph_20_Font">more</text:span><text:span text:style-name="Default_20_Paragraph_20_Font"> </text:span><text:span text:style-name="Default_20_Paragraph_20_Font">appropriate</text:span><text:span text:style-name="Default_20_Paragraph_20_Font"> </text:span><text:span text:style-name="Default_20_Paragraph_20_Font">reflecting</text:span><text:span text:style-name="Default_20_Paragraph_20_Font"> </text:span><text:span text:style-name="Default_20_Paragraph_20_Font">what</text:span><text:span text:style-name="Default_20_Paragraph_20_Font"> </text:span><text:span text:style-name="Default_20_Paragraph_20_Font">I</text:span><text:span text:style-name="Default_20_Paragraph_20_Font"><text:line-break/></text:span><text:span text:style-name="Default_20_Paragraph_20_Font">know</text:span><text:span text:style-name="Default_20_Paragraph_20_Font"> </text:span><text:span text:style-name="Default_20_Paragraph_20_Font">of</text:span><text:span text:style-name="Default_20_Paragraph_20_Font"> </text:span><text:span text:style-name="Default_20_Paragraph_20_Font">its</text:span><text:span text:style-name="Default_20_Paragraph_20_Font"> </text:span><text:span text:style-name="Default_20_Paragraph_20_Font">pronounciation</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as</text:span><text:span text:style-name="Default_20_Paragraph_20_Font"> </text:span><text:span text:style-name="Default_20_Paragraph_20_Font">RR</text:span><text:span text:style-name="Default_20_Paragraph_20_Font">). <text:s/></text:span><text:span text:style-name="Default_20_Paragraph_20_Font">If</text:span><text:span text:style-name="Default_20_Paragraph_20_Font"> </text:span><text:span text:style-name="Default_20_Paragraph_20_Font">I</text:span><text:span text:style-name="Default_20_Paragraph_20_Font"> </text:span><text:span text:style-name="Default_20_Paragraph_20_Font">press</text:span><text:span text:style-name="Default_20_Paragraph_20_Font"> </text:span><text:span text:style-name="Default_20_Paragraph_20_Font">the</text:span><text:span text:style-name="Default_20_Paragraph_20_Font"> </text:span><text:span text:style-name="Default_20_Paragraph_20_Font">key</text:span><text:span text:style-name="Default_20_Paragraph_20_Font"> </text:span><text:span text:style-name="Default_20_Paragraph_20_Font">top</text:span><text:span text:style-name="Default_20_Paragraph_20_Font"> </text:span><text:span text:style-name="Default_20_Paragraph_20_Font">marked</text:span><text:span text:style-name="Default_20_Paragraph_20_Font"><text:line-break/></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Chillu</text:span><text:span text:style-name="Default_20_Paragraph_20_Font"> </text:span><text:span text:style-name="Default_20_Paragraph_20_Font">RRA</text:span><text:span text:style-name="Default_20_Paragraph_20_Font"> </text:span><text:span text:style-name="Default_20_Paragraph_20_Font">what</text:span><text:span text:style-name="Default_20_Paragraph_20_Font"> </text:span><text:span text:style-name="Default_20_Paragraph_20_Font">sequence</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produced</text:span><text:span text:style-name="Default_20_Paragraph_20_Font"> </text:span><text:span text:style-name="Default_20_Paragraph_20_Font">by</text:span><text:span text:style-name="Default_20_Paragraph_20_Font"> </text:span><text:span text:style-name="Default_20_Paragraph_20_Font">the</text:span><text:span text:style-name="Default_20_Paragraph_20_Font"> </text:span><text:span text:style-name="Default_20_Paragraph_20_Font">keyboard</text:span><text:span text:style-name="Default_20_Paragraph_20_Font"> </text:span><text:span text:style-name="Default_20_Paragraph_20_Font">driver</text:span><text:span text:style-name="Default_20_Paragraph_20_Font"> /<text:line-break/></text:span><text:span text:style-name="Default_20_Paragraph_20_Font">input</text:span><text:span text:style-name="Default_20_Paragraph_20_Font"> </text:span><text:span text:style-name="Default_20_Paragraph_20_Font">method</text:span><text:span text:style-name="Default_20_Paragraph_20_Font"> (</text:span><text:span text:style-name="Default_20_Paragraph_20_Font">if</text:span><text:span text:style-name="Default_20_Paragraph_20_Font"> </text:span><text:span text:style-name="Default_20_Paragraph_20_Font">there</text:span><text:span text:style-name="Default_20_Paragraph_20_Font"> </text:span><text:span text:style-name="Default_20_Paragraph_20_Font">is</text:span><text:span text:style-name="Default_20_Paragraph_20_Font"> </text:span><text:span text:style-name="Default_20_Paragraph_20_Font">no</text:span><text:span text:style-name="Default_20_Paragraph_20_Font"> </text:span><text:span text:style-name="Default_20_Paragraph_20_Font">atomic</text:span><text:span text:style-name="Default_20_Paragraph_20_Font"> </text:span><text:span text:style-name="Default_20_Paragraph_20_Font">Chillu</text:span><text:span text:style-name="Default_20_Paragraph_20_Font"> </text:span><text:span text:style-name="Default_20_Paragraph_20_Font">RRA</text:span><text:span text:style-name="Default_20_Paragraph_20_Font">)? <text:s/>(</text:span><text:span text:style-name="Default_20_Paragraph_20_Font">Same</text:span><text:span text:style-name="Default_20_Paragraph_20_Font"> </text:span><text:span text:style-name="Default_20_Paragraph_20_Font">for</text:span><text:span text:style-name="Default_20_Paragraph_20_Font"> </text:span><text:span text:style-name="Default_20_Paragraph_20_Font">LA</text:span><text:span text:style-name="Default_20_Paragraph_20_Font">,</text:span><text:span text:style-name="Default_20_Paragraph_20_Font">TA</text:span><text:span text:style-name="Default_20_Paragraph_20_Font"><text:line-break/></text:span><text:span text:style-name="Default_20_Paragraph_20_Font">corresppondence</text:span><text:span text:style-name="Default_20_Paragraph_20_Font"> </text:span><text:span text:style-name="Default_20_Paragraph_20_Font">with</text:span><text:span text:style-name="Default_20_Paragraph_20_Font"> </text:span><text:span text:style-name="Default_20_Paragraph_20_Font">Chillu</text:span><text:span text:style-name="Default_20_Paragraph_20_Font"> </text:span><text:span text:style-name="Default_20_Paragraph_20_Font">LA</text:span><text:span text:style-name="Default_20_Paragraph_20_Font">, </text:span><text:span text:style-name="Default_20_Paragraph_20_Font">and</text:span><text:span text:style-name="Default_20_Paragraph_20_Font"> </text:span><text:span text:style-name="Default_20_Paragraph_20_Font">possibly</text:span><text:span text:style-name="Default_20_Paragraph_20_Font"> </text:span><text:span text:style-name="Default_20_Paragraph_20_Font">others</text:span><text:span text:style-name="Default_20_Paragraph_20_Font"> </text:span><text:span text:style-name="Default_20_Paragraph_20_Font">like</text:span><text:span text:style-name="Default_20_Paragraph_20_Font"> </text:span><text:span text:style-name="Default_20_Paragraph_20_Font">that</text:span><text:span text:style-name="Default_20_Paragraph_20_Font">).<text:line-break/><text:line-break/></text:span><text:span text:style-name="Default_20_Paragraph_20_Font">c</text:span><text:span text:style-name="Default_20_Paragraph_20_Font">. <text:s/></text:span><text:span text:style-name="Default_20_Paragraph_20_Font">The</text:span><text:span text:style-name="Default_20_Paragraph_20_Font"> </text:span><text:span text:style-name="Default_20_Paragraph_20_Font">example</text:span><text:span text:style-name="Default_20_Paragraph_20_Font"> </text:span><text:span text:style-name="Default_20_Paragraph_20_Font">provided</text:span><text:span text:style-name="Default_20_Paragraph_20_Font"> </text:span><text:span text:style-name="Default_20_Paragraph_20_Font">about</text:span><text:span text:style-name="Default_20_Paragraph_20_Font"> </text:span><text:span text:style-name="Default_20_Paragraph_20_Font">the</text:span><text:span text:style-name="Default_20_Paragraph_20_Font"> </text:span><text:span text:style-name="Default_20_Paragraph_20_Font">stacked</text:span><text:span text:style-name="Default_20_Paragraph_20_Font"> </text:span><text:span text:style-name="Default_20_Paragraph_20_Font">N</text:span><text:span text:style-name="Default_20_Paragraph_20_Font">-</text:span><text:span text:style-name="Default_20_Paragraph_20_Font">with</text:span><text:span text:style-name="Default_20_Paragraph_20_Font">-</text:span><text:span text:style-name="Default_20_Paragraph_20_Font">R</text:span><text:span text:style-name="Default_20_Paragraph_20_Font"> </text:span><text:span text:style-name="Default_20_Paragraph_20_Font">vs</text:span><text:span text:style-name="Default_20_Paragraph_20_Font"> </text:span><text:span text:style-name="Default_20_Paragraph_20_Font">side</text:span><text:span text:style-name="Default_20_Paragraph_20_Font"> </text:span><text:span text:style-name="Default_20_Paragraph_20_Font">by</text:span><text:span text:style-name="Default_20_Paragraph_20_Font"> </text:span><text:span text:style-name="Default_20_Paragraph_20_Font">side</text:span><text:span text:style-name="Default_20_Paragraph_20_Font"> </text:span><text:span text:style-name="Default_20_Paragraph_20_Font">N</text:span><text:span text:style-name="Default_20_Paragraph_20_Font"> </text:span><text:span text:style-name="Default_20_Paragraph_20_Font">and</text:span><text:span text:style-name="Default_20_Paragraph_20_Font"> </text:span><text:span text:style-name="Default_20_Paragraph_20_Font">R</text:span><text:span text:style-name="Default_20_Paragraph_20_Font"><text:line-break/></text:span><text:span text:style-name="Default_20_Paragraph_20_Font">in</text:span><text:span text:style-name="Default_20_Paragraph_20_Font"> </text:span><text:span text:style-name="Default_20_Paragraph_20_Font">on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contributions</text:span><text:span text:style-name="Default_20_Paragraph_20_Font">, </text:span><text:span text:style-name="Default_20_Paragraph_20_Font">in</text:span><text:span text:style-name="Default_20_Paragraph_20_Font"> </text:span><text:span text:style-name="Default_20_Paragraph_20_Font">my</text:span><text:span text:style-name="Default_20_Paragraph_20_Font"> </text:span><text:span text:style-name="Default_20_Paragraph_20_Font">view</text:span><text:span text:style-name="Default_20_Paragraph_20_Font"> </text:span><text:span text:style-name="Default_20_Paragraph_20_Font">could</text:span><text:span text:style-name="Default_20_Paragraph_20_Font"> </text:span><text:span text:style-name="Default_20_Paragraph_20_Font">not</text:span><text:span text:style-name="Default_20_Paragraph_20_Font"> </text:span><text:span text:style-name="Default_20_Paragraph_20_Font">be</text:span><text:span text:style-name="Default_20_Paragraph_20_Font"> </text:span><text:span text:style-name="Default_20_Paragraph_20_Font">easily</text:span><text:span text:style-name="Default_20_Paragraph_20_Font"> </text:span><text:span text:style-name="Default_20_Paragraph_20_Font">resolved</text:span><text:span text:style-name="Default_20_Paragraph_20_Font"><text:line-break/></text:span><text:span text:style-name="Default_20_Paragraph_20_Font">without</text:span><text:span text:style-name="Default_20_Paragraph_20_Font"> </text:span><text:span text:style-name="Default_20_Paragraph_20_Font">atomic</text:span><text:span text:style-name="Default_20_Paragraph_20_Font"> </text:span><text:span text:style-name="Default_20_Paragraph_20_Font">chillu</text:span><text:span text:style-name="Default_20_Paragraph_20_Font"> (</text:span><text:span text:style-name="Default_20_Paragraph_20_Font">at</text:span><text:span text:style-name="Default_20_Paragraph_20_Font"> </text:span><text:span text:style-name="Default_20_Paragraph_20_Font">least</text:span><text:span text:style-name="Default_20_Paragraph_20_Font"> </text:span><text:span text:style-name="Default_20_Paragraph_20_Font">for</text:span><text:span text:style-name="Default_20_Paragraph_20_Font">) </text:span><text:span text:style-name="Default_20_Paragraph_20_Font">NA</text:span><text:span text:style-name="Default_20_Paragraph_20_Font"> </text:span><text:span text:style-name="Default_20_Paragraph_20_Font">chillu</text:span><text:span text:style-name="Default_20_Paragraph_20_Font">.<text:line-break/><text:line-break/></text:span><text:span text:style-name="Default_20_Paragraph_20_Font">In</text:span><text:span text:style-name="Default_20_Paragraph_20_Font"> </text:span><text:span text:style-name="Default_20_Paragraph_20_Font">my</text:span><text:span text:style-name="Default_20_Paragraph_20_Font"> </text:span><text:span text:style-name="Default_20_Paragraph_20_Font">mind</text:span><text:span text:style-name="Default_20_Paragraph_20_Font">, </text:span><text:span text:style-name="Default_20_Paragraph_20_Font">at</text:span><text:span text:style-name="Default_20_Paragraph_20_Font"> </text:span><text:span text:style-name="Default_20_Paragraph_20_Font">the</text:span><text:span text:style-name="Default_20_Paragraph_20_Font"> </text:span><text:span text:style-name="Default_20_Paragraph_20_Font">heart</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atter</text:span><text:span text:style-name="Default_20_Paragraph_20_Font"> </text:span><text:span text:style-name="Default_20_Paragraph_20_Font">are</text:span><text:span text:style-name="Default_20_Paragraph_20_Font"> </text:span><text:span text:style-name="Default_20_Paragraph_20_Font">the</text:span><text:span text:style-name="Default_20_Paragraph_20_Font"> </text:span><text:span text:style-name="Default_20_Paragraph_20_Font">issues</text:span><text:span text:style-name="Default_20_Paragraph_20_Font"> </text:span><text:span text:style-name="Default_20_Paragraph_20_Font">raised</text:span><text:span text:style-name="Default_20_Paragraph_20_Font"> </text:span><text:span text:style-name="Default_20_Paragraph_20_Font">by</text:span><text:span text:style-name="Default_20_Paragraph_20_Font"> </text:span><text:span text:style-name="Default_20_Paragraph_20_Font">the</text:span><text:span text:style-name="Default_20_Paragraph_20_Font"><text:line-break/></text:span><text:span text:style-name="Default_20_Paragraph_20_Font">orthographic</text:span><text:span text:style-name="Default_20_Paragraph_20_Font"> </text:span><text:span text:style-name="Default_20_Paragraph_20_Font">reform</text:span><text:span text:style-name="Default_20_Paragraph_20_Font"> </text:span><text:span text:style-name="Default_20_Paragraph_20_Font">and</text:span><text:span text:style-name="Default_20_Paragraph_20_Font"> </text:span><text:span text:style-name="Default_20_Paragraph_20_Font">its</text:span><text:span text:style-name="Default_20_Paragraph_20_Font"> </text:span><text:span text:style-name="Default_20_Paragraph_20_Font">ramifications</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Malayalam</text:span><text:span text:style-name="Default_20_Paragraph_20_Font"> </text:span><text:span text:style-name="Default_20_Paragraph_20_Font">writing</text:span><text:span text:style-name="Default_20_Paragraph_20_Font"> </text:span><text:span text:style-name="Default_20_Paragraph_20_Font">system</text:span><text:span text:style-name="Default_20_Paragraph_20_Font">,<text:line-break/></text:span><text:span text:style-name="Default_20_Paragraph_20_Font">the</text:span><text:span text:style-name="Default_20_Paragraph_20_Font"> </text:span><text:span text:style-name="Default_20_Paragraph_20_Font">North</text:span><text:span text:style-name="Default_20_Paragraph_20_Font"> </text:span><text:span text:style-name="Default_20_Paragraph_20_Font">vs</text:span><text:span text:style-name="Default_20_Paragraph_20_Font"> </text:span><text:span text:style-name="Default_20_Paragraph_20_Font">South</text:span><text:span text:style-name="Default_20_Paragraph_20_Font"> </text:span><text:span text:style-name="Default_20_Paragraph_20_Font">Kerala</text:span><text:span text:style-name="Default_20_Paragraph_20_Font"> </text:span><text:span text:style-name="Default_20_Paragraph_20_Font">traditions</text:span><text:span text:style-name="Default_20_Paragraph_20_Font"> </text:span><text:span text:style-name="Default_20_Paragraph_20_Font">related</text:span><text:span text:style-name="Default_20_Paragraph_20_Font"> </text:span><text:span text:style-name="Default_20_Paragraph_20_Font">to</text:span><text:span text:style-name="Default_20_Paragraph_20_Font"> </text:span><text:span text:style-name="Default_20_Paragraph_20_Font">Samvruthokaram</text:span><text:span text:style-name="Default_20_Paragraph_20_Font"> </text:span><text:span text:style-name="Default_20_Paragraph_20_Font">item</text:span><text:span text:style-name="Default_20_Paragraph_20_Font"> </text:span><text:span text:style-name="Default_20_Paragraph_20_Font">mixed</text:span><text:span text:style-name="Default_20_Paragraph_20_Font"><text:line-break/></text:span><text:span text:style-name="Default_20_Paragraph_20_Font">up</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orthographic</text:span><text:span text:style-name="Default_20_Paragraph_20_Font"> </text:span><text:span text:style-name="Default_20_Paragraph_20_Font">reform</text:span><text:span text:style-name="Default_20_Paragraph_20_Font"> </text:span><text:span text:style-name="Default_20_Paragraph_20_Font">etc</text:span><text:span text:style-name="Default_20_Paragraph_20_Font">.. <text:s/></text:span><text:span text:style-name="Default_20_Paragraph_20_Font"><text:span text:style-name="T5">Whil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Atomic</text:span></text:span><text:span text:style-name="Default_20_Paragraph_20_Font"><text:span text:style-name="T5"> </text:span></text:span><text:span text:style-name="Default_20_Paragraph_20_Font"><text:span text:style-name="T5">Chillus</text:span></text:span><text:span text:style-name="Default_20_Paragraph_20_Font"><text:span text:style-name="T5"> </text:span></text:span><text:span text:style-name="Default_20_Paragraph_20_Font"><text:span text:style-name="T5">does</text:span></text:span><text:span text:style-name="Default_20_Paragraph_20_Font"><text:span text:style-name="T5"> </text:span></text:span><text:span text:style-name="Default_20_Paragraph_20_Font"><text:span text:style-name="T5">raise</text:span></text:span><text:span text:style-name="Default_20_Paragraph_20_Font"><text:span text:style-name="T5"><text:line-break/></text:span></text:span><text:span text:style-name="Default_20_Paragraph_20_Font"><text:span text:style-name="T5">some</text:span></text:span><text:span text:style-name="Default_20_Paragraph_20_Font"><text:span text:style-name="T5"> </text:span></text:span><text:span text:style-name="Default_20_Paragraph_20_Font"><text:span text:style-name="T5">backward</text:span></text:span><text:span text:style-name="Default_20_Paragraph_20_Font"><text:span text:style-name="T5"> </text:span></text:span><text:span text:style-name="Default_20_Paragraph_20_Font"><text:span text:style-name="T5">compatibility</text:span></text:span><text:span text:style-name="Default_20_Paragraph_20_Font"><text:span text:style-name="T5"> </text:span></text:span><text:span text:style-name="Default_20_Paragraph_20_Font"><text:span text:style-name="T5">issues</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long</text:span></text:span><text:span text:style-name="Default_20_Paragraph_20_Font"><text:span text:style-name="T5"> </text:span></text:span><text:span text:style-name="Default_20_Paragraph_20_Font"><text:span text:style-name="T5">run</text:span></text:span><text:span text:style-name="Default_20_Paragraph_20_Font"><text:span text:style-name="T5">, </text:span></text:span><text:span text:style-name="Default_20_Paragraph_20_Font"><text:span text:style-name="T5">overall</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solves</text:span></text:span><text:span text:style-name="Default_20_Paragraph_20_Font"><text:span text:style-name="T5"> </text:span></text:span><text:span text:style-name="Default_20_Paragraph_20_Font"><text:span text:style-name="T5">more</text:span></text:span><text:span text:style-name="Default_20_Paragraph_20_Font"><text:span text:style-name="T5"><text:line-break/></text:span></text:span><text:span text:style-name="Default_20_Paragraph_20_Font"><text:span text:style-name="T5">problems</text:span></text:span><text:span text:style-name="Default_20_Paragraph_20_Font"><text:span text:style-name="T5"> </text:span></text:span><text:span text:style-name="Default_20_Paragraph_20_Font"><text:span text:style-name="T5">than</text:span></text:span><text:span text:style-name="Default_20_Paragraph_20_Font"><text:span text:style-name="T5"> </text:span></text:span><text:span text:style-name="Default_20_Paragraph_20_Font"><text:span text:style-name="T5">it</text:span></text:span><text:span text:style-name="Default_20_Paragraph_20_Font"><text:span text:style-name="T5"> </text:span></text:span><text:span text:style-name="Default_20_Paragraph_20_Font"><text:span text:style-name="T5">creates</text:span></text:span><text:span text:style-name="Default_20_Paragraph_20_Font"><text:span text:style-name="T5">.<text:line-break/></text:span></text:span><text:span text:style-name="Default_20_Paragraph_20_Font"><text:line-break/></text:span><text:span text:style-name="Default_20_Paragraph_20_Font">The</text:span><text:span text:style-name="Default_20_Paragraph_20_Font"> </text:span><text:span text:style-name="Default_20_Paragraph_20_Font">joiners</text:span><text:span text:style-name="Default_20_Paragraph_20_Font"> </text:span><text:span text:style-name="Default_20_Paragraph_20_Font">being</text:span><text:span text:style-name="Default_20_Paragraph_20_Font"> </text:span><text:span text:style-name="Default_20_Paragraph_20_Font">ignored</text:span><text:span text:style-name="Default_20_Paragraph_20_Font"> </text:span><text:span text:style-name="Default_20_Paragraph_20_Font">by</text:span><text:span text:style-name="Default_20_Paragraph_20_Font"> </text:span><text:span text:style-name="Default_20_Paragraph_20_Font">TLD</text:span><text:span text:style-name="Default_20_Paragraph_20_Font"> </text:span><text:span text:style-name="Default_20_Paragraph_20_Font">IDNs</text:span><text:span text:style-name="Default_20_Paragraph_20_Font"> </text:span><text:span text:style-name="Default_20_Paragraph_20_Font">is</text:span><text:span text:style-name="Default_20_Paragraph_20_Font"> </text:span><text:span text:style-name="Default_20_Paragraph_20_Font">more</text:span><text:span text:style-name="Default_20_Paragraph_20_Font"> </text:span><text:span text:style-name="Default_20_Paragraph_20_Font">recent</text:span><text:span text:style-name="Default_20_Paragraph_20_Font"> </text:span><text:span text:style-name="Default_20_Paragraph_20_Font">an</text:span><text:span text:style-name="Default_20_Paragraph_20_Font"> </text:span><text:span text:style-name="Default_20_Paragraph_20_Font">issue</text:span><text:span text:style-name="Default_20_Paragraph_20_Font"> ... </text:span><text:span text:style-name="Default_20_Paragraph_20_Font">compared</text:span><text:span text:style-name="Default_20_Paragraph_20_Font"><text:line-break/></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above</text:span><text:span text:style-name="Default_20_Paragraph_20_Font">.<text:line-break/><text:line-break/></text:span><text:span text:style-name="Default_20_Paragraph_20_Font">Michael</text:span><text:span text:style-name="Default_20_Paragraph_20_Font"> </text:span><text:span text:style-name="Default_20_Paragraph_20_Font">Everson</text:span><text:span text:style-name="Default_20_Paragraph_20_Font">'</text:span><text:span text:style-name="Default_20_Paragraph_20_Font">s</text:span><text:span text:style-name="Default_20_Paragraph_20_Font"> </text:span><text:span text:style-name="Default_20_Paragraph_20_Font">posting</text:span><text:span text:style-name="Default_20_Paragraph_20_Font"> </text:span><text:span text:style-name="Default_20_Paragraph_20_Font">refers</text:span><text:span text:style-name="Default_20_Paragraph_20_Font"> </text:span><text:span text:style-name="Default_20_Paragraph_20_Font">to</text:span><text:span text:style-name="Default_20_Paragraph_20_Font"> </text:span><text:span text:style-name="Default_20_Paragraph_20_Font">my</text:span><text:span text:style-name="Default_20_Paragraph_20_Font"> </text:span><text:span text:style-name="Default_20_Paragraph_20_Font">pointing</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RA</text:span><text:span text:style-name="Default_20_Paragraph_20_Font">, </text:span><text:span text:style-name="Default_20_Paragraph_20_Font">RRA</text:span><text:span text:style-name="Default_20_Paragraph_20_Font"> </text:span><text:span text:style-name="Default_20_Paragraph_20_Font">Chandrakala</text:span><text:span text:style-name="Default_20_Paragraph_20_Font"><text:line-break/></text:span><text:span text:style-name="Default_20_Paragraph_20_Font">correspondence</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ingle</text:span><text:span text:style-name="Default_20_Paragraph_20_Font"> </text:span><text:span text:style-name="Default_20_Paragraph_20_Font">RRA</text:span><text:span text:style-name="Default_20_Paragraph_20_Font"> </text:span><text:span text:style-name="Default_20_Paragraph_20_Font">Chillu</text:span><text:span text:style-name="Default_20_Paragraph_20_Font"> </text:span><text:span text:style-name="Default_20_Paragraph_20_Font">item</text:span><text:span text:style-name="Default_20_Paragraph_20_Font"> </text:span><text:span text:style-name="Default_20_Paragraph_20_Font">above</text:span><text:span text:style-name="Default_20_Paragraph_20_Font"> </text:span><text:span text:style-name="Default_20_Paragraph_20_Font">at</text:span><text:span text:style-name="Default_20_Paragraph_20_Font"> </text:span><text:span text:style-name="Default_20_Paragraph_20_Font">the</text:span><text:span text:style-name="Default_20_Paragraph_20_Font"> </text:span><text:span text:style-name="Default_20_Paragraph_20_Font">WG</text:span><text:span text:style-name="Default_20_Paragraph_20_Font">2 </text:span><text:span text:style-name="Default_20_Paragraph_20_Font">meeting</text:span><text:span text:style-name="Default_20_Paragraph_20_Font"><text:line-break/></text:span><text:span text:style-name="Default_20_Paragraph_20_Font">which</text:span><text:span text:style-name="Default_20_Paragraph_20_Font"> </text:span><text:span text:style-name="Default_20_Paragraph_20_Font">accepted</text:span><text:span text:style-name="Default_20_Paragraph_20_Font"> </text:span><text:span text:style-name="Default_20_Paragraph_20_Font">the</text:span><text:span text:style-name="Default_20_Paragraph_20_Font"> </text:span><text:span text:style-name="Default_20_Paragraph_20_Font">Atomic</text:span><text:span text:style-name="Default_20_Paragraph_20_Font"> </text:span><text:span text:style-name="Default_20_Paragraph_20_Font">Chillus</text:span><text:span text:style-name="Default_20_Paragraph_20_Font"> </text:span><text:span text:style-name="Default_20_Paragraph_20_Font">for</text:span><text:span text:style-name="Default_20_Paragraph_20_Font"> </text:span><text:span text:style-name="Default_20_Paragraph_20_Font">encoding</text:span><text:span text:style-name="Default_20_Paragraph_20_Font">. </text:span><text:span text:style-name="Default_20_Paragraph_20_Font">Of</text:span><text:span text:style-name="Default_20_Paragraph_20_Font"> </text:span><text:span text:style-name="Default_20_Paragraph_20_Font">course</text:span><text:span text:style-name="Default_20_Paragraph_20_Font">, </text:span><text:span text:style-name="Default_20_Paragraph_20_Font">UTC</text:span><text:span text:style-name="Default_20_Paragraph_20_Font"> </text:span><text:span text:style-name="Default_20_Paragraph_20_Font">had</text:span><text:span text:style-name="Default_20_Paragraph_20_Font"> </text:span><text:span text:style-name="Default_20_Paragraph_20_Font">quite</text:span><text:span text:style-name="Default_20_Paragraph_20_Font"> </text:span><text:span text:style-name="Default_20_Paragraph_20_Font">a</text:span><text:span text:style-name="Default_20_Paragraph_20_Font"><text:line-break/></text:span><text:soft-page-break/><text:span text:style-name="Default_20_Paragraph_20_Font">few</text:span><text:span text:style-name="Default_20_Paragraph_20_Font"> </text:span><text:span text:style-name="Default_20_Paragraph_20_Font">discussions</text:span><text:span text:style-name="Default_20_Paragraph_20_Font"> </text:span><text:span text:style-name="Default_20_Paragraph_20_Font">before</text:span><text:span text:style-name="Default_20_Paragraph_20_Font"> </text:span><text:span text:style-name="Default_20_Paragraph_20_Font">that</text:span><text:span text:style-name="Default_20_Paragraph_20_Font">, </text:span><text:span text:style-name="Default_20_Paragraph_20_Font">even</text:span><text:span text:style-name="Default_20_Paragraph_20_Font"> </text:span><text:span text:style-name="Default_20_Paragraph_20_Font">rescinding</text:span><text:span text:style-name="Default_20_Paragraph_20_Font"> </text:span><text:span text:style-name="Default_20_Paragraph_20_Font">the</text:span><text:span text:style-name="Default_20_Paragraph_20_Font"> </text:span><text:span text:style-name="Default_20_Paragraph_20_Font">decision</text:span><text:span text:style-name="Default_20_Paragraph_20_Font"> </text:span><text:span text:style-name="Default_20_Paragraph_20_Font">once</text:span><text:span text:style-name="Default_20_Paragraph_20_Font">, </text:span><text:span text:style-name="Default_20_Paragraph_20_Font">till</text:span><text:span text:style-name="Default_20_Paragraph_20_Font"> </text:span><text:span text:style-name="Default_20_Paragraph_20_Font">more</text:span><text:span text:style-name="Default_20_Paragraph_20_Font"><text:line-break/></text:span><text:span text:style-name="Default_20_Paragraph_20_Font">arguments</text:span><text:span text:style-name="Default_20_Paragraph_20_Font"> </text:span><text:span text:style-name="Default_20_Paragraph_20_Font">could</text:span><text:span text:style-name="Default_20_Paragraph_20_Font"> </text:span><text:span text:style-name="Default_20_Paragraph_20_Font">be</text:span><text:span text:style-name="Default_20_Paragraph_20_Font"> </text:span><text:span text:style-name="Default_20_Paragraph_20_Font">heard</text:span><text:span text:style-name="Default_20_Paragraph_20_Font">.<text:line-break/></text:span><text:span text:style-name="Default_20_Paragraph_20_Font"><text:line-break/></text:span><text:span text:style-name="Default_20_Paragraph_20_Font">I</text:span><text:span text:style-name="Default_20_Paragraph_20_Font"> </text:span><text:span text:style-name="Default_20_Paragraph_20_Font">know</text:span><text:span text:style-name="Default_20_Paragraph_20_Font"> </text:span><text:span text:style-name="Default_20_Paragraph_20_Font">these</text:span><text:span text:style-name="Default_20_Paragraph_20_Font"> </text:span><text:span text:style-name="Default_20_Paragraph_20_Font">are</text:span><text:span text:style-name="Default_20_Paragraph_20_Font"> </text:span><text:span text:style-name="Default_20_Paragraph_20_Font">my</text:span><text:span text:style-name="Default_20_Paragraph_20_Font"> </text:span><text:span text:style-name="Default_20_Paragraph_20_Font">opinions</text:span><text:span text:style-name="Default_20_Paragraph_20_Font"> </text:span><text:span text:style-name="Default_20_Paragraph_20_Font">and</text:span><text:span text:style-name="Default_20_Paragraph_20_Font"> </text:span><text:span text:style-name="Default_20_Paragraph_20_Font">there</text:span><text:span text:style-name="Default_20_Paragraph_20_Font"> </text:span><text:span text:style-name="Default_20_Paragraph_20_Font">are</text:span><text:span text:style-name="Default_20_Paragraph_20_Font"> </text:span><text:span text:style-name="Default_20_Paragraph_20_Font">various</text:span><text:span text:style-name="Default_20_Paragraph_20_Font"> </text:span><text:span text:style-name="Default_20_Paragraph_20_Font">arguments</text:span><text:span text:style-name="Default_20_Paragraph_20_Font"> </text:span><text:span text:style-name="Default_20_Paragraph_20_Font">put</text:span><text:span text:style-name="Default_20_Paragraph_20_Font"> </text:span><text:span text:style-name="Default_20_Paragraph_20_Font">forth</text:span><text:span text:style-name="Default_20_Paragraph_20_Font"> ...<text:line-break/></text:span><text:span text:style-name="Default_20_Paragraph_20_Font">for</text:span><text:span text:style-name="Default_20_Paragraph_20_Font"> </text:span><text:span text:style-name="Default_20_Paragraph_20_Font">and</text:span><text:span text:style-name="Default_20_Paragraph_20_Font"> </text:span><text:span text:style-name="Default_20_Paragraph_20_Font">against</text:span><text:span text:style-name="Default_20_Paragraph_20_Font"> </text:span><text:span text:style-name="Default_20_Paragraph_20_Font">these</text:span><text:span text:style-name="Default_20_Paragraph_20_Font">.<text:line-break/><text:line-break/></text:span><text:span text:style-name="Default_20_Paragraph_20_Font">I</text:span><text:span text:style-name="Default_20_Paragraph_20_Font"> </text:span><text:span text:style-name="Default_20_Paragraph_20_Font">also</text:span><text:span text:style-name="Default_20_Paragraph_20_Font"> </text:span><text:span text:style-name="Default_20_Paragraph_20_Font">requested</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pro</text:span><text:span text:style-name="Default_20_Paragraph_20_Font"> </text:span><text:span text:style-name="Default_20_Paragraph_20_Font">and</text:span><text:span text:style-name="Default_20_Paragraph_20_Font"> </text:span><text:span text:style-name="Default_20_Paragraph_20_Font">anti</text:span><text:span text:style-name="Default_20_Paragraph_20_Font"> </text:span><text:span text:style-name="Default_20_Paragraph_20_Font">Atomic</text:span><text:span text:style-name="Default_20_Paragraph_20_Font"> </text:span><text:span text:style-name="Default_20_Paragraph_20_Font">Chillu</text:span><text:span text:style-name="Default_20_Paragraph_20_Font"> </text:span><text:span text:style-name="Default_20_Paragraph_20_Font">groups</text:span><text:span text:style-name="Default_20_Paragraph_20_Font"> </text:span><text:span text:style-name="Default_20_Paragraph_20_Font">in</text:span><text:span text:style-name="Default_20_Paragraph_20_Font"> </text:span><text:span text:style-name="Default_20_Paragraph_20_Font">Kerala</text:span><text:span text:style-name="Default_20_Paragraph_20_Font"> ---<text:line-break/></text:span><text:span text:style-name="Default_20_Paragraph_20_Font">experts</text:span><text:span text:style-name="Default_20_Paragraph_20_Font"> </text:span><text:span text:style-name="Default_20_Paragraph_20_Font">who</text:span><text:span text:style-name="Default_20_Paragraph_20_Font"> </text:span><text:span text:style-name="Default_20_Paragraph_20_Font">are</text:span><text:span text:style-name="Default_20_Paragraph_20_Font"> </text:span><text:span text:style-name="Default_20_Paragraph_20_Font">much</text:span><text:span text:style-name="Default_20_Paragraph_20_Font"> </text:span><text:span text:style-name="Default_20_Paragraph_20_Font">more</text:span><text:span text:style-name="Default_20_Paragraph_20_Font"> </text:span><text:span text:style-name="Default_20_Paragraph_20_Font">knowledgable</text:span><text:span text:style-name="Default_20_Paragraph_20_Font"> </text:span><text:span text:style-name="Default_20_Paragraph_20_Font">than</text:span><text:span text:style-name="Default_20_Paragraph_20_Font"> </text:span><text:span text:style-name="Default_20_Paragraph_20_Font">myself</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various</text:span><text:span text:style-name="Default_20_Paragraph_20_Font"> </text:span><text:span text:style-name="Default_20_Paragraph_20_Font">issues</text:span><text:span text:style-name="Default_20_Paragraph_20_Font"> --<text:line-break/></text:span><text:span text:style-name="Default_20_Paragraph_20_Font">get</text:span><text:span text:style-name="Default_20_Paragraph_20_Font"> </text:span><text:span text:style-name="Default_20_Paragraph_20_Font">together</text:span><text:span text:style-name="Default_20_Paragraph_20_Font"> </text:span><text:span text:style-name="Default_20_Paragraph_20_Font">and</text:span><text:span text:style-name="Default_20_Paragraph_20_Font"> </text:span><text:span text:style-name="Default_20_Paragraph_20_Font">arrive</text:span><text:span text:style-name="Default_20_Paragraph_20_Font">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single</text:span><text:span text:style-name="Default_20_Paragraph_20_Font"> </text:span><text:span text:style-name="Default_20_Paragraph_20_Font">consensus</text:span><text:span text:style-name="Default_20_Paragraph_20_Font"> </text:span><text:span text:style-name="Default_20_Paragraph_20_Font">position</text:span><text:span text:style-name="Default_20_Paragraph_20_Font"> </text:span><text:span text:style-name="Default_20_Paragraph_20_Font">on</text:span><text:span text:style-name="Default_20_Paragraph_20_Font"> </text:span><text:span text:style-name="Default_20_Paragraph_20_Font">these</text:span><text:span text:style-name="Default_20_Paragraph_20_Font"> </text:span><text:span text:style-name="Default_20_Paragraph_20_Font">issues</text:span><text:span text:style-name="Default_20_Paragraph_20_Font">. <text:s/></text:span><text:span text:style-name="Default_20_Paragraph_20_Font">I</text:span><text:span text:style-name="Default_20_Paragraph_20_Font"><text:line-break/></text:span><text:span text:style-name="Default_20_Paragraph_20_Font">also</text:span><text:span text:style-name="Default_20_Paragraph_20_Font"> </text:span><text:span text:style-name="Default_20_Paragraph_20_Font">commented</text:span><text:span text:style-name="Default_20_Paragraph_20_Font"> </text:span><text:span text:style-name="Default_20_Paragraph_20_Font">that</text:span><text:span text:style-name="Default_20_Paragraph_20_Font"> </text:span><text:span text:style-name="Default_20_Paragraph_20_Font">if</text:span><text:span text:style-name="Default_20_Paragraph_20_Font"> </text:span><text:span text:style-name="Default_20_Paragraph_20_Font">a</text:span><text:span text:style-name="Default_20_Paragraph_20_Font"> </text:span><text:span text:style-name="Default_20_Paragraph_20_Font">single</text:span><text:span text:style-name="Default_20_Paragraph_20_Font"> </text:span><text:span text:style-name="Default_20_Paragraph_20_Font">unified</text:span><text:span text:style-name="Default_20_Paragraph_20_Font"> </text:span><text:span text:style-name="Default_20_Paragraph_20_Font">position</text:span><text:span text:style-name="Default_20_Paragraph_20_Font"> </text:span><text:span text:style-name="Default_20_Paragraph_20_Font">was</text:span><text:span text:style-name="Default_20_Paragraph_20_Font"> </text:span><text:span text:style-name="Default_20_Paragraph_20_Font">coming</text:span><text:span text:style-name="Default_20_Paragraph_20_Font"> </text:span><text:span text:style-name="Default_20_Paragraph_20_Font">forth</text:span><text:span text:style-name="Default_20_Paragraph_20_Font"> </text:span><text:span text:style-name="Default_20_Paragraph_20_Font">from</text:span><text:span text:style-name="Default_20_Paragraph_20_Font"><text:line-break/></text:span><text:span text:style-name="Default_20_Paragraph_20_Font">kerala</text:span><text:span text:style-name="Default_20_Paragraph_20_Font">, </text:span><text:span text:style-name="Default_20_Paragraph_20_Font">we</text:span><text:span text:style-name="Default_20_Paragraph_20_Font"> </text:span><text:span text:style-name="Default_20_Paragraph_20_Font">all</text:span><text:span text:style-name="Default_20_Paragraph_20_Font"> </text:span><text:span text:style-name="Default_20_Paragraph_20_Font">have</text:span><text:span text:style-name="Default_20_Paragraph_20_Font"> </text:span><text:span text:style-name="Default_20_Paragraph_20_Font">to</text:span><text:span text:style-name="Default_20_Paragraph_20_Font"> </text:span><text:span text:style-name="Default_20_Paragraph_20_Font">live</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consequences</text:span><text:span text:style-name="Default_20_Paragraph_20_Font"> </text:span><text:span text:style-name="Default_20_Paragraph_20_Font">of</text:span><text:span text:style-name="Default_20_Paragraph_20_Font"> </text:span><text:span text:style-name="Default_20_Paragraph_20_Font">whatever</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final</text:span><text:span text:style-name="Default_20_Paragraph_20_Font"><text:line-break/></text:span><text:span text:style-name="Default_20_Paragraph_20_Font">outcom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debate</text:span><text:span text:style-name="Default_20_Paragraph_20_Font">, </text:span><text:span text:style-name="Default_20_Paragraph_20_Font">decided</text:span><text:span text:style-name="Default_20_Paragraph_20_Font"> </text:span><text:span text:style-name="Default_20_Paragraph_20_Font">by</text:span><text:span text:style-name="Default_20_Paragraph_20_Font"> </text:span><text:span text:style-name="Default_20_Paragraph_20_Font">people</text:span><text:span text:style-name="Default_20_Paragraph_20_Font"> </text:span><text:span text:style-name="Default_20_Paragraph_20_Font">outside</text:span><text:span text:style-name="Default_20_Paragraph_20_Font"> </text:span><text:span text:style-name="Default_20_Paragraph_20_Font">Kerala</text:span><text:span text:style-name="Default_20_Paragraph_20_Font">. <text:s/></text:span><text:span text:style-name="Default_20_Paragraph_20_Font">Looks</text:span><text:span text:style-name="Default_20_Paragraph_20_Font"> </text:span><text:span text:style-name="Default_20_Paragraph_20_Font">like</text:span><text:span text:style-name="Default_20_Paragraph_20_Font"> </text:span><text:span text:style-name="Default_20_Paragraph_20_Font">a</text:span><text:span text:style-name="Default_20_Paragraph_20_Font"><text:line-break/></text:span><text:span text:style-name="Default_20_Paragraph_20_Font">consensus</text:span><text:span text:style-name="Default_20_Paragraph_20_Font"> </text:span><text:span text:style-name="Default_20_Paragraph_20_Font">could</text:span><text:span text:style-name="Default_20_Paragraph_20_Font"> </text:span><text:span text:style-name="Default_20_Paragraph_20_Font">not</text:span><text:span text:style-name="Default_20_Paragraph_20_Font"> </text:span><text:span text:style-name="Default_20_Paragraph_20_Font">be</text:span><text:span text:style-name="Default_20_Paragraph_20_Font"> </text:span><text:span text:style-name="Default_20_Paragraph_20_Font">achieved</text:span><text:span text:style-name="Default_20_Paragraph_20_Font"> </text:span><text:span text:style-name="Default_20_Paragraph_20_Font">whatever</text:span><text:span text:style-name="Default_20_Paragraph_20_Font"> </text:span><text:span text:style-name="Default_20_Paragraph_20_Font">be</text:span><text:span text:style-name="Default_20_Paragraph_20_Font"> </text:span><text:span text:style-name="Default_20_Paragraph_20_Font">the</text:span><text:span text:style-name="Default_20_Paragraph_20_Font"> </text:span><text:span text:style-name="Default_20_Paragraph_20_Font">reason</text:span><text:span text:style-name="Default_20_Paragraph_20_Font">.<text:line-break/><text:line-break/></text:span><text:span text:style-name="Default_20_Paragraph_20_Font">Finally</text:span><text:span text:style-name="Default_20_Paragraph_20_Font">, </text:span><text:span text:style-name="Default_20_Paragraph_20_Font">the</text:span><text:span text:style-name="Default_20_Paragraph_20_Font"> </text:span><text:span text:style-name="Default_20_Paragraph_20_Font">Govt</text:span><text:span text:style-name="Default_20_Paragraph_20_Font"> </text:span><text:span text:style-name="Default_20_Paragraph_20_Font">of</text:span><text:span text:style-name="Default_20_Paragraph_20_Font"> </text:span><text:span text:style-name="Default_20_Paragraph_20_Font">India</text:span><text:span text:style-name="Default_20_Paragraph_20_Font">'</text:span><text:span text:style-name="Default_20_Paragraph_20_Font">s</text:span><text:span text:style-name="Default_20_Paragraph_20_Font"> (</text:span><text:span text:style-name="Default_20_Paragraph_20_Font">a</text:span><text:span text:style-name="Default_20_Paragraph_20_Font"> </text:span><text:span text:style-name="Default_20_Paragraph_20_Font">full</text:span><text:span text:style-name="Default_20_Paragraph_20_Font"> </text:span><text:span text:style-name="Default_20_Paragraph_20_Font">member</text:span><text:span text:style-name="Default_20_Paragraph_20_Font"> </text:span><text:span text:style-name="Default_20_Paragraph_20_Font">of</text:span><text:span text:style-name="Default_20_Paragraph_20_Font"> </text:span><text:span text:style-name="Default_20_Paragraph_20_Font">UTC</text:span><text:span text:style-name="Default_20_Paragraph_20_Font">) </text:span><text:span text:style-name="Default_20_Paragraph_20_Font">and</text:span><text:span text:style-name="Default_20_Paragraph_20_Font"> </text:span><text:span text:style-name="Default_20_Paragraph_20_Font">Govt</text:span><text:span text:style-name="Default_20_Paragraph_20_Font"> </text:span><text:span text:style-name="Default_20_Paragraph_20_Font">of</text:span><text:span text:style-name="Default_20_Paragraph_20_Font"> </text:span><text:span text:style-name="Default_20_Paragraph_20_Font">Kerala</text:span><text:span text:style-name="Default_20_Paragraph_20_Font">'</text:span><text:span text:style-name="Default_20_Paragraph_20_Font">s</text:span><text:span text:style-name="Default_20_Paragraph_20_Font"><text:line-break/></text:span><text:span text:style-name="Default_20_Paragraph_20_Font">positions</text:span><text:span text:style-name="Default_20_Paragraph_20_Font">, </text:span><text:span text:style-name="Default_20_Paragraph_20_Font">including</text:span><text:span text:style-name="Default_20_Paragraph_20_Font"> </text:span><text:span text:style-name="Default_20_Paragraph_20_Font">a</text:span><text:span text:style-name="Default_20_Paragraph_20_Font"> </text:span><text:span text:style-name="Default_20_Paragraph_20_Font">couple</text:span><text:span text:style-name="Default_20_Paragraph_20_Font"> </text:span><text:span text:style-name="Default_20_Paragraph_20_Font">of</text:span><text:span text:style-name="Default_20_Paragraph_20_Font"> </text:span><text:span text:style-name="Default_20_Paragraph_20_Font">letters</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CM</text:span><text:span text:style-name="Default_20_Paragraph_20_Font"> </text:span><text:span text:style-name="Default_20_Paragraph_20_Font">of</text:span><text:span text:style-name="Default_20_Paragraph_20_Font"> </text:span><text:span text:style-name="Default_20_Paragraph_20_Font">Kerala</text:span><text:span text:style-name="Default_20_Paragraph_20_Font"> (</text:span><text:span text:style-name="Default_20_Paragraph_20_Font">with</text:span><text:span text:style-name="Default_20_Paragraph_20_Font"><text:line-break/></text:span><text:span text:style-name="Default_20_Paragraph_20_Font">initially</text:span><text:span text:style-name="Default_20_Paragraph_20_Font"> </text:span><text:span text:style-name="Default_20_Paragraph_20_Font">with</text:span><text:span text:style-name="Default_20_Paragraph_20_Font"> </text:span><text:span text:style-name="Default_20_Paragraph_20_Font">anti</text:span><text:span text:style-name="Default_20_Paragraph_20_Font"> </text:span><text:span text:style-name="Default_20_Paragraph_20_Font">atomic</text:span><text:span text:style-name="Default_20_Paragraph_20_Font"> </text:span><text:span text:style-name="Default_20_Paragraph_20_Font">Chillu</text:span><text:span text:style-name="Default_20_Paragraph_20_Font"> </text:span><text:span text:style-name="Default_20_Paragraph_20_Font">flavour</text:span><text:span text:style-name="Default_20_Paragraph_20_Font"> </text:span><text:span text:style-name="Default_20_Paragraph_20_Font">and</text:span><text:span text:style-name="Default_20_Paragraph_20_Font"> </text:span><text:span text:style-name="Default_20_Paragraph_20_Font">later</text:span><text:span text:style-name="Default_20_Paragraph_20_Font"> </text:span><text:span text:style-name="Default_20_Paragraph_20_Font">a</text:span><text:span text:style-name="Default_20_Paragraph_20_Font"> </text:span><text:span text:style-name="Default_20_Paragraph_20_Font">pro</text:span><text:span text:style-name="Default_20_Paragraph_20_Font"> </text:span><text:span text:style-name="Default_20_Paragraph_20_Font">atomic</text:span><text:span text:style-name="Default_20_Paragraph_20_Font"> </text:span><text:span text:style-name="Default_20_Paragraph_20_Font">Chillu</text:span><text:span text:style-name="Default_20_Paragraph_20_Font"><text:line-break/></text:span><text:span text:style-name="Default_20_Paragraph_20_Font">flavour</text:span><text:span text:style-name="Default_20_Paragraph_20_Font">) </text:span><text:span text:style-name="Default_20_Paragraph_20_Font">were</text:span><text:span text:style-name="Default_20_Paragraph_20_Font"> </text:span><text:span text:style-name="Default_20_Paragraph_20_Font">put</text:span><text:span text:style-name="Default_20_Paragraph_20_Font"> </text:span><text:span text:style-name="Default_20_Paragraph_20_Font">forward</text:span><text:span text:style-name="Default_20_Paragraph_20_Font"> </text:span><text:span text:style-name="Default_20_Paragraph_20_Font">for</text:span><text:span text:style-name="Default_20_Paragraph_20_Font"> </text:span><text:span text:style-name="Default_20_Paragraph_20_Font">UTC</text:span><text:span text:style-name="Default_20_Paragraph_20_Font"> </text:span><text:span text:style-name="Default_20_Paragraph_20_Font">consideration</text:span><text:span text:style-name="Default_20_Paragraph_20_Font">. <text:s/></text:span><text:span text:style-name="Default_20_Paragraph_20_Font">Not</text:span><text:span text:style-name="Default_20_Paragraph_20_Font"> </text:span><text:span text:style-name="Default_20_Paragraph_20_Font">to</text:span><text:span text:style-name="Default_20_Paragraph_20_Font"> </text:span><text:span text:style-name="Default_20_Paragraph_20_Font">mention</text:span><text:span text:style-name="Default_20_Paragraph_20_Font"> </text:span><text:span text:style-name="Default_20_Paragraph_20_Font">the</text:span><text:span text:style-name="Default_20_Paragraph_20_Font"> </text:span><text:span text:style-name="Default_20_Paragraph_20_Font">Kerala</text:span><text:span text:style-name="Default_20_Paragraph_20_Font"><text:line-break/></text:span><text:span text:style-name="Default_20_Paragraph_20_Font">Govt</text:span><text:span text:style-name="Default_20_Paragraph_20_Font"> </text:span><text:span text:style-name="Default_20_Paragraph_20_Font">gazette</text:span><text:span text:style-name="Default_20_Paragraph_20_Font"> </text:span><text:span text:style-name="Default_20_Paragraph_20_Font">which</text:span><text:span text:style-name="Default_20_Paragraph_20_Font"> </text:span><text:span text:style-name="Default_20_Paragraph_20_Font">pointed</text:span><text:span text:style-name="Default_20_Paragraph_20_Font"> </text:span><text:span text:style-name="Default_20_Paragraph_20_Font">to</text:span><text:span text:style-name="Default_20_Paragraph_20_Font"> </text:span><text:span text:style-name="Default_20_Paragraph_20_Font">an</text:span><text:span text:style-name="Default_20_Paragraph_20_Font"> </text:span><text:span text:style-name="Default_20_Paragraph_20_Font">experts</text:span><text:span text:style-name="Default_20_Paragraph_20_Font"> </text:span><text:span text:style-name="Default_20_Paragraph_20_Font">group</text:span><text:span text:style-name="Default_20_Paragraph_20_Font"> </text:span><text:span text:style-name="Default_20_Paragraph_20_Font">recommending</text:span><text:span text:style-name="Default_20_Paragraph_20_Font"> </text:span><text:span text:style-name="Default_20_Paragraph_20_Font">Atomic</text:span><text:span text:style-name="Default_20_Paragraph_20_Font"> </text:span><text:span text:style-name="Default_20_Paragraph_20_Font">Chillus</text:span><text:span text:style-name="Default_20_Paragraph_20_Font"><text:line-break/></text:span><text:span text:style-name="Default_20_Paragraph_20_Font">about</text:span><text:span text:style-name="Default_20_Paragraph_20_Font"> 10 </text:span><text:span text:style-name="Default_20_Paragraph_20_Font">years</text:span><text:span text:style-name="Default_20_Paragraph_20_Font"> </text:span><text:span text:style-name="Default_20_Paragraph_20_Font">ago</text:span><text:span text:style-name="Default_20_Paragraph_20_Font">, </text:span><text:span text:style-name="Default_20_Paragraph_20_Font">including</text:span><text:span text:style-name="Default_20_Paragraph_20_Font"> </text:span><text:span text:style-name="Default_20_Paragraph_20_Font">a</text:span><text:span text:style-name="Default_20_Paragraph_20_Font"> </text:span><text:span text:style-name="Default_20_Paragraph_20_Font">keyboard</text:span><text:span text:style-name="Default_20_Paragraph_20_Font"> </text:span><text:span text:style-name="Default_20_Paragraph_20_Font">layout</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few</text:span><text:span text:style-name="Default_20_Paragraph_20_Font"> </text:span><text:span text:style-name="Default_20_Paragraph_20_Font">Chillus</text:span><text:span text:style-name="Default_20_Paragraph_20_Font"> </text:span><text:span text:style-name="Default_20_Paragraph_20_Font">on</text:span><text:span text:style-name="Default_20_Paragraph_20_Font"> </text:span><text:span text:style-name="Default_20_Paragraph_20_Font">them</text:span><text:span text:style-name="Default_20_Paragraph_20_Font">.<text:line-break/></text:span><text:span text:style-name="Default_20_Paragraph_20_Font">Arguably</text:span><text:span text:style-name="Default_20_Paragraph_20_Font"> </text:span><text:span text:style-name="Default_20_Paragraph_20_Font">the</text:span><text:span text:style-name="Default_20_Paragraph_20_Font"> </text:span><text:span text:style-name="Default_20_Paragraph_20_Font">evidences</text:span><text:span text:style-name="Default_20_Paragraph_20_Font"> </text:span><text:span text:style-name="Default_20_Paragraph_20_Font">were</text:span><text:span text:style-name="Default_20_Paragraph_20_Font"> </text:span><text:span text:style-name="Default_20_Paragraph_20_Font">not</text:span><text:span text:style-name="Default_20_Paragraph_20_Font"> </text:span><text:span text:style-name="Default_20_Paragraph_20_Font">documented</text:span><text:span text:style-name="Default_20_Paragraph_20_Font"> </text:span><text:span text:style-name="Default_20_Paragraph_20_Font">by</text:span><text:span text:style-name="Default_20_Paragraph_20_Font"> </text:span><text:span text:style-name="Default_20_Paragraph_20_Font">that</text:span><text:span text:style-name="Default_20_Paragraph_20_Font"> </text:span><text:span text:style-name="Default_20_Paragraph_20_Font">experts</text:span><text:span text:style-name="Default_20_Paragraph_20_Font"> </text:span><text:span text:style-name="Default_20_Paragraph_20_Font">group</text:span><text:span text:style-name="Default_20_Paragraph_20_Font"> </text:span><text:span text:style-name="Default_20_Paragraph_20_Font">for</text:span><text:span text:style-name="Default_20_Paragraph_20_Font"><text:line-break/></text:span><text:span text:style-name="Default_20_Paragraph_20_Font">posterity</text:span><text:span text:style-name="Default_20_Paragraph_20_Font">.<text:line-break/><text:line-break/></text:span><text:span text:style-name="Default_20_Paragraph_20_Font">As</text:span><text:span text:style-name="Default_20_Paragraph_20_Font"> </text:span><text:span text:style-name="Default_20_Paragraph_20_Font">the</text:span><text:span text:style-name="Default_20_Paragraph_20_Font"> </text:span><text:span text:style-name="Default_20_Paragraph_20_Font">recording</text:span><text:span text:style-name="Default_20_Paragraph_20_Font"> </text:span><text:span text:style-name="Default_20_Paragraph_20_Font">secretar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JTC</text:span><text:span text:style-name="Default_20_Paragraph_20_Font">1/</text:span><text:span text:style-name="Default_20_Paragraph_20_Font">SC</text:span><text:span text:style-name="Default_20_Paragraph_20_Font">2/</text:span><text:span text:style-name="Default_20_Paragraph_20_Font">WG</text:span><text:span text:style-name="Default_20_Paragraph_20_Font">2, </text:span><text:span text:style-name="Default_20_Paragraph_20_Font">I</text:span><text:span text:style-name="Default_20_Paragraph_20_Font"> </text:span><text:span text:style-name="Default_20_Paragraph_20_Font">took</text:span><text:span text:style-name="Default_20_Paragraph_20_Font"> </text:span><text:span text:style-name="Default_20_Paragraph_20_Font">it</text:span><text:span text:style-name="Default_20_Paragraph_20_Font"> </text:span><text:span text:style-name="Default_20_Paragraph_20_Font">upon</text:span><text:span text:style-name="Default_20_Paragraph_20_Font"> </text:span><text:span text:style-name="Default_20_Paragraph_20_Font">myself</text:span><text:span text:style-name="Default_20_Paragraph_20_Font"> </text:span><text:span text:style-name="Default_20_Paragraph_20_Font">to</text:span><text:span text:style-name="Default_20_Paragraph_20_Font"><text:line-break/></text:span><text:span text:style-name="Default_20_Paragraph_20_Font">respond</text:span><text:span text:style-name="Default_20_Paragraph_20_Font"> </text:span><text:span text:style-name="Default_20_Paragraph_20_Font">to</text:span><text:span text:style-name="Default_20_Paragraph_20_Font"> </text:span><text:span text:style-name="Default_20_Paragraph_20_Font">a</text:span><text:span text:style-name="Default_20_Paragraph_20_Font"> </text:span><text:span text:style-name="Default_20_Paragraph_20_Font">letter</text:span><text:span text:style-name="Default_20_Paragraph_20_Font"> </text:span><text:span text:style-name="Default_20_Paragraph_20_Font">the</text:span><text:span text:style-name="Default_20_Paragraph_20_Font"> </text:span><text:span text:style-name="Default_20_Paragraph_20_Font">convener</text:span><text:span text:style-name="Default_20_Paragraph_20_Font"> </text:span><text:span text:style-name="Default_20_Paragraph_20_Font">and</text:span><text:span text:style-name="Default_20_Paragraph_20_Font"> </text:span><text:span text:style-name="Default_20_Paragraph_20_Font">SC</text:span><text:span text:style-name="Default_20_Paragraph_20_Font">2 </text:span><text:span text:style-name="Default_20_Paragraph_20_Font">secretariat</text:span><text:span text:style-name="Default_20_Paragraph_20_Font"> </text:span><text:span text:style-name="Default_20_Paragraph_20_Font">received</text:span><text:span text:style-name="Default_20_Paragraph_20_Font"> (</text:span><text:span text:style-name="Default_20_Paragraph_20_Font">I</text:span><text:span text:style-name="Default_20_Paragraph_20_Font"> </text:span><text:span text:style-name="Default_20_Paragraph_20_Font">was</text:span><text:span text:style-name="Default_20_Paragraph_20_Font"> </text:span><text:span text:style-name="Default_20_Paragraph_20_Font">copied</text:span><text:span text:style-name="Default_20_Paragraph_20_Font"><text:line-break/></text:span><text:span text:style-name="Default_20_Paragraph_20_Font">on</text:span><text:span text:style-name="Default_20_Paragraph_20_Font"> </text:span><text:span text:style-name="Default_20_Paragraph_20_Font">it</text:span><text:span text:style-name="Default_20_Paragraph_20_Font">) </text:span><text:span text:style-name="Default_20_Paragraph_20_Font">requesing</text:span><text:span text:style-name="Default_20_Paragraph_20_Font"> </text:span><text:span text:style-name="Default_20_Paragraph_20_Font">a</text:span><text:span text:style-name="Default_20_Paragraph_20_Font"> </text:span><text:span text:style-name="Default_20_Paragraph_20_Font">reversing</text:span><text:span text:style-name="Default_20_Paragraph_20_Font"> </text:span><text:span text:style-name="Default_20_Paragraph_20_Font">the</text:span><text:span text:style-name="Default_20_Paragraph_20_Font"> </text:span><text:span text:style-name="Default_20_Paragraph_20_Font">Amd</text:span><text:span text:style-name="Default_20_Paragraph_20_Font">. 4 </text:span><text:span text:style-name="Default_20_Paragraph_20_Font">encoding</text:span><text:span text:style-name="Default_20_Paragraph_20_Font"> </text:span><text:span text:style-name="Default_20_Paragraph_20_Font">of</text:span><text:span text:style-name="Default_20_Paragraph_20_Font"> </text:span><text:span text:style-name="Default_20_Paragraph_20_Font">atomic</text:span><text:span text:style-name="Default_20_Paragraph_20_Font"> </text:span><text:span text:style-name="Default_20_Paragraph_20_Font">chillus</text:span><text:span text:style-name="Default_20_Paragraph_20_Font"> </text:span><text:span text:style-name="Default_20_Paragraph_20_Font">at</text:span><text:span text:style-name="Default_20_Paragraph_20_Font"> </text:span><text:span text:style-name="Default_20_Paragraph_20_Font">the</text:span><text:span text:style-name="Default_20_Paragraph_20_Font"><text:line-break/></text:span><text:span text:style-name="Default_20_Paragraph_20_Font">April</text:span><text:span text:style-name="Default_20_Paragraph_20_Font"> </text:span><text:span text:style-name="Default_20_Paragraph_20_Font">WG</text:span><text:span text:style-name="Default_20_Paragraph_20_Font">2 </text:span><text:span text:style-name="Default_20_Paragraph_20_Font">meeting</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pointer</text:span><text:span text:style-name="Default_20_Paragraph_20_Font"> </text:span><text:span text:style-name="Default_20_Paragraph_20_Font">to</text:span><text:span text:style-name="Default_20_Paragraph_20_Font"> </text:span><text:span text:style-name="Default_20_Paragraph_20_Font">a</text:span><text:span text:style-name="Default_20_Paragraph_20_Font"> </text:span><text:span text:style-name="Default_20_Paragraph_20_Font">workshop</text:span><text:span text:style-name="Default_20_Paragraph_20_Font"> </text:span><text:span text:style-name="Default_20_Paragraph_20_Font">in</text:span><text:span text:style-name="Default_20_Paragraph_20_Font"> </text:span><text:span text:style-name="Default_20_Paragraph_20_Font">Kerala</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topic</text:span><text:span text:style-name="Default_20_Paragraph_20_Font">. <text:s/></text:span><text:span text:style-name="Default_20_Paragraph_20_Font">I</text:span><text:span text:style-name="Default_20_Paragraph_20_Font"><text:line-break/></text:span><text:span text:style-name="Default_20_Paragraph_20_Font">explained</text:span><text:span text:style-name="Default_20_Paragraph_20_Font"> </text:span><text:span text:style-name="Default_20_Paragraph_20_Font">the</text:span><text:span text:style-name="Default_20_Paragraph_20_Font"> </text:span><text:span text:style-name="Default_20_Paragraph_20_Font">procedure</text:span><text:span text:style-name="Default_20_Paragraph_20_Font"> </text:span><text:span text:style-name="Default_20_Paragraph_20_Font">to</text:span><text:span text:style-name="Default_20_Paragraph_20_Font"> </text:span><text:span text:style-name="Default_20_Paragraph_20_Font">follow</text:span><text:span text:style-name="Default_20_Paragraph_20_Font"> ...</text:span><text:span text:style-name="Default_20_Paragraph_20_Font">i</text:span><text:span text:style-name="Default_20_Paragraph_20_Font">.</text:span><text:span text:style-name="Default_20_Paragraph_20_Font">e</text:span><text:span text:style-name="Default_20_Paragraph_20_Font">. </text:span><text:span text:style-name="Default_20_Paragraph_20_Font">through</text:span><text:span text:style-name="Default_20_Paragraph_20_Font"> </text:span><text:span text:style-name="Default_20_Paragraph_20_Font">the</text:span><text:span text:style-name="Default_20_Paragraph_20_Font"> </text:span><text:span text:style-name="Default_20_Paragraph_20_Font">P</text:span><text:span text:style-name="Default_20_Paragraph_20_Font">-</text:span><text:span text:style-name="Default_20_Paragraph_20_Font">member</text:span><text:span text:style-name="Default_20_Paragraph_20_Font"> </text:span><text:span text:style-name="Default_20_Paragraph_20_Font">body</text:span><text:span text:style-name="Default_20_Paragraph_20_Font"> (</text:span><text:span text:style-name="Default_20_Paragraph_20_Font">Bureau</text:span><text:span text:style-name="Default_20_Paragraph_20_Font"><text:line-break/></text:span><text:span text:style-name="Default_20_Paragraph_20_Font">of</text:span><text:span text:style-name="Default_20_Paragraph_20_Font"> </text:span><text:span text:style-name="Default_20_Paragraph_20_Font">Indian</text:span><text:span text:style-name="Default_20_Paragraph_20_Font"> </text:span><text:span text:style-name="Default_20_Paragraph_20_Font">Standards</text:span><text:span text:style-name="Default_20_Paragraph_20_Font">) </text:span><text:span text:style-name="Default_20_Paragraph_20_Font">to</text:span><text:span text:style-name="Default_20_Paragraph_20_Font"> </text:span><text:span text:style-name="Default_20_Paragraph_20_Font">respond</text:span><text:span text:style-name="Default_20_Paragraph_20_Font"> </text:span><text:span text:style-name="Default_20_Paragraph_20_Font">to</text:span><text:span text:style-name="Default_20_Paragraph_20_Font"> </text:span><text:span text:style-name="Default_20_Paragraph_20_Font">SC</text:span><text:span text:style-name="Default_20_Paragraph_20_Font">2 </text:span><text:span text:style-name="Default_20_Paragraph_20_Font">ballots</text:span><text:span text:style-name="Default_20_Paragraph_20_Font">.<text:line-break/><text:line-break/></text:span><text:span text:style-name="Default_20_Paragraph_20_Font"><text:span text:style-name="T5">I</text:span></text:span><text:span text:style-name="Default_20_Paragraph_20_Font"><text:span text:style-name="T5"> </text:span></text:span><text:span text:style-name="Default_20_Paragraph_20_Font"><text:span text:style-name="T5">noticed</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timing</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such</text:span></text:span><text:span text:style-name="Default_20_Paragraph_20_Font"><text:span text:style-name="T5"> </text:span></text:span><text:span text:style-name="Default_20_Paragraph_20_Font"><text:span text:style-name="T5">letters</text:span></text:span><text:span text:style-name="Default_20_Paragraph_20_Font"><text:span text:style-name="T5"> </text:span></text:span><text:span text:style-name="Default_20_Paragraph_20_Font"><text:span text:style-name="T5">by</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sender</text:span></text:span><text:span text:style-name="Default_20_Paragraph_20_Font"><text:span text:style-name="T5">(</text:span></text:span><text:span text:style-name="Default_20_Paragraph_20_Font"><text:span text:style-name="T5">s</text:span></text:span><text:span text:style-name="Default_20_Paragraph_20_Font"><text:span text:style-name="T5">) .. </text:span></text:span><text:span text:style-name="Default_20_Paragraph_20_Font"><text:span text:style-name="T5">always</text:span></text:span><text:span text:style-name="Default_20_Paragraph_20_Font"><text:span text:style-name="T5"> </text:span></text:span><text:span text:style-name="Default_20_Paragraph_20_Font"><text:span text:style-name="T5">sent</text:span></text:span><text:span text:style-name="Default_20_Paragraph_20_Font"><text:span text:style-name="T5"> </text:span></text:span><text:span text:style-name="Default_20_Paragraph_20_Font"><text:span text:style-name="T5">a</text:span></text:span><text:span text:style-name="Default_20_Paragraph_20_Font"><text:span text:style-name="T5"><text:line-break/></text:span></text:span><text:span text:style-name="Default_20_Paragraph_20_Font"><text:span text:style-name="T5">couple</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days</text:span></text:span><text:span text:style-name="Default_20_Paragraph_20_Font"><text:span text:style-name="T5"> </text:span></text:span><text:span text:style-name="Default_20_Paragraph_20_Font"><text:span text:style-name="T5">prior</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an</text:span></text:span><text:span text:style-name="Default_20_Paragraph_20_Font"><text:span text:style-name="T5"> </text:span></text:span><text:span text:style-name="Default_20_Paragraph_20_Font"><text:span text:style-name="T5">important</text:span></text:span><text:span text:style-name="Default_20_Paragraph_20_Font"><text:span text:style-name="T5"> </text:span></text:span><text:span text:style-name="Default_20_Paragraph_20_Font"><text:span text:style-name="T5">meeting</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delegates</text:span></text:span><text:span text:style-name="Default_20_Paragraph_20_Font"><text:span text:style-name="T5"> </text:span></text:span><text:span text:style-name="Default_20_Paragraph_20_Font"><text:span text:style-name="T5">are</text:span></text:span><text:span text:style-name="Default_20_Paragraph_20_Font"><text:span text:style-name="T5"><text:line-break/></text:span></text:span><text:span text:style-name="Default_20_Paragraph_20_Font"><text:span text:style-name="T5">traveling</text:span></text:span><text:span text:style-name="Default_20_Paragraph_20_Font"><text:span text:style-name="T5">; </text:span></text:span><text:span text:style-name="Default_20_Paragraph_20_Font"><text:span text:style-name="T5">there</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iffy</text:span></text:span><text:span text:style-name="Default_20_Paragraph_20_Font"><text:span text:style-name="T5"> </text:span></text:span><text:span text:style-name="Default_20_Paragraph_20_Font"><text:span text:style-name="T5">internet</text:span></text:span><text:span text:style-name="Default_20_Paragraph_20_Font"><text:span text:style-name="T5"> </text:span></text:span><text:span text:style-name="Default_20_Paragraph_20_Font"><text:span text:style-name="T5">connections</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one</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own</text:span></text:span><text:span text:style-name="Default_20_Paragraph_20_Font"><text:span text:style-name="T5"> </text:span></text:span><text:span text:style-name="Default_20_Paragraph_20_Font"><text:span text:style-name="T5">email</text:span></text:span><text:span text:style-name="Default_20_Paragraph_20_Font"><text:span text:style-name="T5"> </text:span></text:span><text:span text:style-name="Default_20_Paragraph_20_Font"><text:span text:style-name="T5">beihind</text:span></text:span><text:span text:style-name="Default_20_Paragraph_20_Font"><text:span text:style-name="T5"><text:line-break/></text:span></text:span><text:span text:style-name="Default_20_Paragraph_20_Font"><text:span text:style-name="T5">some</text:span></text:span><text:span text:style-name="Default_20_Paragraph_20_Font"><text:span text:style-name="T5"> </text:span></text:span><text:span text:style-name="Default_20_Paragraph_20_Font"><text:span text:style-name="T5">firewall</text:span></text:span><text:span text:style-name="Default_20_Paragraph_20_Font"><text:span text:style-name="T5"> ... </text:span></text:span><text:span text:style-name="Default_20_Paragraph_20_Font"><text:span text:style-name="T5">and</text:span></text:span><text:span text:style-name="Default_20_Paragraph_20_Font"><text:span text:style-name="T5"> </text:span></text:span><text:span text:style-name="Default_20_Paragraph_20_Font"><text:span text:style-name="T5">thereby</text:span></text:span><text:span text:style-name="Default_20_Paragraph_20_Font"><text:span text:style-name="T5"> </text:span></text:span><text:span text:style-name="Default_20_Paragraph_20_Font"><text:span text:style-name="T5">no</text:span></text:span><text:span text:style-name="Default_20_Paragraph_20_Font"><text:span text:style-name="T5"> </text:span></text:span><text:span text:style-name="Default_20_Paragraph_20_Font"><text:span text:style-name="T5">way</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consider</text:span></text:span><text:span text:style-name="Default_20_Paragraph_20_Font"><text:span text:style-name="T5"> </text:span></text:span><text:span text:style-name="Default_20_Paragraph_20_Font"><text:span text:style-name="T5">these</text:span></text:span><text:span text:style-name="Default_20_Paragraph_20_Font"><text:span text:style-name="T5"> </text:span></text:span><text:span text:style-name="Default_20_Paragraph_20_Font"><text:span text:style-name="T5">email</text:span></text:span><text:span text:style-name="Default_20_Paragraph_20_Font"><text:span text:style-name="T5"> </text:span></text:span><text:span text:style-name="Default_20_Paragraph_20_Font"><text:span text:style-name="T5">messages</text:span></text:span><text:span text:style-name="Default_20_Paragraph_20_Font"><text:span text:style-name="T5"> </text:span></text:span><text:span text:style-name="Default_20_Paragraph_20_Font"><text:span text:style-name="T5">prior</text:span></text:span><text:span text:style-name="Default_20_Paragraph_20_Font"><text:span text:style-name="T5"><text:line-break/></text:span></text:span><text:span text:style-name="Default_20_Paragraph_20_Font"><text:span text:style-name="T5">to</text:span></text:span><text:span text:style-name="Default_20_Paragraph_20_Font"><text:span text:style-name="T5"> </text:span></text:span><text:span text:style-name="Default_20_Paragraph_20_Font"><text:span text:style-name="T5">that</text:span></text:span><text:span text:style-name="Default_20_Paragraph_20_Font"><text:span text:style-name="T5"> </text:span></text:span><text:span text:style-name="Default_20_Paragraph_20_Font"><text:span text:style-name="T5">meeting</text:span></text:span><text:span text:style-name="Default_20_Paragraph_20_Font"><text:span text:style-name="T5"> !!<text:line-break/></text:span></text:span><text:span text:style-name="Default_20_Paragraph_20_Font"><text:line-break/></text:span><text:span text:style-name="Default_20_Paragraph_20_Font">I</text:span><text:span text:style-name="Default_20_Paragraph_20_Font"> </text:span><text:span text:style-name="Default_20_Paragraph_20_Font">also</text:span><text:span text:style-name="Default_20_Paragraph_20_Font"> </text:span><text:span text:style-name="Default_20_Paragraph_20_Font">have</text:span><text:span text:style-name="Default_20_Paragraph_20_Font"> </text:span><text:span text:style-name="Default_20_Paragraph_20_Font">observed</text:span><text:span text:style-name="Default_20_Paragraph_20_Font"> </text:span><text:span text:style-name="Default_20_Paragraph_20_Font">statements</text:span><text:span text:style-name="Default_20_Paragraph_20_Font"> </text:span><text:span text:style-name="Default_20_Paragraph_20_Font">like</text:span><text:span text:style-name="Default_20_Paragraph_20_Font"> .. '</text:span><text:span text:style-name="Default_20_Paragraph_20_Font">you</text:span><text:span text:style-name="Default_20_Paragraph_20_Font"> </text:span><text:span text:style-name="Default_20_Paragraph_20_Font">do</text:span><text:span text:style-name="Default_20_Paragraph_20_Font"> </text:span><text:span text:style-name="Default_20_Paragraph_20_Font">not</text:span><text:span text:style-name="Default_20_Paragraph_20_Font"> </text:span><text:span text:style-name="Default_20_Paragraph_20_Font">know</text:span><text:span text:style-name="Default_20_Paragraph_20_Font"> </text:span><text:span text:style-name="Default_20_Paragraph_20_Font">anything</text:span><text:span text:style-name="Default_20_Paragraph_20_Font"> </text:span><text:span text:style-name="Default_20_Paragraph_20_Font">about</text:span><text:span text:style-name="Default_20_Paragraph_20_Font"> </text:span><text:span text:style-name="Default_20_Paragraph_20_Font">my</text:span><text:span text:style-name="Default_20_Paragraph_20_Font"><text:line-break/></text:span><text:span text:style-name="Default_20_Paragraph_20_Font">script</text:span><text:span text:style-name="Default_20_Paragraph_20_Font"> / </text:span><text:span text:style-name="Default_20_Paragraph_20_Font">language</text:span><text:span text:style-name="Default_20_Paragraph_20_Font">; </text:span><text:span text:style-name="Default_20_Paragraph_20_Font">you</text:span><text:span text:style-name="Default_20_Paragraph_20_Font"> </text:span><text:span text:style-name="Default_20_Paragraph_20_Font">dont</text:span><text:span text:style-name="Default_20_Paragraph_20_Font"> </text:span><text:span text:style-name="Default_20_Paragraph_20_Font">know</text:span><text:span text:style-name="Default_20_Paragraph_20_Font"> </text:span><text:span text:style-name="Default_20_Paragraph_20_Font">what</text:span><text:span text:style-name="Default_20_Paragraph_20_Font"> </text:span><text:span text:style-name="Default_20_Paragraph_20_Font">you</text:span><text:span text:style-name="Default_20_Paragraph_20_Font"> </text:span><text:span text:style-name="Default_20_Paragraph_20_Font">are</text:span><text:span text:style-name="Default_20_Paragraph_20_Font"> </text:span><text:span text:style-name="Default_20_Paragraph_20_Font">talking</text:span><text:span text:style-name="Default_20_Paragraph_20_Font"> </text:span><text:span text:style-name="Default_20_Paragraph_20_Font">about</text:span><text:span text:style-name="Default_20_Paragraph_20_Font">'... </text:span><text:span text:style-name="Default_20_Paragraph_20_Font">kind</text:span><text:span text:style-name="Default_20_Paragraph_20_Font"> </text:span><text:span text:style-name="Default_20_Paragraph_20_Font">of</text:span><text:span text:style-name="Default_20_Paragraph_20_Font"><text:line-break/></text:span><text:span text:style-name="Default_20_Paragraph_20_Font">comments</text:span><text:span text:style-name="Default_20_Paragraph_20_Font"> </text:span><text:span text:style-name="Default_20_Paragraph_20_Font">on</text:span><text:span text:style-name="Default_20_Paragraph_20_Font"> </text:span><text:span text:style-name="Default_20_Paragraph_20_Font">this</text:span><text:span text:style-name="Default_20_Paragraph_20_Font"> </text:span><text:span text:style-name="Default_20_Paragraph_20_Font">list</text:span><text:span text:style-name="Default_20_Paragraph_20_Font">. <text:s/></text:span><text:span text:style-name="Default_20_Paragraph_20_Font">Fine</text:span><text:span text:style-name="Default_20_Paragraph_20_Font"> .. </text:span><text:span text:style-name="Default_20_Paragraph_20_Font">the</text:span><text:span text:style-name="Default_20_Paragraph_20_Font"> </text:span><text:span text:style-name="Default_20_Paragraph_20_Font">same</text:span><text:span text:style-name="Default_20_Paragraph_20_Font"> </text:span><text:span text:style-name="Default_20_Paragraph_20_Font">commenting</text:span><text:span text:style-name="Default_20_Paragraph_20_Font"> </text:span><text:span text:style-name="Default_20_Paragraph_20_Font">experts</text:span><text:span text:style-name="Default_20_Paragraph_20_Font"> </text:span><text:span text:style-name="Default_20_Paragraph_20_Font">are</text:span><text:span text:style-name="Default_20_Paragraph_20_Font"> </text:span><text:span text:style-name="Default_20_Paragraph_20_Font">not</text:span><text:span text:style-name="Default_20_Paragraph_20_Font"> </text:span><text:span text:style-name="Default_20_Paragraph_20_Font">able</text:span><text:span text:style-name="Default_20_Paragraph_20_Font"> </text:span><text:span text:style-name="Default_20_Paragraph_20_Font">to</text:span><text:span text:style-name="Default_20_Paragraph_20_Font"><text:line-break/></text:span><text:span text:style-name="Default_20_Paragraph_20_Font">convince</text:span><text:span text:style-name="Default_20_Paragraph_20_Font"> </text:span><text:span text:style-name="Default_20_Paragraph_20_Font">others</text:span><text:span text:style-name="Default_20_Paragraph_20_Font"> </text:span><text:span text:style-name="Default_20_Paragraph_20_Font">who</text:span><text:span text:style-name="Default_20_Paragraph_20_Font"> </text:span><text:span text:style-name="Default_20_Paragraph_20_Font">they</text:span><text:span text:style-name="Default_20_Paragraph_20_Font"> </text:span><text:span text:style-name="Default_20_Paragraph_20_Font">consider</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knowing</text:span><text:span text:style-name="Default_20_Paragraph_20_Font"> </text:span><text:span text:style-name="Default_20_Paragraph_20_Font">everything</text:span><text:span text:style-name="Default_20_Paragraph_20_Font"> </text:span><text:span text:style-name="Default_20_Paragraph_20_Font">about</text:span><text:span text:style-name="Default_20_Paragraph_20_Font"> </text:span><text:span text:style-name="Default_20_Paragraph_20_Font">the</text:span><text:span text:style-name="Default_20_Paragraph_20_Font"><text:line-break/></text:span><text:span text:style-name="Default_20_Paragraph_20_Font">script</text:span><text:span text:style-name="Default_20_Paragraph_20_Font">/</text:span><text:span text:style-name="Default_20_Paragraph_20_Font">language</text:span><text:span text:style-name="Default_20_Paragraph_20_Font">' <text:s/></text:span><text:span text:style-name="Default_20_Paragraph_20_Font">and</text:span><text:span text:style-name="Default_20_Paragraph_20_Font"> </text:span><text:span text:style-name="Default_20_Paragraph_20_Font">arrive</text:span><text:span text:style-name="Default_20_Paragraph_20_Font">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single</text:span><text:span text:style-name="Default_20_Paragraph_20_Font"> </text:span><text:span text:style-name="Default_20_Paragraph_20_Font">consensus</text:span><text:span text:style-name="Default_20_Paragraph_20_Font"> </text:span><text:span text:style-name="Default_20_Paragraph_20_Font">position</text:span><text:span text:style-name="Default_20_Paragraph_20_Font"> !!<text:line-break/><text:line-break/></text:span><text:span text:style-name="Default_20_Paragraph_20_Font">In</text:span><text:span text:style-name="Default_20_Paragraph_20_Font"> </text:span><text:span text:style-name="Default_20_Paragraph_20_Font">my</text:span><text:span text:style-name="Default_20_Paragraph_20_Font"> </text:span><text:span text:style-name="Default_20_Paragraph_20_Font">view</text:span><text:span text:style-name="Default_20_Paragraph_20_Font">, </text:span><text:span text:style-name="Default_20_Paragraph_20_Font">there</text:span><text:span text:style-name="Default_20_Paragraph_20_Font"> </text:span><text:span text:style-name="Default_20_Paragraph_20_Font">is</text:span><text:span text:style-name="Default_20_Paragraph_20_Font"> </text:span><text:span text:style-name="Default_20_Paragraph_20_Font">no</text:span><text:span text:style-name="Default_20_Paragraph_20_Font"> </text:span><text:span text:style-name="Default_20_Paragraph_20_Font">turning</text:span><text:span text:style-name="Default_20_Paragraph_20_Font"> </text:span><text:span text:style-name="Default_20_Paragraph_20_Font">back</text:span><text:span text:style-name="Default_20_Paragraph_20_Font"> </text:span><text:span text:style-name="Default_20_Paragraph_20_Font">the</text:span><text:span text:style-name="Default_20_Paragraph_20_Font"> </text:span><text:span text:style-name="Default_20_Paragraph_20_Font">clock</text:span><text:span text:style-name="Default_20_Paragraph_20_Font"> </text:span><text:span text:style-name="Default_20_Paragraph_20_Font">on</text:span><text:span text:style-name="Default_20_Paragraph_20_Font"> </text:span><text:span text:style-name="Default_20_Paragraph_20_Font">at</text:span><text:span text:style-name="Default_20_Paragraph_20_Font"> </text:span><text:span text:style-name="Default_20_Paragraph_20_Font">least</text:span><text:span text:style-name="Default_20_Paragraph_20_Font"> </text:span><text:span text:style-name="Default_20_Paragraph_20_Font">the</text:span><text:span text:style-name="Default_20_Paragraph_20_Font"> </text:span><text:span text:style-name="Default_20_Paragraph_20_Font">initial</text:span><text:span text:style-name="Default_20_Paragraph_20_Font"> </text:span><text:span text:style-name="Default_20_Paragraph_20_Font">set</text:span><text:span text:style-name="Default_20_Paragraph_20_Font"><text:line-break/></text:span><text:span text:style-name="Default_20_Paragraph_20_Font">of</text:span><text:span text:style-name="Default_20_Paragraph_20_Font"> </text:span><text:span text:style-name="Default_20_Paragraph_20_Font">Atomic</text:span><text:span text:style-name="Default_20_Paragraph_20_Font"> </text:span><text:span text:style-name="Default_20_Paragraph_20_Font">chillus</text:span><text:span text:style-name="Default_20_Paragraph_20_Font"> ... </text:span><text:span text:style-name="Default_20_Paragraph_20_Font"><text:span text:style-name="T5">and</text:span></text:span><text:span text:style-name="Default_20_Paragraph_20_Font"><text:span text:style-name="T5"> </text:span></text:span><text:span text:style-name="Default_20_Paragraph_20_Font"><text:span text:style-name="T5">yes</text:span></text:span><text:span text:style-name="Default_20_Paragraph_20_Font"><text:span text:style-name="T5">, </text:span></text:span><text:span text:style-name="Default_20_Paragraph_20_Font"><text:span text:style-name="T5">we</text:span></text:span><text:span text:style-name="Default_20_Paragraph_20_Font"><text:span text:style-name="T5"> </text:span></text:span><text:span text:style-name="Default_20_Paragraph_20_Font"><text:span text:style-name="T5">hav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live</text:span></text:span><text:span text:style-name="Default_20_Paragraph_20_Font"><text:span text:style-name="T5"> </text:span></text:span><text:span text:style-name="Default_20_Paragraph_20_Font"><text:span text:style-name="T5">with</text:span></text:span><text:span text:style-name="Default_20_Paragraph_20_Font"><text:span text:style-name="T5"> </text:span></text:span><text:span text:style-name="Default_20_Paragraph_20_Font"><text:span text:style-name="T5">that</text:span></text:span><text:span text:style-name="Default_20_Paragraph_20_Font"><text:span text:style-name="T5"> -- </text:span></text:span><text:span text:style-name="Default_20_Paragraph_20_Font"><text:span text:style-name="T5">good</text:span></text:span><text:span text:style-name="Default_20_Paragraph_20_Font"><text:span text:style-name="T5"> </text:span></text:span><text:span text:style-name="Default_20_Paragraph_20_Font"><text:span text:style-name="T5">or</text:span></text:span><text:span text:style-name="Default_20_Paragraph_20_Font"><text:span text:style-name="T5"> </text:span></text:span><text:span text:style-name="Default_20_Paragraph_20_Font"><text:span text:style-name="T5">bad</text:span></text:span><text:span text:style-name="Default_20_Paragraph_20_Font"><text:span text:style-name="T5">.<text:line-break/></text:span></text:span><text:soft-page-break/><text:span text:style-name="Default_20_Paragraph_20_Font"><text:line-break/></text:span><text:span text:style-name="Default_20_Paragraph_20_Font">Frankly</text:span><text:span text:style-name="Default_20_Paragraph_20_Font">, </text:span><text:span text:style-name="Default_20_Paragraph_20_Font">many</text:span><text:span text:style-name="Default_20_Paragraph_20_Font"> </text:span><text:span text:style-name="Default_20_Paragraph_20_Font">of</text:span><text:span text:style-name="Default_20_Paragraph_20_Font"> </text:span><text:span text:style-name="Default_20_Paragraph_20_Font">us</text:span><text:span text:style-name="Default_20_Paragraph_20_Font"> </text:span><text:span text:style-name="Default_20_Paragraph_20_Font">who</text:span><text:span text:style-name="Default_20_Paragraph_20_Font"> </text:span><text:span text:style-name="Default_20_Paragraph_20_Font">are</text:span><text:span text:style-name="Default_20_Paragraph_20_Font"> </text:span><text:span text:style-name="Default_20_Paragraph_20_Font">involved</text:span><text:span text:style-name="Default_20_Paragraph_20_Font"> </text:span><text:span text:style-name="Default_20_Paragraph_20_Font">in</text:span><text:span text:style-name="Default_20_Paragraph_20_Font"> </text:span><text:span text:style-name="Default_20_Paragraph_20_Font">these</text:span><text:span text:style-name="Default_20_Paragraph_20_Font"> </text:span><text:span text:style-name="Default_20_Paragraph_20_Font">discussions</text:span><text:span text:style-name="Default_20_Paragraph_20_Font"> </text:span><text:span text:style-name="Default_20_Paragraph_20_Font">over</text:span><text:span text:style-name="Default_20_Paragraph_20_Font"> </text:span><text:span text:style-name="Default_20_Paragraph_20_Font">the</text:span><text:span text:style-name="Default_20_Paragraph_20_Font"> </text:span><text:span text:style-name="Default_20_Paragraph_20_Font">last</text:span><text:span text:style-name="Default_20_Paragraph_20_Font"> </text:span><text:span text:style-name="Default_20_Paragraph_20_Font">two</text:span><text:span text:style-name="Default_20_Paragraph_20_Font"><text:line-break/></text:span><text:span text:style-name="Default_20_Paragraph_20_Font">or</text:span><text:span text:style-name="Default_20_Paragraph_20_Font"> </text:span><text:span text:style-name="Default_20_Paragraph_20_Font">three</text:span><text:span text:style-name="Default_20_Paragraph_20_Font"> </text:span><text:span text:style-name="Default_20_Paragraph_20_Font">years</text:span><text:span text:style-name="Default_20_Paragraph_20_Font">, </text:span><text:span text:style-name="Default_20_Paragraph_20_Font">want</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forward</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decision</text:span><text:span text:style-name="Default_20_Paragraph_20_Font"> </text:span><text:span text:style-name="Default_20_Paragraph_20_Font">of</text:span><text:span text:style-name="Default_20_Paragraph_20_Font"> </text:span><text:span text:style-name="Default_20_Paragraph_20_Font">Atomic</text:span><text:span text:style-name="Default_20_Paragraph_20_Font"> </text:span><text:span text:style-name="Default_20_Paragraph_20_Font">Chillus</text:span><text:span text:style-name="Default_20_Paragraph_20_Font"> </text:span><text:span text:style-name="Default_20_Paragraph_20_Font">and</text:span><text:span text:style-name="Default_20_Paragraph_20_Font"><text:line-break/></text:span><text:span text:style-name="Default_20_Paragraph_20_Font">deal</text:span><text:span text:style-name="Default_20_Paragraph_20_Font"> </text:span><text:span text:style-name="Default_20_Paragraph_20_Font">with</text:span><text:span text:style-name="Default_20_Paragraph_20_Font"> </text:span><text:span text:style-name="Default_20_Paragraph_20_Font">all</text:span><text:span text:style-name="Default_20_Paragraph_20_Font"> </text:span><text:span text:style-name="Default_20_Paragraph_20_Font">its</text:span><text:span text:style-name="Default_20_Paragraph_20_Font"> </text:span><text:span text:style-name="Default_20_Paragraph_20_Font">fallouts</text:span><text:span text:style-name="Default_20_Paragraph_20_Font"> </text:span><text:span text:style-name="Default_20_Paragraph_20_Font">as</text:span><text:span text:style-name="Default_20_Paragraph_20_Font"> </text:span><text:span text:style-name="Default_20_Paragraph_20_Font">we</text:span><text:span text:style-name="Default_20_Paragraph_20_Font"> </text:span><text:span text:style-name="Default_20_Paragraph_20_Font">go</text:span><text:span text:style-name="Default_20_Paragraph_20_Font"> </text:span><text:span text:style-name="Default_20_Paragraph_20_Font">forward</text:span><text:span text:style-name="Default_20_Paragraph_20_Font">.<text:line-break/></text:span><text:span text:style-name="Default_20_Paragraph_20_Font"><text:line-break/></text:span><text:span text:style-name="Default_20_Paragraph_20_Font">Yes</text:span><text:span text:style-name="Default_20_Paragraph_20_Font">, </text:span><text:span text:style-name="Default_20_Paragraph_20_Font">some</text:span><text:span text:style-name="Default_20_Paragraph_20_Font"> </text:span><text:span text:style-name="Default_20_Paragraph_20_Font">guidelines</text:span><text:span text:style-name="Default_20_Paragraph_20_Font"> </text:span><text:span text:style-name="Default_20_Paragraph_20_Font">about</text:span><text:span text:style-name="Default_20_Paragraph_20_Font"> </text:span><text:span text:style-name="Default_20_Paragraph_20_Font">the</text:span><text:span text:style-name="Default_20_Paragraph_20_Font"> </text:span><text:span text:style-name="Default_20_Paragraph_20_Font">fallouts</text:span><text:span text:style-name="Default_20_Paragraph_20_Font"> </text:span><text:span text:style-name="Default_20_Paragraph_20_Font">hav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crafted</text:span><text:span text:style-name="Default_20_Paragraph_20_Font"> </text:span><text:span text:style-name="Default_20_Paragraph_20_Font">and</text:span><text:span text:style-name="Default_20_Paragraph_20_Font"> </text:span><text:span text:style-name="Default_20_Paragraph_20_Font">published</text:span><text:span text:style-name="Default_20_Paragraph_20_Font"> </text:span><text:span text:style-name="Default_20_Paragraph_20_Font">on</text:span><text:span text:style-name="Default_20_Paragraph_20_Font"><text:line-break/></text:span><text:span text:style-name="Default_20_Paragraph_20_Font">backward</text:span><text:span text:style-name="Default_20_Paragraph_20_Font"> </text:span><text:span text:style-name="Default_20_Paragraph_20_Font">compatibility</text:span><text:span text:style-name="Default_20_Paragraph_20_Font"> </text:span><text:span text:style-name="Default_20_Paragraph_20_Font">issues</text:span><text:span text:style-name="Default_20_Paragraph_20_Font">. <text:s/></text:span><text:span text:style-name="Default_20_Paragraph_20_Font">Also</text:span><text:span text:style-name="Default_20_Paragraph_20_Font"> </text:span><text:span text:style-name="Default_20_Paragraph_20_Font">man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peculations</text:span><text:span text:style-name="Default_20_Paragraph_20_Font"> </text:span><text:span text:style-name="Default_20_Paragraph_20_Font">as</text:span><text:span text:style-name="Default_20_Paragraph_20_Font"> </text:span><text:span text:style-name="Default_20_Paragraph_20_Font">to</text:span><text:span text:style-name="Default_20_Paragraph_20_Font"> </text:span><text:span text:style-name="Default_20_Paragraph_20_Font">what</text:span><text:span text:style-name="Default_20_Paragraph_20_Font"><text:line-break/></text:span><text:span text:style-name="Default_20_Paragraph_20_Font">may</text:span><text:span text:style-name="Default_20_Paragraph_20_Font"> </text:span><text:span text:style-name="Default_20_Paragraph_20_Font">or</text:span><text:span text:style-name="Default_20_Paragraph_20_Font"> </text:span><text:span text:style-name="Default_20_Paragraph_20_Font">may</text:span><text:span text:style-name="Default_20_Paragraph_20_Font"> </text:span><text:span text:style-name="Default_20_Paragraph_20_Font">not</text:span><text:span text:style-name="Default_20_Paragraph_20_Font"> </text:span><text:span text:style-name="Default_20_Paragraph_20_Font">be</text:span><text:span text:style-name="Default_20_Paragraph_20_Font"> </text:span><text:span text:style-name="Default_20_Paragraph_20_Font">encoded</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 </text:span><text:span text:style-name="Default_20_Paragraph_20_Font">as</text:span><text:span text:style-name="Default_20_Paragraph_20_Font"> </text:span><text:span text:style-name="Default_20_Paragraph_20_Font">far</text:span><text:span text:style-name="Default_20_Paragraph_20_Font"> </text:span><text:span text:style-name="Default_20_Paragraph_20_Font">as</text:span><text:span text:style-name="Default_20_Paragraph_20_Font"> </text:span><text:span text:style-name="Default_20_Paragraph_20_Font">Malayalam</text:span><text:span text:style-name="Default_20_Paragraph_20_Font"> </text:span><text:span text:style-name="Default_20_Paragraph_20_Font">and</text:span><text:span text:style-name="Default_20_Paragraph_20_Font"> </text:span><text:span text:style-name="Default_20_Paragraph_20_Font">other</text:span><text:span text:style-name="Default_20_Paragraph_20_Font"> </text:span><text:span text:style-name="Default_20_Paragraph_20_Font">Indic</text:span><text:span text:style-name="Default_20_Paragraph_20_Font"><text:line-break/></text:span><text:span text:style-name="Default_20_Paragraph_20_Font">scripts</text:span><text:span text:style-name="Default_20_Paragraph_20_Font"> </text:span><text:span text:style-name="Default_20_Paragraph_20_Font">are</text:span><text:span text:style-name="Default_20_Paragraph_20_Font"> </text:span><text:span text:style-name="Default_20_Paragraph_20_Font">concerned</text:span><text:span text:style-name="Default_20_Paragraph_20_Font">, </text:span><text:span text:style-name="Default_20_Paragraph_20_Font">are</text:span><text:span text:style-name="Default_20_Paragraph_20_Font"> </text:span><text:span text:style-name="Default_20_Paragraph_20_Font">of</text:span><text:span text:style-name="Default_20_Paragraph_20_Font"> </text:span><text:span text:style-name="Default_20_Paragraph_20_Font">concern</text:span><text:span text:style-name="Default_20_Paragraph_20_Font">.<text:line-break/><text:line-break/></text:span><text:span text:style-name="Default_20_Paragraph_20_Font">Best</text:span><text:span text:style-name="Default_20_Paragraph_20_Font"> </text:span><text:span text:style-name="Default_20_Paragraph_20_Font">regards</text:span><text:span text:style-name="Default_20_Paragraph_20_Font">, <text:s/></text:span><text:span text:style-name="Default_20_Paragraph_20_Font">Uma</text:span><text:span text:style-name="Default_20_Paragraph_20_Font"><text:line-break/></text:span><text:span text:style-name="Default_20_Paragraph_20_Font">V</text:span><text:span text:style-name="Default_20_Paragraph_20_Font">.</text:span><text:span text:style-name="Default_20_Paragraph_20_Font">S</text:span><text:span text:style-name="Default_20_Paragraph_20_Font">. </text:span><text:span text:style-name="Default_20_Paragraph_20_Font">UMAmaheswaran</text:span><text:span text:style-name="Default_20_Paragraph_20_Font">, </text:span><text:span text:style-name="Default_20_Paragraph_20_Font">Ph</text:span><text:span text:style-name="Default_20_Paragraph_20_Font">.</text:span><text:span text:style-name="Default_20_Paragraph_20_Font">D</text:span><text:span text:style-name="Default_20_Paragraph_20_Font">.<text:line-break/></text:span><text:span text:style-name="Default_20_Paragraph_20_Font">Globalization</text:span><text:span text:style-name="Default_20_Paragraph_20_Font"> </text:span><text:span text:style-name="Default_20_Paragraph_20_Font">Centre</text:span><text:span text:style-name="Default_20_Paragraph_20_Font"> </text:span><text:span text:style-name="Default_20_Paragraph_20_Font">of</text:span><text:span text:style-name="Default_20_Paragraph_20_Font"> </text:span><text:span text:style-name="Default_20_Paragraph_20_Font">Competency</text:span><text:span text:style-name="Default_20_Paragraph_20_Font">, </text:span><text:span text:style-name="Default_20_Paragraph_20_Font">IBM</text:span><text:span text:style-name="Default_20_Paragraph_20_Font"> </text:span><text:span text:style-name="Default_20_Paragraph_20_Font">Toronto</text:span><text:span text:style-name="Default_20_Paragraph_20_Font"> </text:span><text:span text:style-name="Default_20_Paragraph_20_Font">Lab</text:span><text:span text:style-name="Default_20_Paragraph_20_Font"><text:line-break/></text:span><text:span text:style-name="Default_20_Paragraph_20_Font">A</text:span><text:span text:style-name="Default_20_Paragraph_20_Font">2/</text:span><text:span text:style-name="Default_20_Paragraph_20_Font">SZ</text:span><text:span text:style-name="Default_20_Paragraph_20_Font">8, 8200 </text:span><text:span text:style-name="Default_20_Paragraph_20_Font">Warden</text:span><text:span text:style-name="Default_20_Paragraph_20_Font"> </text:span><text:span text:style-name="Default_20_Paragraph_20_Font">Avenue</text:span><text:span text:style-name="Default_20_Paragraph_20_Font">, </text:span><text:span text:style-name="Default_20_Paragraph_20_Font">Markham</text:span><text:span text:style-name="Default_20_Paragraph_20_Font">, </text:span><text:span text:style-name="Default_20_Paragraph_20_Font">ON</text:span><text:span text:style-name="Default_20_Paragraph_20_Font">, </text:span><text:span text:style-name="Default_20_Paragraph_20_Font">Canada</text:span><text:span text:style-name="Default_20_Paragraph_20_Font">, </text:span><text:span text:style-name="Default_20_Paragraph_20_Font">L</text:span><text:span text:style-name="Default_20_Paragraph_20_Font">6</text:span><text:span text:style-name="Default_20_Paragraph_20_Font">G</text:span><text:span text:style-name="Default_20_Paragraph_20_Font">1</text:span><text:span text:style-name="Default_20_Paragraph_20_Font">C</text:span><text:span text:style-name="Default_20_Paragraph_20_Font">7; +1 905 413 3474;<text:line-break/></text:span><text:span text:style-name="Default_20_Paragraph_20_Font">Fax</text:span><text:span text:style-name="Default_20_Paragraph_20_Font">:905 413 4682; </text:span><text:span text:style-name="Default_20_Paragraph_20_Font">TieLine</text:span><text:span text:style-name="Default_20_Paragraph_20_Font"> 969; </text:span><text:span text:style-name="Default_20_Paragraph_20_Font">email</text:span><text:span text:style-name="Default_20_Paragraph_20_Font">: </text:span><text:span text:style-name="Default_20_Paragraph_20_Font">umavs</text:span><text:span text:style-name="Default_20_Paragraph_20_Font">@</text:span><text:span text:style-name="Default_20_Paragraph_20_Font">ca</text:span><text:span text:style-name="Default_20_Paragraph_20_Font">.</text:span><text:span text:style-name="Default_20_Paragraph_20_Font">ibm</text:span><text:span text:style-name="Default_20_Paragraph_20_Font">.</text:span><text:span text:style-name="Default_20_Paragraph_20_Font">com</text:span><text:span text:style-name="Default_20_Paragraph_20_Font"><text:line-break/></text:span></text:p>
      <text:p text:style-name="P6"><text:span text:style-name="Default_20_Paragraph_20_Font"><text:span text:style-name="T6">N</text:span></text:span><text:span text:style-name="Default_20_Paragraph_20_Font"><text:span text:style-name="T6"> </text:span></text:span><text:span text:style-name="Default_20_Paragraph_20_Font"><text:span text:style-name="T6">Ganesan</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Indic</text:span></text:span><text:span text:style-name="Default_20_Paragraph_20_Font"><text:span text:style-name="T6"> </text:span></text:span><text:span text:style-name="Default_20_Paragraph_20_Font"><text:span text:style-name="T6">Mailing</text:span></text:span><text:span text:style-name="Default_20_Paragraph_20_Font"><text:span text:style-name="T6"> </text:span></text:span><text:span text:style-name="Default_20_Paragraph_20_Font"><text:span text:style-name="T6">list</text:span></text:span><text:span text:style-name="Default_20_Paragraph_20_Font"><text:span text:style-name="T6"> </text:span></text:span><text:span text:style-name="Default_20_Paragraph_20_Font"><text:span text:style-name="T6">on</text:span></text:span><text:span text:style-name="Default_20_Paragraph_20_Font"><text:span text:style-name="T6"> 8/9/07</text:span></text:span></text:p>
      <text:p text:style-name="P6"/>
      <text:p text:style-name="P6"><text:span text:style-name="Default_20_Paragraph_20_Font">Dear</text:span><text:span text:style-name="Default_20_Paragraph_20_Font"> </text:span><text:span text:style-name="Default_20_Paragraph_20_Font">K</text:span><text:span text:style-name="Default_20_Paragraph_20_Font">. </text:span><text:span text:style-name="Default_20_Paragraph_20_Font">G</text:span><text:span text:style-name="Default_20_Paragraph_20_Font">. </text:span><text:span text:style-name="Default_20_Paragraph_20_Font">Sulochana</text:span><text:span text:style-name="Default_20_Paragraph_20_Font">,</text:span></text:p>
      <text:p text:style-name="P6"/>
      <text:p text:style-name="P6"><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good</text:span><text:span text:style-name="Default_20_Paragraph_20_Font"> </text:span><text:span text:style-name="Default_20_Paragraph_20_Font">that</text:span><text:span text:style-name="Default_20_Paragraph_20_Font"> </text:span><text:span text:style-name="Default_20_Paragraph_20_Font">we</text:span><text:span text:style-name="Default_20_Paragraph_20_Font"> </text:span><text:span text:style-name="Default_20_Paragraph_20_Font">recognise</text:span><text:span text:style-name="Default_20_Paragraph_20_Font"> </text:span><text:span text:style-name="Default_20_Paragraph_20_Font">the</text:span><text:span text:style-name="Default_20_Paragraph_20_Font"> </text:span><text:span text:style-name="Default_20_Paragraph_20_Font">enormous</text:span><text:span text:style-name="Default_20_Paragraph_20_Font"> </text:span><text:span text:style-name="Default_20_Paragraph_20_Font">valuable</text:span><text:span text:style-name="Default_20_Paragraph_20_Font"> </text:span><text:span text:style-name="Default_20_Paragraph_20_Font">existing</text:span><text:span text:style-name="Default_20_Paragraph_20_Font"> </text:span><text:span text:style-name="Default_20_Paragraph_20_Font">and</text:span><text:span text:style-name="Default_20_Paragraph_20_Font"> </text:span><text:span text:style-name="Default_20_Paragraph_20_Font">growing</text:span><text:span text:style-name="Default_20_Paragraph_20_Font"> </text:span><text:span text:style-name="Default_20_Paragraph_20_Font">data</text:span></text:p>
      <text:p text:style-name="P6"><text:span text:style-name="Default_20_Paragraph_20_Font">in</text:span><text:span text:style-name="Default_20_Paragraph_20_Font"> </text:span><text:span text:style-name="Default_20_Paragraph_20_Font">Malayalam</text:span><text:span text:style-name="Default_20_Paragraph_20_Font"> </text:span><text:span text:style-name="Default_20_Paragraph_20_Font">unicod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web</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web</text:span><text:span text:style-name="Default_20_Paragraph_20_Font">, </text:span><text:span text:style-name="Default_20_Paragraph_20_Font">chillus</text:span><text:span text:style-name="Default_20_Paragraph_20_Font"> </text:span><text:span text:style-name="Default_20_Paragraph_20_Font">are</text:span><text:span text:style-name="Default_20_Paragraph_20_Font"> </text:span><text:span text:style-name="Default_20_Paragraph_20_Font">displayed</text:span><text:span text:style-name="Default_20_Paragraph_20_Font"> </text:span><text:span text:style-name="Default_20_Paragraph_20_Font">uniformly</text:span><text:span text:style-name="Default_20_Paragraph_20_Font"> </text:span><text:span text:style-name="Default_20_Paragraph_20_Font">now</text:span></text:p>
      <text:p text:style-name="P6"><text:span text:style-name="Default_20_Paragraph_20_Font">using</text:span><text:span text:style-name="Default_20_Paragraph_20_Font"> </text:span><text:span text:style-name="Default_20_Paragraph_20_Font">chillu</text:span><text:span text:style-name="Default_20_Paragraph_20_Font"> </text:span><text:span text:style-name="Default_20_Paragraph_20_Font">sequences</text:span><text:span text:style-name="Default_20_Paragraph_20_Font">.</text:span></text:p>
      <text:p text:style-name="P6"/>
      <text:p text:style-name="P6"><text:span text:style-name="Default_20_Paragraph_20_Font"><text:span text:style-name="T5">Look</text:span></text:span><text:span text:style-name="Default_20_Paragraph_20_Font"><text:span text:style-name="T5"> </text:span></text:span><text:span text:style-name="Default_20_Paragraph_20_Font"><text:span text:style-name="T5">at</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number</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blogs</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Malayalam</text:span></text:span><text:span text:style-name="Default_20_Paragraph_20_Font"><text:span text:style-name="T5"> </text:span></text:span><text:span text:style-name="Default_20_Paragraph_20_Font"><text:span text:style-name="T5">that</text:span></text:span><text:span text:style-name="Default_20_Paragraph_20_Font"><text:span text:style-name="T5"> </text:span></text:span><text:span text:style-name="Default_20_Paragraph_20_Font"><text:span text:style-name="T5">use</text:span></text:span><text:span text:style-name="Default_20_Paragraph_20_Font"><text:span text:style-name="T5"> </text:span></text:span><text:span text:style-name="Default_20_Paragraph_20_Font"><text:span text:style-name="T5">chillu</text:span></text:span><text:span text:style-name="Default_20_Paragraph_20_Font"><text:span text:style-name="T5"> </text:span></text:span><text:span text:style-name="Default_20_Paragraph_20_Font"><text:span text:style-name="T5">sequences</text:span></text:span></text:p>
      <text:p text:style-name="P6"><text:span text:style-name="Default_20_Paragraph_20_Font"><text:span text:style-name="T5">and</text:span></text:span><text:span text:style-name="Default_20_Paragraph_20_Font"><text:span text:style-name="T5"> </text:span></text:span><text:span text:style-name="Default_20_Paragraph_20_Font"><text:span text:style-name="T5">display</text:span></text:span><text:span text:style-name="Default_20_Paragraph_20_Font"><text:span text:style-name="T5"> </text:span></text:span><text:span text:style-name="Default_20_Paragraph_20_Font"><text:span text:style-name="T5">properly</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cils</text:span></text:span><text:span text:style-name="Default_20_Paragraph_20_Font"><text:span text:style-name="T5">. </text:span></text:span><text:span text:style-name="Default_20_Paragraph_20_Font"><text:span text:style-name="T5">Backward</text:span></text:span><text:span text:style-name="Default_20_Paragraph_20_Font"><text:span text:style-name="T5"> </text:span></text:span><text:span text:style-name="Default_20_Paragraph_20_Font"><text:span text:style-name="T5">compatibility</text:span></text:span><text:span text:style-name="Default_20_Paragraph_20_Font"><text:span text:style-name="T5"> </text:span></text:span><text:span text:style-name="Default_20_Paragraph_20_Font"><text:span text:style-name="T5">is</text:span></text:span><text:span text:style-name="Default_20_Paragraph_20_Font"><text:span text:style-name="T5"> </text:span></text:span><text:span text:style-name="Default_20_Paragraph_20_Font"><text:span text:style-name="T5">vital</text:span></text:span><text:span text:style-name="Default_20_Paragraph_20_Font"><text:span text:style-name="T5"> </text:span></text:span><text:span text:style-name="Default_20_Paragraph_20_Font"><text:span text:style-name="T5">here</text:span></text:span></text:p>
      <text:p text:style-name="P6"><text:span text:style-name="Default_20_Paragraph_20_Font"><text:span text:style-name="T5">(</text:span></text:span><text:span text:style-name="Default_20_Paragraph_20_Font"><text:span text:style-name="T5">as</text:span></text:span><text:span text:style-name="Default_20_Paragraph_20_Font"><text:span text:style-name="T5"> </text:span></text:span><text:span text:style-name="Default_20_Paragraph_20_Font"><text:span text:style-name="T5">Jonathan</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Erkki</text:span></text:span><text:span text:style-name="Default_20_Paragraph_20_Font"><text:span text:style-name="T5"> </text:span></text:span><text:span text:style-name="Default_20_Paragraph_20_Font"><text:span text:style-name="T5">pointed</text:span></text:span><text:span text:style-name="Default_20_Paragraph_20_Font"><text:span text:style-name="T5"> </text:span></text:span><text:span text:style-name="Default_20_Paragraph_20_Font"><text:span text:style-name="T5">out</text:span></text:span><text:span text:style-name="Default_20_Paragraph_20_Font"><text:span text:style-name="T5"> </text:span></text:span><text:span text:style-name="Default_20_Paragraph_20_Font"><text:span text:style-name="T5">earlier</text:span></text:span><text:span text:style-name="Default_20_Paragraph_20_Font"><text:span text:style-name="T5">), </text:span></text:span><text:span text:style-name="Default_20_Paragraph_20_Font"><text:span text:style-name="T5">and</text:span></text:span><text:span text:style-name="Default_20_Paragraph_20_Font"><text:span text:style-name="T5"> </text:span></text:span><text:span text:style-name="Default_20_Paragraph_20_Font"><text:span text:style-name="T5">have</text:span></text:span><text:span text:style-name="Default_20_Paragraph_20_Font"><text:span text:style-name="T5"> </text:span></text:span><text:span text:style-name="Default_20_Paragraph_20_Font"><text:span text:style-name="T5">to</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supported</text:span></text:span></text:p>
      <text:p text:style-name="P6"><text:span text:style-name="Default_20_Paragraph_20_Font"><text:span text:style-name="T5">indefinitely</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future</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rendering</text:span></text:span><text:span text:style-name="Default_20_Paragraph_20_Font"><text:span text:style-name="T5"> </text:span></text:span><text:span text:style-name="Default_20_Paragraph_20_Font"><text:span text:style-name="T5">engines</text:span></text:span><text:span text:style-name="Default_20_Paragraph_20_Font"><text:span text:style-name="T5">, </text:span></text:span><text:span text:style-name="Default_20_Paragraph_20_Font"><text:span text:style-name="T5">fonts</text:span></text:span><text:span text:style-name="Default_20_Paragraph_20_Font"><text:span text:style-name="T5">, </text:span></text:span><text:span text:style-name="Default_20_Paragraph_20_Font"><text:span text:style-name="T5">software</text:span></text:span><text:span text:style-name="Default_20_Paragraph_20_Font"><text:span text:style-name="T5"> </text:span></text:span><text:span text:style-name="Default_20_Paragraph_20_Font"><text:span text:style-name="T5">for</text:span></text:span><text:span text:style-name="Default_20_Paragraph_20_Font"><text:span text:style-name="T5"> </text:span></text:span><text:span text:style-name="Default_20_Paragraph_20_Font"><text:span text:style-name="T5">Malayalam</text:span></text:span></text:p>
      <text:p text:style-name="P6"><text:span text:style-name="Default_20_Paragraph_20_Font"><text:span text:style-name="T5">(</text:span></text:span><text:span text:style-name="Default_20_Paragraph_20_Font"><text:span text:style-name="T5">cf</text:span></text:span><text:span text:style-name="Default_20_Paragraph_20_Font"><text:span text:style-name="T5">. </text:span></text:span><text:span text:style-name="Default_20_Paragraph_20_Font"><text:span text:style-name="T5">Peter</text:span></text:span><text:span text:style-name="Default_20_Paragraph_20_Font"><text:span text:style-name="T5">'</text:span></text:span><text:span text:style-name="Default_20_Paragraph_20_Font"><text:span text:style-name="T5">s</text:span></text:span><text:span text:style-name="Default_20_Paragraph_20_Font"><text:span text:style-name="T5"> </text:span></text:span><text:span text:style-name="Default_20_Paragraph_20_Font"><text:span text:style-name="T5">mails</text:span></text:span><text:span text:style-name="Default_20_Paragraph_20_Font"><text:span text:style-name="T5"> </text:span></text:span><text:span text:style-name="Default_20_Paragraph_20_Font"><text:span text:style-name="T5">in</text:span></text:span><text:span text:style-name="Default_20_Paragraph_20_Font"><text:span text:style-name="T5"> </text:span></text:span><text:span text:style-name="Default_20_Paragraph_20_Font"><text:span text:style-name="T5">Indic</text:span></text:span><text:span text:style-name="Default_20_Paragraph_20_Font"><text:span text:style-name="T5">)</text:span></text:span></text:p>
      <text:p text:style-name="P6"/>
      <text:p text:style-name="P6"><text:span text:style-name="Default_20_Paragraph_20_Font"><text:span text:style-name="T5">Malayalam</text:span></text:span><text:span text:style-name="Default_20_Paragraph_20_Font"><text:span text:style-name="T5"> </text:span></text:span><text:span text:style-name="Default_20_Paragraph_20_Font"><text:span text:style-name="T5">chillu</text:span></text:span><text:span text:style-name="Default_20_Paragraph_20_Font"><text:span text:style-name="T5"> </text:span></text:span><text:span text:style-name="Default_20_Paragraph_20_Font"><text:span text:style-name="T5">sequences</text:span></text:span><text:span text:style-name="Default_20_Paragraph_20_Font"><text:span text:style-name="T5"> </text:span></text:span><text:span text:style-name="Default_20_Paragraph_20_Font"><text:span text:style-name="T5">are</text:span></text:span><text:span text:style-name="Default_20_Paragraph_20_Font"><text:span text:style-name="T5"> </text:span></text:span><text:span text:style-name="Default_20_Paragraph_20_Font"><text:span text:style-name="T5">not</text:span></text:span><text:span text:style-name="Default_20_Paragraph_20_Font"><text:span text:style-name="T5"> </text:span></text:span><text:span text:style-name="Default_20_Paragraph_20_Font"><text:span text:style-name="T5">like</text:span></text:span><text:span text:style-name="Default_20_Paragraph_20_Font"><text:span text:style-name="T5"> </text:span></text:span><text:span text:style-name="Default_20_Paragraph_20_Font"><text:span text:style-name="T5">the</text:span></text:span><text:span text:style-name="Default_20_Paragraph_20_Font"><text:span text:style-name="T5"> </text:span></text:span><text:span text:style-name="Default_20_Paragraph_20_Font"><text:span text:style-name="T5">case</text:span></text:span><text:span text:style-name="Default_20_Paragraph_20_Font"><text:span text:style-name="T5"> </text:span></text:span><text:span text:style-name="Default_20_Paragraph_20_Font"><text:span text:style-name="T5">of</text:span></text:span><text:span text:style-name="Default_20_Paragraph_20_Font"><text:span text:style-name="T5"> </text:span></text:span><text:span text:style-name="Default_20_Paragraph_20_Font"><text:span text:style-name="T5">Myanma</text:span></text:span><text:span text:style-name="Default_20_Paragraph_20_Font">r</text:span><text:span text:style-name="Default_20_Paragraph_20_Font">,</text:span></text:p>
      <text:p text:style-name="P6"><text:span text:style-name="Default_20_Paragraph_20_Font"><text:span text:style-name="T5">but</text:span></text:span><text:span text:style-name="Default_20_Paragraph_20_Font"><text:span text:style-name="T5"> </text:span></text:span><text:span text:style-name="Default_20_Paragraph_20_Font"><text:span text:style-name="T5">must</text:span></text:span><text:span text:style-name="Default_20_Paragraph_20_Font"><text:span text:style-name="T5"> </text:span></text:span><text:span text:style-name="Default_20_Paragraph_20_Font"><text:span text:style-name="T5">be</text:span></text:span><text:span text:style-name="Default_20_Paragraph_20_Font"><text:span text:style-name="T5"> </text:span></text:span><text:span text:style-name="Default_20_Paragraph_20_Font"><text:span text:style-name="T5">supported</text:span></text:span><text:span text:style-name="Default_20_Paragraph_20_Font"><text:span text:style-name="T5">.</text:span></text:span></text:p>
      <text:p text:style-name="P6"/>
      <text:p text:style-name="P6"><text:span text:style-name="Default_20_Paragraph_20_Font">N</text:span><text:span text:style-name="Default_20_Paragraph_20_Font">. </text:span><text:span text:style-name="Default_20_Paragraph_20_Font">Ganesan</text:span></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mic Sans MS" svg:font-family="'Comic Sans MS'"/>
    <style:font-face style:name="Droid Serif1" svg:font-family="'Droid Serif'"/>
    <style:font-face style:name="OpenSymbol" svg:font-family="OpenSymbol"/>
    <style:font-face style:name="Arial" svg:font-family="Arial" style:font-family-generic="swiss"/>
    <style:font-face style:name="Droid Serif2" svg:font-family="'Droid Serif'" style:font-family-generic="roman" style:font-pitch="variable"/>
    <style:font-face style:name="Droid Serif" svg:font-family="'Droid 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start" style:justify-single-word="false" fo:orphans="2" fo:widows="2" fo:text-indent="0cm" style:auto-text-indent="false" style:page-number="auto" fo:break-before="auto" fo:break-after="auto"/>
      <style:text-properties style:use-window-font-color="true" style:text-line-through-style="none" style:font-name="Droid Serif"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LLS_5f_1_5f_0" style:display-name="LLS_1_0"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1" style:display-name="LLS_1_1"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2" style:display-name="LLS_1_2"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3" style:display-name="LLS_1_3"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4" style:display-name="LLS_1_4"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5" style:display-name="LLS_1_5"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6" style:display-name="LLS_1_6"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7" style:display-name="LLS_1_7"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LLS_5f_1_5f_8" style:display-name="LLS_1_8" style:family="text">
      <style:text-properties fo:color="#000000" style:text-line-through-style="none" style:font-name="Droid Serif1" fo:font-size="11pt" fo:font-style="normal" style:text-underline-style="none" fo:font-weight="normal" style:font-name-asian="Droid Serif1" style:font-size-asian="11pt" style:font-style-asian="normal" style:font-weight-asian="normal" style:font-name-complex="Droid Serif1"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fo:font-family="'Droid Serif'" style:font-family-generic="roman"/>
      </text:list-level-style-bullet>
      <text:list-level-style-bullet text:level="2" text:style-name="LLS_5f_1_5f_1" text:bullet-char="○">
        <style:list-level-properties text:space-before="1.905cm" text:min-label-width="0.635cm"/>
        <style:text-properties fo:font-family="'Droid Serif'" style:font-family-generic="roman"/>
      </text:list-level-style-bullet>
      <text:list-level-style-bullet text:level="3" text:style-name="LLS_5f_1_5f_2" text:bullet-char="■">
        <style:list-level-properties text:min-label-width="3.81cm" text:min-label-distance="0.318cm" fo:text-align="end"/>
        <style:text-properties fo:font-family="'Droid Serif'" style:font-family-generic="roman"/>
      </text:list-level-style-bullet>
      <text:list-level-style-bullet text:level="4" text:style-name="LLS_5f_1_5f_3" text:bullet-char="●">
        <style:list-level-properties text:space-before="4.445cm" text:min-label-width="0.635cm"/>
        <style:text-properties fo:font-family="'Droid Serif'" style:font-family-generic="roman"/>
      </text:list-level-style-bullet>
      <text:list-level-style-bullet text:level="5" text:style-name="LLS_5f_1_5f_4" text:bullet-char="○">
        <style:list-level-properties text:space-before="5.715cm" text:min-label-width="0.635cm"/>
        <style:text-properties fo:font-family="'Droid Serif'" style:font-family-generic="roman"/>
      </text:list-level-style-bullet>
      <text:list-level-style-bullet text:level="6" text:style-name="LLS_5f_1_5f_5" text:bullet-char="■">
        <style:list-level-properties text:min-label-width="7.62cm" text:min-label-distance="0.318cm" fo:text-align="end"/>
        <style:text-properties fo:font-family="'Droid Serif'" style:font-family-generic="roman"/>
      </text:list-level-style-bullet>
      <text:list-level-style-bullet text:level="7" text:style-name="LLS_5f_1_5f_6" text:bullet-char="●">
        <style:list-level-properties text:space-before="8.255cm" text:min-label-width="0.635cm"/>
        <style:text-properties fo:font-family="'Droid Serif'" style:font-family-generic="roman"/>
      </text:list-level-style-bullet>
      <text:list-level-style-bullet text:level="8" text:style-name="LLS_5f_1_5f_7" text:bullet-char="○">
        <style:list-level-properties text:space-before="9.525cm" text:min-label-width="0.635cm"/>
        <style:text-properties fo:font-family="'Droid Serif'" style:font-family-generic="roman"/>
      </text:list-level-style-bullet>
      <text:list-level-style-bullet text:level="9" text:style-name="LLS_5f_1_5f_8" text:bullet-char="■">
        <style:list-level-properties text:min-label-width="11.43cm" text:min-label-distance="0.318cm" fo:text-align="end"/>
        <style:text-properties fo:font-family="'Droid Serif'" style:font-family-generic="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2"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style>
    <style:style style:name="MP3" style:family="paragraph" style:parent-style-name="Footer">
      <style:paragraph-properties fo:text-align="center" style:justify-single-word="false"/>
    </style:style>
    <style:style style:name="MT1" style:family="text">
      <style:text-properties style:font-name="Droid Serif1" style:font-name-asian="Droid Serif1" style:font-name-complex="Droid Serif1"/>
    </style:style>
    <style:page-layout style:name="Mpm1">
      <style:page-layout-properties fo:page-width="21.59cm" fo:page-height="27.94cm" style:num-format="1" style:print-orientation="portrait" fo:margin-top="1.249cm" fo:margin-bottom="1.249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39cm" fo:margin-left="0cm" fo:margin-right="0cm" fo:margin-bottom="1.289cm" fo:border-top="none" fo:border-bottom="0.51pt solid #000000" fo:border-left="none" fo:border-right="none" fo:padding="0cm" style:shadow="none" style:dynamic-spacing="true"/>
      </style:header-style>
      <style:footer-style>
        <style:header-footer-properties fo:min-height="1.39cm" fo:margin-left="0cm" fo:margin-right="0cm" fo:margin-top="1.289cm" fo:border-top="0.51pt solid #000000" fo:border-bottom="none" fo:border-left="none" fo:border-right="none" fo:padding="0cm" style:shadow="none"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Default_20_Paragraph_20_Font"><text:span text:style-name="MT1">Report</text:span></text:span><text:span text:style-name="Default_20_Paragraph_20_Font"><text:span text:style-name="MT1"> </text:span></text:span><text:span text:style-name="Default_20_Paragraph_20_Font"><text:span text:style-name="MT1">on</text:span></text:span><text:span text:style-name="Default_20_Paragraph_20_Font"><text:span text:style-name="MT1"> </text:span></text:span><text:span text:style-name="Default_20_Paragraph_20_Font"><text:span text:style-name="MT1">the</text:span></text:span><text:span text:style-name="Default_20_Paragraph_20_Font"><text:span text:style-name="MT1"> </text:span></text:span><text:span text:style-name="Default_20_Paragraph_20_Font"><text:span text:style-name="MT1">issues</text:span></text:span><text:span text:style-name="Default_20_Paragraph_20_Font"><text:span text:style-name="MT1"> </text:span></text:span><text:span text:style-name="Default_20_Paragraph_20_Font"><text:span text:style-name="MT1">of</text:span></text:span><text:span text:style-name="Default_20_Paragraph_20_Font"><text:span text:style-name="MT1"> </text:span></text:span><text:span text:style-name="Default_20_Paragraph_20_Font"><text:span text:style-name="MT1">Malayalam</text:span></text:span><text:span text:style-name="Default_20_Paragraph_20_Font"><text:span text:style-name="MT1"> </text:span></text:span><text:span text:style-name="Default_20_Paragraph_20_Font"><text:span text:style-name="MT1">Unicode</text:span></text:span></text:p>
      </style:header>
      <style:footer>
        <text:p text:style-name="MP2"><text:page-number text:select-page="current">10</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footer>
        <text:p text:style-name="MP3"><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
    <meta:initial-creator/>
    <meta:editing-cycles>46</meta:editing-cycles>
    <dc:date>2011-11-13T19:05:25</dc:date>
    <meta:editing-duration>PT21H40M20S</meta:editing-duration>
    <meta:document-statistic meta:table-count="2" meta:image-count="0" meta:object-count="0" meta:page-count="10" meta:paragraph-count="113" meta:word-count="2952" meta:character-count="18385" meta:non-whitespace-character-count="15437"/>
  </office:meta>
</office:document-meta>
</file>